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4.35mm"/>
    </style:style>
    <style:style style:name="co2" style:family="table-column">
      <style:table-column-properties fo:break-before="auto" style:column-width="14.75mm"/>
    </style:style>
    <style:style style:name="co3" style:family="table-column">
      <style:table-column-properties fo:break-before="auto" style:column-width="11.5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amed_entiti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what is this shitfranzösischen</text:p>
          </table:table-cell>
          <table:table-cell office:value-type="float" office:value="127" calcext:value-type="float">
            <text:p>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Stauffenburg Interpretation</text:p>
          </table:table-cell>
          <table:table-cell office:value-type="float" office:value="642" calcext:value-type="float">
            <text:p>642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französischen</text:p>
          </table:table-cell>
          <table:table-cell office:value-type="float" office:value="735" calcext:value-type="float">
            <text:p>735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Problemkontext</text:p>
          </table:table-cell>
          <table:table-cell office:value-type="float" office:value="1405" calcext:value-type="float">
            <text:p>1405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französische</text:p>
          </table:table-cell>
          <table:table-cell office:value-type="float" office:value="2201" calcext:value-type="float">
            <text:p>2201</text:p>
          </table:table-cell>
          <table:table-cell office:value-type="float" office:value="2213" calcext:value-type="float">
            <text:p>2213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Gießen</text:p>
          </table:table-cell>
          <table:table-cell office:value-type="float" office:value="2255" calcext:value-type="float">
            <text:p>2255</text:p>
          </table:table-cell>
          <table:table-cell office:value-type="float" office:value="2261" calcext:value-type="float">
            <text:p>2261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Jean-Jacques Rousseau</text:p>
          </table:table-cell>
          <table:table-cell office:value-type="float" office:value="2310" calcext:value-type="float">
            <text:p>2310</text:p>
          </table:table-cell>
          <table:table-cell office:value-type="float" office:value="2331" calcext:value-type="float">
            <text:p>2331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2393" calcext:value-type="float">
            <text:p>2393</text:p>
          </table:table-cell>
          <table:table-cell office:value-type="float" office:value="2394" calcext:value-type="float">
            <text:p>2394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Discours sur les sciences et les arts</text:p>
          </table:table-cell>
          <table:table-cell office:value-type="float" office:value="2528" calcext:value-type="float">
            <text:p>2528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Académie de Dijon</text:p>
          </table:table-cell>
          <table:table-cell office:value-type="float" office:value="2923" calcext:value-type="float">
            <text:p>292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3269" calcext:value-type="float">
            <text:p>3269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3360" calcext:value-type="float">
            <text:p>3360</text:p>
          </table:table-cell>
          <table:table-cell office:value-type="float" office:value="3361" calcext:value-type="float">
            <text:p>3361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3395" calcext:value-type="float">
            <text:p>3395</text:p>
          </table:table-cell>
          <table:table-cell office:value-type="float" office:value="3396" calcext:value-type="float">
            <text:p>3396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par les lumières de sa raison</text:p>
          </table:table-cell>
          <table:table-cell office:value-type="float" office:value="3634" calcext:value-type="float">
            <text:p>3634</text:p>
          </table:table-cell>
          <table:table-cell office:value-type="float" office:value="3663" calcext:value-type="float">
            <text:p>3663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les ténèbres dans lesquelles la nature l’avoit enveloppé</text:p>
          </table:table-cell>
          <table:table-cell office:value-type="float" office:value="3665" calcext:value-type="float">
            <text:p>3665</text:p>
          </table:table-cell>
          <table:table-cell office:value-type="float" office:value="3721" calcext:value-type="float">
            <text:p>3721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parcourir à pas 5</text:p>
          </table:table-cell>
          <table:table-cell office:value-type="float" office:value="3812" calcext:value-type="float">
            <text:p>3812</text:p>
          </table:table-cell>
          <table:table-cell office:value-type="float" office:value="3829" calcext:value-type="float">
            <text:p>3829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la vaste étendue de l’univers</text:p>
          </table:table-cell>
          <table:table-cell office:value-type="float" office:value="3861" calcext:value-type="float">
            <text:p>3861</text:p>
          </table:table-cell>
          <table:table-cell office:value-type="float" office:value="3890" calcext:value-type="float">
            <text:p>3890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ce qui est enc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us grand et plus difficile</text:p>
          </table:table-cell>
          <table:table-cell office:value-type="float" office:value="3896" calcext:value-type="float">
            <text:p>3896</text:p>
          </table:table-cell>
          <table:table-cell office:value-type="float" office:value="3942" calcext:value-type="float">
            <text:p>3942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rentrer en soi pour y étudier l’homme et connoître sa nature</text:p>
          </table:table-cell>
          <table:table-cell office:value-type="float" office:value="3944" calcext:value-type="float">
            <text:p>3944</text:p>
          </table:table-cell>
          <table:table-cell office:value-type="float" office:value="4004" calcext:value-type="float">
            <text:p>4004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ses devoirs</text:p>
          </table:table-cell>
          <table:table-cell office:value-type="float" office:value="4006" calcext:value-type="float">
            <text:p>4006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Toutes ces merveilles se sont renouvelées depuis peu de générations</text:p>
          </table:table-cell>
          <table:table-cell office:value-type="float" office:value="4029" calcext:value-type="float">
            <text:p>4029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citoyen de Genève</text:p>
          </table:table-cell>
          <table:table-cell office:value-type="float" office:value="4298" calcext:value-type="float">
            <text:p>4298</text:p>
          </table:table-cell>
          <table:table-cell office:value-type="float" office:value="4315" calcext:value-type="float">
            <text:p>4315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4390" calcext:value-type="float">
            <text:p>4390</text:p>
          </table:table-cell>
          <table:table-cell office:value-type="float" office:value="4398" calcext:value-type="float">
            <text:p>4398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Jahrhundertmitte</text:p>
          </table:table-cell>
          <table:table-cell office:value-type="float" office:value="4406" calcext:value-type="float">
            <text:p>4406</text:p>
          </table:table-cell>
          <table:table-cell office:value-type="float" office:value="4422" calcext:value-type="float">
            <text:p>4422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5489" calcext:value-type="float">
            <text:p>5489</text:p>
          </table:table-cell>
          <table:table-cell office:value-type="float" office:value="5497" calcext:value-type="float">
            <text:p>5497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metaphernreich</text:p>
          </table:table-cell>
          <table:table-cell office:value-type="float" office:value="5887" calcext:value-type="float">
            <text:p>5887</text:p>
          </table:table-cell>
          <table:table-cell office:value-type="float" office:value="5901" calcext:value-type="float">
            <text:p>5901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Universums</text:p>
          </table:table-cell>
          <table:table-cell office:value-type="float" office:value="6284" calcext:value-type="float">
            <text:p>6284</text:p>
          </table:table-cell>
          <table:table-cell office:value-type="float" office:value="6294" calcext:value-type="float">
            <text:p>6294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Göttlichen haltmacht</text:p>
          </table:table-cell>
          <table:table-cell office:value-type="float" office:value="6401" calcext:value-type="float">
            <text:p>6401</text:p>
          </table:table-cell>
          <table:table-cell office:value-type="float" office:value="6421" calcext:value-type="float">
            <text:p>6421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Kant</text:p>
          </table:table-cell>
          <table:table-cell office:value-type="float" office:value="6900" calcext:value-type="float">
            <text:p>6900</text:p>
          </table:table-cell>
          <table:table-cell office:value-type="float" office:value="6904" calcext:value-type="float">
            <text:p>6904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6944" calcext:value-type="float">
            <text:p>6944</text:p>
          </table:table-cell>
          <table:table-cell office:value-type="float" office:value="6952" calcext:value-type="float">
            <text:p>6952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Minister Turgot</text:p>
          </table:table-cell>
          <table:table-cell office:value-type="float" office:value="7670" calcext:value-type="float">
            <text:p>7670</text:p>
          </table:table-cell>
          <table:table-cell office:value-type="float" office:value="7685" calcext:value-type="float">
            <text:p>7685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Melchior Grimm</text:p>
          </table:table-cell>
          <table:table-cell office:value-type="float" office:value="7843" calcext:value-type="float">
            <text:p>7843</text:p>
          </table:table-cell>
          <table:table-cell office:value-type="float" office:value="7857" calcext:value-type="float">
            <text:p>7857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Correspondance littéraire</text:p>
          </table:table-cell>
          <table:table-cell office:value-type="float" office:value="7893" calcext:value-type="float">
            <text:p>7893</text:p>
          </table:table-cell>
          <table:table-cell office:value-type="float" office:value="7918" calcext:value-type="float">
            <text:p>7918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“perfectibilité</text:p>
          </table:table-cell>
          <table:table-cell office:value-type="float" office:value="7938" calcext:value-type="float">
            <text:p>7938</text:p>
          </table:table-cell>
          <table:table-cell office:value-type="float" office:value="7953" calcext:value-type="float">
            <text:p>7953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c’est la perfectibilité qu’il a reçue de se rendre plus parfait</text:p>
          </table:table-cell>
          <table:table-cell office:value-type="float" office:value="8211" calcext:value-type="float">
            <text:p>8211</text:p>
          </table:table-cell>
          <table:table-cell office:value-type="float" office:value="8274" calcext:value-type="float">
            <text:p>8274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Quand on réfléchit sérieusement sur l’homme et 5<text:tab/>sur sa déplorable destinée</text:p>
          </table:table-cell>
          <table:table-cell office:value-type="float" office:value="8384" calcext:value-type="float">
            <text:p>8384</text:p>
          </table:table-cell>
          <table:table-cell office:value-type="float" office:value="8459" calcext:value-type="float">
            <text:p>8459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par l’histoire de tant de siècles</text:p>
          </table:table-cell>
          <table:table-cell office:value-type="float" office:value="8470" calcext:value-type="float">
            <text:p>8470</text:p>
          </table:table-cell>
          <table:table-cell office:value-type="float" office:value="8503" calcext:value-type="float">
            <text:p>8503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on est tent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croire que le don de se perfectionner qu’il a reçu de la nature lui a été plus funeste</text:p>
          </table:table-cell>
          <table:table-cell office:value-type="float" office:value="8505" calcext:value-type="float">
            <text:p>8505</text:p>
          </table:table-cell>
          <table:table-cell office:value-type="float" office:value="8607" calcext:value-type="float">
            <text:p>860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qu’utile</text:p>
          </table:table-cell>
          <table:table-cell office:value-type="float" office:value="8608" calcext:value-type="float">
            <text:p>8608</text:p>
          </table:table-cell>
          <table:table-cell office:value-type="float" office:value="8616" calcext:value-type="float">
            <text:p>8616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8643" calcext:value-type="float">
            <text:p>8643</text:p>
          </table:table-cell>
          <table:table-cell office:value-type="float" office:value="8651" calcext:value-type="float">
            <text:p>8651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que c’est elle qui le tire à force de temps de cette condition originaire dans laquelle il couleroit</text:p>
          </table:table-cell>
          <table:table-cell office:value-type="float" office:value="9244" calcext:value-type="float">
            <text:p>9244</text:p>
          </table:table-cell>
          <table:table-cell office:value-type="float" office:value="9344" calcext:value-type="float">
            <text:p>9344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jours tranquilles et innocents</text:p>
          </table:table-cell>
          <table:table-cell office:value-type="float" office:value="9349" calcext:value-type="float">
            <text:p>9349</text:p>
          </table:table-cell>
          <table:table-cell office:value-type="float" office:value="9379" calcext:value-type="float">
            <text:p>9379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que c’est elle qui</text:p>
          </table:table-cell>
          <table:table-cell office:value-type="float" office:value="9381" calcext:value-type="float">
            <text:p>9381</text:p>
          </table:table-cell>
          <table:table-cell office:value-type="float" office:value="9399" calcext:value-type="float">
            <text:p>9399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éclore avec les siècles ses lumières et ses erreurs</text:p>
          </table:table-cell>
          <table:table-cell office:value-type="float" office:value="9411" calcext:value-type="float">
            <text:p>9411</text:p>
          </table:table-cell>
          <table:table-cell office:value-type="float" office:value="9462" calcext:value-type="float">
            <text:p>9462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ses vices et ses vertus</text:p>
          </table:table-cell>
          <table:table-cell office:value-type="float" office:value="9464" calcext:value-type="float">
            <text:p>9464</text:p>
          </table:table-cell>
          <table:table-cell office:value-type="float" office:value="9487" calcext:value-type="float">
            <text:p>9487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“perfectibilité</text:p>
          </table:table-cell>
          <table:table-cell office:value-type="float" office:value="9551" calcext:value-type="float">
            <text:p>9551</text:p>
          </table:table-cell>
          <table:table-cell office:value-type="float" office:value="9566" calcext:value-type="float">
            <text:p>9566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Rousseaus</text:p>
          </table:table-cell>
          <table:table-cell office:value-type="float" office:value="9641" calcext:value-type="float">
            <text:p>9641</text:p>
          </table:table-cell>
          <table:table-cell office:value-type="float" office:value="9650" calcext:value-type="float">
            <text:p>9650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’un tableau historique</text:p>
          </table:table-cell>
          <table:table-cell office:value-type="float" office:value="9737" calcext:value-type="float">
            <text:p>9737</text:p>
          </table:table-cell>
          <table:table-cell office:value-type="float" office:value="9759" calcext:value-type="float">
            <text:p>9759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progrès de l’esprit humain</text:p>
          </table:table-cell>
          <table:table-cell office:value-type="float" office:value="9764" calcext:value-type="float">
            <text:p>9764</text:p>
          </table:table-cell>
          <table:table-cell office:value-type="float" office:value="9790" calcext:value-type="float">
            <text:p>9790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Condorcet</text:p>
          </table:table-cell>
          <table:table-cell office:value-type="float" office:value="9819" calcext:value-type="float">
            <text:p>9819</text:p>
          </table:table-cell>
          <table:table-cell office:value-type="float" office:value="9828" calcext:value-type="float">
            <text:p>9828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le progrès de l’égalité dans un même peuple</text:p>
          </table:table-cell>
          <table:table-cell office:value-type="float" office:value="10431" calcext:value-type="float">
            <text:p>10431</text:p>
          </table:table-cell>
          <table:table-cell office:value-type="float" office:value="10474" calcext:value-type="float">
            <text:p>10474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le perfectionnement réel de l’homme</text:p>
          </table:table-cell>
          <table:table-cell office:value-type="float" office:value="10483" calcext:value-type="float">
            <text:p>10483</text:p>
          </table:table-cell>
          <table:table-cell office:value-type="float" office:value="10518" calcext:value-type="float">
            <text:p>10518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katholischen Kirche</text:p>
          </table:table-cell>
          <table:table-cell office:value-type="float" office:value="10812" calcext:value-type="float">
            <text:p>10812</text:p>
          </table:table-cell>
          <table:table-cell office:value-type="float" office:value="10831" calcext:value-type="float">
            <text:p>10831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Louis XIV</text:p>
          </table:table-cell>
          <table:table-cell office:value-type="float" office:value="11606" calcext:value-type="float">
            <text:p>11606</text:p>
          </table:table-cell>
          <table:table-cell office:value-type="float" office:value="11615" calcext:value-type="float">
            <text:p>11615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float" office:value="11800" calcext:value-type="float">
            <text:p>11800</text:p>
          </table:table-cell>
          <table:table-cell office:value-type="float" office:value="11810" calcext:value-type="float">
            <text:p>11810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Hugenotten</text:p>
          </table:table-cell>
          <table:table-cell office:value-type="float" office:value="11884" calcext:value-type="float">
            <text:p>11884</text:p>
          </table:table-cell>
          <table:table-cell office:value-type="float" office:value="11894" calcext:value-type="float">
            <text:p>11894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float" office:value="11996" calcext:value-type="float">
            <text:p>11996</text:p>
          </table:table-cell>
          <table:table-cell office:value-type="float" office:value="12006" calcext:value-type="float">
            <text:p>12006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Pierre Bayle</text:p>
          </table:table-cell>
          <table:table-cell office:value-type="float" office:value="12153" calcext:value-type="float">
            <text:p>12153</text:p>
          </table:table-cell>
          <table:table-cell office:value-type="float" office:value="12165" calcext:value-type="float">
            <text:p>12165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empirisch-rationales</text:p>
          </table:table-cell>
          <table:table-cell office:value-type="float" office:value="12223" calcext:value-type="float">
            <text:p>12223</text:p>
          </table:table-cell>
          <table:table-cell office:value-type="float" office:value="12243" calcext:value-type="float">
            <text:p>12243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Voltaires Dictionnaire philosophique</text:p>
          </table:table-cell>
          <table:table-cell office:value-type="float" office:value="12507" calcext:value-type="float">
            <text:p>12507</text:p>
          </table:table-cell>
          <table:table-cell office:value-type="float" office:value="12543" calcext:value-type="float">
            <text:p>12543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Fontenelle</text:p>
          </table:table-cell>
          <table:table-cell office:value-type="float" office:value="12584" calcext:value-type="float">
            <text:p>12584</text:p>
          </table:table-cell>
          <table:table-cell office:value-type="float" office:value="12594" calcext:value-type="float">
            <text:p>12594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Secrétaire perpétuel</text:p>
          </table:table-cell>
          <table:table-cell office:value-type="float" office:value="12600" calcext:value-type="float">
            <text:p>12600</text:p>
          </table:table-cell>
          <table:table-cell office:value-type="float" office:value="12620" calcext:value-type="float">
            <text:p>12620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Académie des sciences</text:p>
          </table:table-cell>
          <table:table-cell office:value-type="float" office:value="12625" calcext:value-type="float">
            <text:p>12625</text:p>
          </table:table-cell>
          <table:table-cell office:value-type="float" office:value="12646" calcext:value-type="float">
            <text:p>12646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Zeit des Übergangs</text:p>
          </table:table-cell>
          <table:table-cell office:value-type="float" office:value="13112" calcext:value-type="float">
            <text:p>13112</text:p>
          </table:table-cell>
          <table:table-cell office:value-type="float" office:value="13130" calcext:value-type="float">
            <text:p>13130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13141" calcext:value-type="float">
            <text:p>13141</text:p>
          </table:table-cell>
          <table:table-cell office:value-type="float" office:value="13142" calcext:value-type="float">
            <text:p>13142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13155" calcext:value-type="float">
            <text:p>13155</text:p>
          </table:table-cell>
          <table:table-cell office:value-type="float" office:value="13156" calcext:value-type="float">
            <text:p>13156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Jahrhundertmitte</text:p>
          </table:table-cell>
          <table:table-cell office:value-type="float" office:value="13417" calcext:value-type="float">
            <text:p>13417</text:p>
          </table:table-cell>
          <table:table-cell office:value-type="float" office:value="13433" calcext:value-type="float">
            <text:p>13433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Ludwig XIV</text:p>
          </table:table-cell>
          <table:table-cell office:value-type="float" office:value="13640" calcext:value-type="float">
            <text:p>13640</text:p>
          </table:table-cell>
          <table:table-cell office:value-type="float" office:value="13650" calcext:value-type="float">
            <text:p>13650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soziale</text:p>
          </table:table-cell>
          <table:table-cell office:value-type="float" office:value="13735" calcext:value-type="float">
            <text:p>13735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Frankreichs</text:p>
          </table:table-cell>
          <table:table-cell office:value-type="float" office:value="13754" calcext:value-type="float">
            <text:p>13754</text:p>
          </table:table-cell>
          <table:table-cell office:value-type="float" office:value="13765" calcext:value-type="float">
            <text:p>13765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Sonnenkönigs</text:p>
          </table:table-cell>
          <table:table-cell office:value-type="float" office:value="13943" calcext:value-type="float">
            <text:p>13943</text:p>
          </table:table-cell>
          <table:table-cell office:value-type="float" office:value="13955" calcext:value-type="float">
            <text:p>13955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Ludwigs</text:p>
          </table:table-cell>
          <table:table-cell office:value-type="float" office:value="14096" calcext:value-type="float">
            <text:p>14096</text:p>
          </table:table-cell>
          <table:table-cell office:value-type="float" office:value="14103" calcext:value-type="float">
            <text:p>14103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float" office:value="14174" calcext:value-type="float">
            <text:p>14174</text:p>
          </table:table-cell>
          <table:table-cell office:value-type="float" office:value="14184" calcext:value-type="float">
            <text:p>14184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Thronfolgers</text:p>
          </table:table-cell>
          <table:table-cell office:value-type="float" office:value="14242" calcext:value-type="float">
            <text:p>14242</text:p>
          </table:table-cell>
          <table:table-cell office:value-type="float" office:value="14254" calcext:value-type="float">
            <text:p>14254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udwig XV</text:p>
          </table:table-cell>
          <table:table-cell office:value-type="float" office:value="14276" calcext:value-type="float">
            <text:p>14276</text:p>
          </table:table-cell>
          <table:table-cell office:value-type="float" office:value="14285" calcext:value-type="float">
            <text:p>14285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Symptom</text:p>
          </table:table-cell>
          <table:table-cell office:value-type="float" office:value="14629" calcext:value-type="float">
            <text:p>14629</text:p>
          </table:table-cell>
          <table:table-cell office:value-type="float" office:value="14636" calcext:value-type="float">
            <text:p>14636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Fleury</text:p>
          </table:table-cell>
          <table:table-cell office:value-type="float" office:value="14754" calcext:value-type="float">
            <text:p>14754</text:p>
          </table:table-cell>
          <table:table-cell office:value-type="float" office:value="14760" calcext:value-type="float">
            <text:p>14760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Grundrente profitierend</text:p>
          </table:table-cell>
          <table:table-cell office:value-type="float" office:value="14777" calcext:value-type="float">
            <text:p>14777</text:p>
          </table:table-cell>
          <table:table-cell office:value-type="float" office:value="14800" calcext:value-type="float">
            <text:p>14800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Versailles</text:p>
          </table:table-cell>
          <table:table-cell office:value-type="float" office:value="14806" calcext:value-type="float">
            <text:p>14806</text:p>
          </table:table-cell>
          <table:table-cell office:value-type="float" office:value="14816" calcext:value-type="float">
            <text:p>14816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4822" calcext:value-type="float">
            <text:p>14822</text:p>
          </table:table-cell>
          <table:table-cell office:value-type="float" office:value="14827" calcext:value-type="float">
            <text:p>14827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“divertissement”</text:p>
          </table:table-cell>
          <table:table-cell office:value-type="float" office:value="14851" calcext:value-type="float">
            <text:p>14851</text:p>
          </table:table-cell>
          <table:table-cell office:value-type="float" office:value="14867" calcext:value-type="float">
            <text:p>1486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Ludwig XV</text:p>
          </table:table-cell>
          <table:table-cell office:value-type="float" office:value="14932" calcext:value-type="float">
            <text:p>14932</text:p>
          </table:table-cell>
          <table:table-cell office:value-type="float" office:value="14941" calcext:value-type="float">
            <text:p>14941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udwig XVI</text:p>
          </table:table-cell>
          <table:table-cell office:value-type="float" office:value="14958" calcext:value-type="float">
            <text:p>14958</text:p>
          </table:table-cell>
          <table:table-cell office:value-type="float" office:value="14968" calcext:value-type="float">
            <text:p>14968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Grundsatz</text:p>
          </table:table-cell>
          <table:table-cell office:value-type="float" office:value="14984" calcext:value-type="float">
            <text:p>14984</text:p>
          </table:table-cell>
          <table:table-cell office:value-type="float" office:value="14993" calcext:value-type="float">
            <text:p>14993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Französische Revolution</text:p>
          </table:table-cell>
          <table:table-cell office:value-type="float" office:value="15651" calcext:value-type="float">
            <text:p>15651</text:p>
          </table:table-cell>
          <table:table-cell office:value-type="float" office:value="15674" calcext:value-type="float">
            <text:p>15674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Régence</text:p>
          </table:table-cell>
          <table:table-cell office:value-type="float" office:value="15742" calcext:value-type="float">
            <text:p>15742</text:p>
          </table:table-cell>
          <table:table-cell office:value-type="float" office:value="15749" calcext:value-type="float">
            <text:p>15749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Bürgertums</text:p>
          </table:table-cell>
          <table:table-cell office:value-type="float" office:value="15995" calcext:value-type="float">
            <text:p>15995</text:p>
          </table:table-cell>
          <table:table-cell office:value-type="float" office:value="16005" calcext:value-type="float">
            <text:p>16005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Französische Revolution</text:p>
          </table:table-cell>
          <table:table-cell office:value-type="float" office:value="16027" calcext:value-type="float">
            <text:p>16027</text:p>
          </table:table-cell>
          <table:table-cell office:value-type="float" office:value="16050" calcext:value-type="float">
            <text:p>16050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Régence</text:p>
          </table:table-cell>
          <table:table-cell office:value-type="float" office:value="16078" calcext:value-type="float">
            <text:p>16078</text:p>
          </table:table-cell>
          <table:table-cell office:value-type="float" office:value="16085" calcext:value-type="float">
            <text:p>16085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16145" calcext:value-type="float">
            <text:p>16145</text:p>
          </table:table-cell>
          <table:table-cell office:value-type="float" office:value="16146" calcext:value-type="float">
            <text:p>16146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16190" calcext:value-type="float">
            <text:p>16190</text:p>
          </table:table-cell>
          <table:table-cell office:value-type="float" office:value="16191" calcext:value-type="float">
            <text:p>16191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Aufklärer</text:p>
          </table:table-cell>
          <table:table-cell office:value-type="float" office:value="16791" calcext:value-type="float">
            <text:p>16791</text:p>
          </table:table-cell>
          <table:table-cell office:value-type="float" office:value="16800" calcext:value-type="float">
            <text:p>16800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D’Alembert</text:p>
          </table:table-cell>
          <table:table-cell office:value-type="float" office:value="16819" calcext:value-type="float">
            <text:p>16819</text:p>
          </table:table-cell>
          <table:table-cell office:value-type="float" office:value="16829" calcext:value-type="float">
            <text:p>16829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préliminaire</text:p>
          </table:table-cell>
          <table:table-cell office:value-type="float" office:value="16894" calcext:value-type="float">
            <text:p>16894</text:p>
          </table:table-cell>
          <table:table-cell office:value-type="float" office:value="16906" calcext:value-type="float">
            <text:p>16906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sur les éléments de philosophie</text:p>
          </table:table-cell>
          <table:table-cell office:value-type="float" office:value="16943" calcext:value-type="float">
            <text:p>16943</text:p>
          </table:table-cell>
          <table:table-cell office:value-type="float" office:value="16974" calcext:value-type="float">
            <text:p>16974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D’Alembert</text:p>
          </table:table-cell>
          <table:table-cell office:value-type="float" office:value="17066" calcext:value-type="float">
            <text:p>17066</text:p>
          </table:table-cell>
          <table:table-cell office:value-type="float" office:value="17076" calcext:value-type="float">
            <text:p>17076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D’Alembert</text:p>
          </table:table-cell>
          <table:table-cell office:value-type="float" office:value="17461" calcext:value-type="float">
            <text:p>17461</text:p>
          </table:table-cell>
          <table:table-cell office:value-type="float" office:value="17471" calcext:value-type="float">
            <text:p>17471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Voltaires Zadig</text:p>
          </table:table-cell>
          <table:table-cell office:value-type="float" office:value="17509" calcext:value-type="float">
            <text:p>17509</text:p>
          </table:table-cell>
          <table:table-cell office:value-type="float" office:value="17524" calcext:value-type="float">
            <text:p>17524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Montesquieus</text:p>
          </table:table-cell>
          <table:table-cell office:value-type="float" office:value="17526" calcext:value-type="float">
            <text:p>17526</text:p>
          </table:table-cell>
          <table:table-cell office:value-type="float" office:value="17538" calcext:value-type="float">
            <text:p>17538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ois</text:p>
          </table:table-cell>
          <table:table-cell office:value-type="float" office:value="17550" calcext:value-type="float">
            <text:p>17550</text:p>
          </table:table-cell>
          <table:table-cell office:value-type="float" office:value="17554" calcext:value-type="float">
            <text:p>17554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Diderots Bijoux indiscrets</text:p>
          </table:table-cell>
          <table:table-cell office:value-type="float" office:value="17556" calcext:value-type="float">
            <text:p>17556</text:p>
          </table:table-cell>
          <table:table-cell office:value-type="float" office:value="17582" calcext:value-type="float">
            <text:p>17582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Mablys Droit public de l’Europe fondé sur les traités</text:p>
          </table:table-cell>
          <table:table-cell office:value-type="float" office:value="17584" calcext:value-type="float">
            <text:p>17584</text:p>
          </table:table-cell>
          <table:table-cell office:value-type="float" office:value="17637" calcext:value-type="float">
            <text:p>17637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Buffons Histoire naturelle</text:p>
          </table:table-cell>
          <table:table-cell office:value-type="float" office:value="17657" calcext:value-type="float">
            <text:p>17657</text:p>
          </table:table-cell>
          <table:table-cell office:value-type="float" office:value="17683" calcext:value-type="float">
            <text:p>17683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Condillacs Traité</text:p>
          </table:table-cell>
          <table:table-cell office:value-type="float" office:value="17685" calcext:value-type="float">
            <text:p>17685</text:p>
          </table:table-cell>
          <table:table-cell office:value-type="float" office:value="17702" calcext:value-type="float">
            <text:p>17702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systèmes</text:p>
          </table:table-cell>
          <table:table-cell office:value-type="float" office:value="17707" calcext:value-type="float">
            <text:p>17707</text:p>
          </table:table-cell>
          <table:table-cell office:value-type="float" office:value="17715" calcext:value-type="float">
            <text:p>17715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Rousseaus</text:p>
          </table:table-cell>
          <table:table-cell office:value-type="float" office:value="17723" calcext:value-type="float">
            <text:p>17723</text:p>
          </table:table-cell>
          <table:table-cell office:value-type="float" office:value="17732" calcext:value-type="float">
            <text:p>17732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Voltaires</text:p>
          </table:table-cell>
          <table:table-cell office:value-type="float" office:value="17756" calcext:value-type="float">
            <text:p>17756</text:p>
          </table:table-cell>
          <table:table-cell office:value-type="float" office:value="17765" calcext:value-type="float">
            <text:p>17765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ouis XIV</text:p>
          </table:table-cell>
          <table:table-cell office:value-type="float" office:value="17776" calcext:value-type="float">
            <text:p>17776</text:p>
          </table:table-cell>
          <table:table-cell office:value-type="float" office:value="17785" calcext:value-type="float">
            <text:p>17785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D’Alembert</text:p>
          </table:table-cell>
          <table:table-cell office:value-type="float" office:value="17812" calcext:value-type="float">
            <text:p>17812</text:p>
          </table:table-cell>
          <table:table-cell office:value-type="float" office:value="17822" calcext:value-type="float">
            <text:p>17822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D’Alemberts</text:p>
          </table:table-cell>
          <table:table-cell office:value-type="float" office:value="17966" calcext:value-type="float">
            <text:p>17966</text:p>
          </table:table-cell>
          <table:table-cell office:value-type="float" office:value="17977" calcext:value-type="float">
            <text:p>1797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Denkens</text:p>
          </table:table-cell>
          <table:table-cell office:value-type="float" office:value="17999" calcext:value-type="float">
            <text:p>17999</text:p>
          </table:table-cell>
          <table:table-cell office:value-type="float" office:value="18006" calcext:value-type="float">
            <text:p>18006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Discours préliminaire</text:p>
          </table:table-cell>
          <table:table-cell office:value-type="float" office:value="18095" calcext:value-type="float">
            <text:p>18095</text:p>
          </table:table-cell>
          <table:table-cell office:value-type="float" office:value="18116" calcext:value-type="float">
            <text:p>18116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Pariser</text:p>
          </table:table-cell>
          <table:table-cell office:value-type="float" office:value="18129" calcext:value-type="float">
            <text:p>18129</text:p>
          </table:table-cell>
          <table:table-cell office:value-type="float" office:value="18136" calcext:value-type="float">
            <text:p>18136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Le Breton</text:p>
          </table:table-cell>
          <table:table-cell office:value-type="float" office:value="18146" calcext:value-type="float">
            <text:p>18146</text:p>
          </table:table-cell>
          <table:table-cell office:value-type="float" office:value="18155" calcext:value-type="float">
            <text:p>18155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“Jahrhundertwerks”</text:p>
          </table:table-cell>
          <table:table-cell office:value-type="float" office:value="18241" calcext:value-type="float">
            <text:p>18241</text:p>
          </table:table-cell>
          <table:table-cell office:value-type="float" office:value="18259" calcext:value-type="float">
            <text:p>18259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D’</text:p>
          </table:table-cell>
          <table:table-cell office:value-type="float" office:value="18283" calcext:value-type="float">
            <text:p>18283</text:p>
          </table:table-cell>
          <table:table-cell office:value-type="float" office:value="18285" calcext:value-type="float">
            <text:p>18285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Enzyklopädie</text:p>
          </table:table-cell>
          <table:table-cell office:value-type="float" office:value="18426" calcext:value-type="float">
            <text:p>18426</text:p>
          </table:table-cell>
          <table:table-cell office:value-type="float" office:value="18438" calcext:value-type="float">
            <text:p>18438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D’Alembert</text:p>
          </table:table-cell>
          <table:table-cell office:value-type="float" office:value="18646" calcext:value-type="float">
            <text:p>18646</text:p>
          </table:table-cell>
          <table:table-cell office:value-type="float" office:value="18656" calcext:value-type="float">
            <text:p>18656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Académie française</text:p>
          </table:table-cell>
          <table:table-cell office:value-type="float" office:value="18678" calcext:value-type="float">
            <text:p>18678</text:p>
          </table:table-cell>
          <table:table-cell office:value-type="float" office:value="18696" calcext:value-type="float">
            <text:p>18696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D’Argenson</text:p>
          </table:table-cell>
          <table:table-cell office:value-type="float" office:value="18745" calcext:value-type="float">
            <text:p>18745</text:p>
          </table:table-cell>
          <table:table-cell office:value-type="float" office:value="18755" calcext:value-type="float">
            <text:p>18755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Malesherbes</text:p>
          </table:table-cell>
          <table:table-cell office:value-type="float" office:value="18760" calcext:value-type="float">
            <text:p>18760</text:p>
          </table:table-cell>
          <table:table-cell office:value-type="float" office:value="18771" calcext:value-type="float">
            <text:p>18771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“antiphilosophes”</text:p>
          </table:table-cell>
          <table:table-cell office:value-type="float" office:value="19095" calcext:value-type="float">
            <text:p>19095</text:p>
          </table:table-cell>
          <table:table-cell office:value-type="float" office:value="19112" calcext:value-type="float">
            <text:p>19112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römischen</text:p>
          </table:table-cell>
          <table:table-cell office:value-type="float" office:value="19133" calcext:value-type="float">
            <text:p>19133</text:p>
          </table:table-cell>
          <table:table-cell office:value-type="float" office:value="19142" calcext:value-type="float">
            <text:p>19142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Kurie</text:p>
          </table:table-cell>
          <table:table-cell office:value-type="float" office:value="19143" calcext:value-type="float">
            <text:p>19143</text:p>
          </table:table-cell>
          <table:table-cell office:value-type="float" office:value="19148" calcext:value-type="float">
            <text:p>19148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Jesuiten</text:p>
          </table:table-cell>
          <table:table-cell office:value-type="float" office:value="19154" calcext:value-type="float">
            <text:p>19154</text:p>
          </table:table-cell>
          <table:table-cell office:value-type="float" office:value="19162" calcext:value-type="float">
            <text:p>19162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Jansenisten</text:p>
          </table:table-cell>
          <table:table-cell office:value-type="float" office:value="19171" calcext:value-type="float">
            <text:p>19171</text:p>
          </table:table-cell>
          <table:table-cell office:value-type="float" office:value="19182" calcext:value-type="float">
            <text:p>19182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19333" calcext:value-type="float">
            <text:p>19333</text:p>
          </table:table-cell>
          <table:table-cell office:value-type="float" office:value="19334" calcext:value-type="float">
            <text:p>19334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Moreaus Pamphlete</text:p>
          </table:table-cell>
          <table:table-cell office:value-type="float" office:value="19395" calcext:value-type="float">
            <text:p>19395</text:p>
          </table:table-cell>
          <table:table-cell office:value-type="float" office:value="19412" calcext:value-type="float">
            <text:p>19412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Premier mémoire sur les cacouacs</text:p>
          </table:table-cell>
          <table:table-cell office:value-type="float" office:value="19413" calcext:value-type="float">
            <text:p>19413</text:p>
          </table:table-cell>
          <table:table-cell office:value-type="float" office:value="19445" calcext:value-type="float">
            <text:p>19445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Nouveau mémoire pour servir à l’histoire des cacouacs</text:p>
          </table:table-cell>
          <table:table-cell office:value-type="float" office:value="19450" calcext:value-type="float">
            <text:p>19450</text:p>
          </table:table-cell>
          <table:table-cell office:value-type="float" office:value="19503" calcext:value-type="float">
            <text:p>19503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Palissots</text:p>
          </table:table-cell>
          <table:table-cell office:value-type="float" office:value="19518" calcext:value-type="float">
            <text:p>19518</text:p>
          </table:table-cell>
          <table:table-cell office:value-type="float" office:value="19527" calcext:value-type="float">
            <text:p>19527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es philosophes</text:p>
          </table:table-cell>
          <table:table-cell office:value-type="float" office:value="19547" calcext:value-type="float">
            <text:p>19547</text:p>
          </table:table-cell>
          <table:table-cell office:value-type="float" office:value="19562" calcext:value-type="float">
            <text:p>19562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philosophes”</text:p>
          </table:table-cell>
          <table:table-cell office:value-type="float" office:value="19576" calcext:value-type="float">
            <text:p>19576</text:p>
          </table:table-cell>
          <table:table-cell office:value-type="float" office:value="19589" calcext:value-type="float">
            <text:p>19589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Diderot</text:p>
          </table:table-cell>
          <table:table-cell office:value-type="float" office:value="19877" calcext:value-type="float">
            <text:p>19877</text:p>
          </table:table-cell>
          <table:table-cell office:value-type="float" office:value="19884" calcext:value-type="float">
            <text:p>19884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ouis de Jaucourt</text:p>
          </table:table-cell>
          <table:table-cell office:value-type="float" office:value="19910" calcext:value-type="float">
            <text:p>19910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20478" calcext:value-type="float">
            <text:p>20478</text:p>
          </table:table-cell>
          <table:table-cell office:value-type="float" office:value="20479" calcext:value-type="float">
            <text:p>20479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Jesuitenordens</text:p>
          </table:table-cell>
          <table:table-cell office:value-type="float" office:value="20661" calcext:value-type="float">
            <text:p>20661</text:p>
          </table:table-cell>
          <table:table-cell office:value-type="float" office:value="20675" calcext:value-type="float">
            <text:p>20675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float" office:value="20679" calcext:value-type="float">
            <text:p>20679</text:p>
          </table:table-cell>
          <table:table-cell office:value-type="float" office:value="20689" calcext:value-type="float">
            <text:p>20689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20730" calcext:value-type="float">
            <text:p>20730</text:p>
          </table:table-cell>
          <table:table-cell office:value-type="float" office:value="20731" calcext:value-type="float">
            <text:p>20731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Erzfeind</text:p>
          </table:table-cell>
          <table:table-cell office:value-type="float" office:value="20757" calcext:value-type="float">
            <text:p>20757</text:p>
          </table:table-cell>
          <table:table-cell office:value-type="float" office:value="20765" calcext:value-type="float">
            <text:p>20765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Betreiben Voltaires</text:p>
          </table:table-cell>
          <table:table-cell office:value-type="float" office:value="20802" calcext:value-type="float">
            <text:p>20802</text:p>
          </table:table-cell>
          <table:table-cell office:value-type="float" office:value="20821" calcext:value-type="float">
            <text:p>20821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Jean Calas</text:p>
          </table:table-cell>
          <table:table-cell office:value-type="float" office:value="20968" calcext:value-type="float">
            <text:p>20968</text:p>
          </table:table-cell>
          <table:table-cell office:value-type="float" office:value="20978" calcext:value-type="float">
            <text:p>20978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Jahr 1771</text:p>
          </table:table-cell>
          <table:table-cell office:value-type="float" office:value="21153" calcext:value-type="float">
            <text:p>21153</text:p>
          </table:table-cell>
          <table:table-cell office:value-type="float" office:value="21162" calcext:value-type="float">
            <text:p>21162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Im Jahr 1767</text:p>
          </table:table-cell>
          <table:table-cell office:value-type="float" office:value="21164" calcext:value-type="float">
            <text:p>21164</text:p>
          </table:table-cell>
          <table:table-cell office:value-type="float" office:value="21176" calcext:value-type="float">
            <text:p>21176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Helvétius’ sensualistischer Schrift De l'Esprit</text:p>
          </table:table-cell>
          <table:table-cell office:value-type="float" office:value="21232" calcext:value-type="float">
            <text:p>21232</text:p>
          </table:table-cell>
          <table:table-cell office:value-type="float" office:value="21279" calcext:value-type="float">
            <text:p>21279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Marmontels</text:p>
          </table:table-cell>
          <table:table-cell office:value-type="float" office:value="21317" calcext:value-type="float">
            <text:p>21317</text:p>
          </table:table-cell>
          <table:table-cell office:value-type="float" office:value="21327" calcext:value-type="float">
            <text:p>21327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Bélisaire</text:p>
          </table:table-cell>
          <table:table-cell office:value-type="float" office:value="21350" calcext:value-type="float">
            <text:p>21350</text:p>
          </table:table-cell>
          <table:table-cell office:value-type="float" office:value="21359" calcext:value-type="float">
            <text:p>21359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Académie française</text:p>
          </table:table-cell>
          <table:table-cell office:value-type="float" office:value="21390" calcext:value-type="float">
            <text:p>21390</text:p>
          </table:table-cell>
          <table:table-cell office:value-type="float" office:value="21408" calcext:value-type="float">
            <text:p>21408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Feldherrn Belisar</text:p>
          </table:table-cell>
          <table:table-cell office:value-type="float" office:value="21511" calcext:value-type="float">
            <text:p>21511</text:p>
          </table:table-cell>
          <table:table-cell office:value-type="float" office:value="21528" calcext:value-type="float">
            <text:p>21528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katholischen Kirche</text:p>
          </table:table-cell>
          <table:table-cell office:value-type="float" office:value="21559" calcext:value-type="float">
            <text:p>21559</text:p>
          </table:table-cell>
          <table:table-cell office:value-type="float" office:value="21578" calcext:value-type="float">
            <text:p>21578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Sorbonne</text:p>
          </table:table-cell>
          <table:table-cell office:value-type="float" office:value="21716" calcext:value-type="float">
            <text:p>21716</text:p>
          </table:table-cell>
          <table:table-cell office:value-type="float" office:value="21724" calcext:value-type="float">
            <text:p>21724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Ludwig XV</text:p>
          </table:table-cell>
          <table:table-cell office:value-type="float" office:value="21847" calcext:value-type="float">
            <text:p>21847</text:p>
          </table:table-cell>
          <table:table-cell office:value-type="float" office:value="21856" calcext:value-type="float">
            <text:p>21856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“esprit du siècle”</text:p>
          </table:table-cell>
          <table:table-cell office:value-type="float" office:value="21983" calcext:value-type="float">
            <text:p>21983</text:p>
          </table:table-cell>
          <table:table-cell office:value-type="float" office:value="22001" calcext:value-type="float">
            <text:p>22001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Marmontel</text:p>
          </table:table-cell>
          <table:table-cell office:value-type="float" office:value="22061" calcext:value-type="float">
            <text:p>22061</text:p>
          </table:table-cell>
          <table:table-cell office:value-type="float" office:value="22070" calcext:value-type="float">
            <text:p>22070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22143" calcext:value-type="float">
            <text:p>22143</text:p>
          </table:table-cell>
          <table:table-cell office:value-type="float" office:value="22144" calcext:value-type="float">
            <text:p>22144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Souverain modéré</text:p>
          </table:table-cell>
          <table:table-cell office:value-type="float" office:value="22170" calcext:value-type="float">
            <text:p>22170</text:p>
          </table:table-cell>
          <table:table-cell office:value-type="float" office:value="22187" calcext:value-type="float">
            <text:p>2218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juste et bien faisant</text:p>
          </table:table-cell>
          <table:table-cell office:value-type="float" office:value="22189" calcext:value-type="float">
            <text:p>22189</text:p>
          </table:table-cell>
          <table:table-cell office:value-type="float" office:value="22210" calcext:value-type="float">
            <text:p>22210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ami de l’humanité</text:p>
          </table:table-cell>
          <table:table-cell office:value-type="float" office:value="22217" calcext:value-type="float">
            <text:p>22217</text:p>
          </table:table-cell>
          <table:table-cell office:value-type="float" office:value="22235" calcext:value-type="float">
            <text:p>22235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Französische Revolution</text:p>
          </table:table-cell>
          <table:table-cell office:value-type="float" office:value="22340" calcext:value-type="float">
            <text:p>22340</text:p>
          </table:table-cell>
          <table:table-cell office:value-type="float" office:value="22363" calcext:value-type="float">
            <text:p>22363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Einschnitt</text:p>
          </table:table-cell>
          <table:table-cell office:value-type="float" office:value="22553" calcext:value-type="float">
            <text:p>22553</text:p>
          </table:table-cell>
          <table:table-cell office:value-type="float" office:value="22563" calcext:value-type="float">
            <text:p>22563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Französischen Revolution</text:p>
          </table:table-cell>
          <table:table-cell office:value-type="float" office:value="22628" calcext:value-type="float">
            <text:p>22628</text:p>
          </table:table-cell>
          <table:table-cell office:value-type="float" office:value="22652" calcext:value-type="float">
            <text:p>22652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Robespierres</text:p>
          </table:table-cell>
          <table:table-cell office:value-type="float" office:value="22874" calcext:value-type="float">
            <text:p>22874</text:p>
          </table:table-cell>
          <table:table-cell office:value-type="float" office:value="22886" calcext:value-type="float">
            <text:p>22886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Thermidor des Jahres II</text:p>
          </table:table-cell>
          <table:table-cell office:value-type="float" office:value="22900" calcext:value-type="float">
            <text:p>22900</text:p>
          </table:table-cell>
          <table:table-cell office:value-type="float" office:value="22923" calcext:value-type="float">
            <text:p>22923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literarisch-kulturellen System</text:p>
          </table:table-cell>
          <table:table-cell office:value-type="float" office:value="23220" calcext:value-type="float">
            <text:p>23220</text:p>
          </table:table-cell>
          <table:table-cell office:value-type="float" office:value="23250" calcext:value-type="float">
            <text:p>23250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bürgerlich-revolutionäre</text:p>
          </table:table-cell>
          <table:table-cell office:value-type="float" office:value="23475" calcext:value-type="float">
            <text:p>23475</text:p>
          </table:table-cell>
          <table:table-cell office:value-type="float" office:value="23499" calcext:value-type="float">
            <text:p>23499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Französischen Revolution</text:p>
          </table:table-cell>
          <table:table-cell office:value-type="float" office:value="24644" calcext:value-type="float">
            <text:p>24644</text:p>
          </table:table-cell>
          <table:table-cell office:value-type="float" office:value="24668" calcext:value-type="float">
            <text:p>24668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Jahr 1799</text:p>
          </table:table-cell>
          <table:table-cell office:value-type="float" office:value="24682" calcext:value-type="float">
            <text:p>24682</text:p>
          </table:table-cell>
          <table:table-cell office:value-type="float" office:value="24691" calcext:value-type="float">
            <text:p>24691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Brumaire des Jahres XI</text:p>
          </table:table-cell>
          <table:table-cell office:value-type="float" office:value="24851" calcext:value-type="float">
            <text:p>24851</text:p>
          </table:table-cell>
          <table:table-cell office:value-type="float" office:value="24873" calcext:value-type="float">
            <text:p>24873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Napoleon</text:p>
          </table:table-cell>
          <table:table-cell office:value-type="float" office:value="24882" calcext:value-type="float">
            <text:p>24882</text:p>
          </table:table-cell>
          <table:table-cell office:value-type="float" office:value="24890" calcext:value-type="float">
            <text:p>24890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Zeit</text:p>
          </table:table-cell>
          <table:table-cell office:value-type="float" office:value="24976" calcext:value-type="float">
            <text:p>24976</text:p>
          </table:table-cell>
          <table:table-cell office:value-type="float" office:value="24980" calcext:value-type="float">
            <text:p>24980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Napoleon</text:p>
          </table:table-cell>
          <table:table-cell office:value-type="float" office:value="25074" calcext:value-type="float">
            <text:p>25074</text:p>
          </table:table-cell>
          <table:table-cell office:value-type="float" office:value="25082" calcext:value-type="float">
            <text:p>25082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“Idéologues”</text:p>
          </table:table-cell>
          <table:table-cell office:value-type="float" office:value="25338" calcext:value-type="float">
            <text:p>25338</text:p>
          </table:table-cell>
          <table:table-cell office:value-type="float" office:value="25350" calcext:value-type="float">
            <text:p>25350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Napoleon</text:p>
          </table:table-cell>
          <table:table-cell office:value-type="float" office:value="25492" calcext:value-type="float">
            <text:p>25492</text:p>
          </table:table-cell>
          <table:table-cell office:value-type="float" office:value="25500" calcext:value-type="float">
            <text:p>25500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Kontinuitäten</text:p>
          </table:table-cell>
          <table:table-cell office:value-type="float" office:value="25544" calcext:value-type="float">
            <text:p>25544</text:p>
          </table:table-cell>
          <table:table-cell office:value-type="float" office:value="25557" calcext:value-type="float">
            <text:p>2555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Revolution</text:p>
          </table:table-cell>
          <table:table-cell office:value-type="float" office:value="25609" calcext:value-type="float">
            <text:p>25609</text:p>
          </table:table-cell>
          <table:table-cell office:value-type="float" office:value="25619" calcext:value-type="float">
            <text:p>25619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französischen</text:p>
          </table:table-cell>
          <table:table-cell office:value-type="float" office:value="25741" calcext:value-type="float">
            <text:p>25741</text:p>
          </table:table-cell>
          <table:table-cell office:value-type="float" office:value="25754" calcext:value-type="float">
            <text:p>25754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Revolution</text:p>
          </table:table-cell>
          <table:table-cell office:value-type="float" office:value="26044" calcext:value-type="float">
            <text:p>26044</text:p>
          </table:table-cell>
          <table:table-cell office:value-type="float" office:value="26054" calcext:value-type="float">
            <text:p>26054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Wende</text:p>
          </table:table-cell>
          <table:table-cell office:value-type="float" office:value="26176" calcext:value-type="float">
            <text:p>26176</text:p>
          </table:table-cell>
          <table:table-cell office:value-type="float" office:value="26181" calcext:value-type="float">
            <text:p>26181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Ludwigs XIV</text:p>
          </table:table-cell>
          <table:table-cell office:value-type="float" office:value="26291" calcext:value-type="float">
            <text:p>26291</text:p>
          </table:table-cell>
          <table:table-cell office:value-type="float" office:value="26302" calcext:value-type="float">
            <text:p>26302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Mme Pompadour</text:p>
          </table:table-cell>
          <table:table-cell office:value-type="float" office:value="26355" calcext:value-type="float">
            <text:p>26355</text:p>
          </table:table-cell>
          <table:table-cell office:value-type="float" office:value="26368" calcext:value-type="float">
            <text:p>26368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Mme Dubarry</text:p>
          </table:table-cell>
          <table:table-cell office:value-type="float" office:value="26370" calcext:value-type="float">
            <text:p>26370</text:p>
          </table:table-cell>
          <table:table-cell office:value-type="float" office:value="26381" calcext:value-type="float">
            <text:p>26381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Ansehens</text:p>
          </table:table-cell>
          <table:table-cell office:value-type="float" office:value="26428" calcext:value-type="float">
            <text:p>26428</text:p>
          </table:table-cell>
          <table:table-cell office:value-type="float" office:value="26436" calcext:value-type="float">
            <text:p>26436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26549" calcext:value-type="float">
            <text:p>26549</text:p>
          </table:table-cell>
          <table:table-cell office:value-type="float" office:value="26554" calcext:value-type="float">
            <text:p>26554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Ludwigs XIV</text:p>
          </table:table-cell>
          <table:table-cell office:value-type="float" office:value="26631" calcext:value-type="float">
            <text:p>26631</text:p>
          </table:table-cell>
          <table:table-cell office:value-type="float" office:value="26642" calcext:value-type="float">
            <text:p>26642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schottischen</text:p>
          </table:table-cell>
          <table:table-cell office:value-type="float" office:value="26764" calcext:value-type="float">
            <text:p>26764</text:p>
          </table:table-cell>
          <table:table-cell office:value-type="float" office:value="26776" calcext:value-type="float">
            <text:p>26776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26792" calcext:value-type="float">
            <text:p>26792</text:p>
          </table:table-cell>
          <table:table-cell office:value-type="float" office:value="26795" calcext:value-type="float">
            <text:p>26795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udwigs XIV</text:p>
          </table:table-cell>
          <table:table-cell office:value-type="float" office:value="26830" calcext:value-type="float">
            <text:p>26830</text:p>
          </table:table-cell>
          <table:table-cell office:value-type="float" office:value="26841" calcext:value-type="float">
            <text:p>26841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französische</text:p>
          </table:table-cell>
          <table:table-cell office:value-type="float" office:value="27106" calcext:value-type="float">
            <text:p>27106</text:p>
          </table:table-cell>
          <table:table-cell office:value-type="float" office:value="27118" calcext:value-type="float">
            <text:p>27118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proverbe dramatique”</text:p>
          </table:table-cell>
          <table:table-cell office:value-type="float" office:value="27357" calcext:value-type="float">
            <text:p>27357</text:p>
          </table:table-cell>
          <table:table-cell office:value-type="float" office:value="27378" calcext:value-type="float">
            <text:p>27378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Louis Carrogis Carmontelle</text:p>
          </table:table-cell>
          <table:table-cell office:value-type="float" office:value="27462" calcext:value-type="float">
            <text:p>27462</text:p>
          </table:table-cell>
          <table:table-cell office:value-type="float" office:value="27488" calcext:value-type="float">
            <text:p>27488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“proverbe dramatique”</text:p>
          </table:table-cell>
          <table:table-cell office:value-type="float" office:value="27512" calcext:value-type="float">
            <text:p>27512</text:p>
          </table:table-cell>
          <table:table-cell office:value-type="float" office:value="27533" calcext:value-type="float">
            <text:p>27533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Voltaire</text:p>
          </table:table-cell>
          <table:table-cell office:value-type="float" office:value="27659" calcext:value-type="float">
            <text:p>27659</text:p>
          </table:table-cell>
          <table:table-cell office:value-type="float" office:value="27667" calcext:value-type="float">
            <text:p>27667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egouvé</text:p>
          </table:table-cell>
          <table:table-cell office:value-type="float" office:value="27697" calcext:value-type="float">
            <text:p>27697</text:p>
          </table:table-cell>
          <table:table-cell office:value-type="float" office:value="27704" calcext:value-type="float">
            <text:p>27704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Scribe</text:p>
          </table:table-cell>
          <table:table-cell office:value-type="float" office:value="27709" calcext:value-type="float">
            <text:p>27709</text:p>
          </table:table-cell>
          <table:table-cell office:value-type="float" office:value="27715" calcext:value-type="float">
            <text:p>27715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Adrienne Lecouvreur</text:p>
          </table:table-cell>
          <table:table-cell office:value-type="float" office:value="27756" calcext:value-type="float">
            <text:p>27756</text:p>
          </table:table-cell>
          <table:table-cell office:value-type="float" office:value="27775" calcext:value-type="float">
            <text:p>27775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Marquise de Tencin</text:p>
          </table:table-cell>
          <table:table-cell office:value-type="float" office:value="27783" calcext:value-type="float">
            <text:p>27783</text:p>
          </table:table-cell>
          <table:table-cell office:value-type="float" office:value="27801" calcext:value-type="float">
            <text:p>27801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D’Alembert</text:p>
          </table:table-cell>
          <table:table-cell office:value-type="float" office:value="27830" calcext:value-type="float">
            <text:p>27830</text:p>
          </table:table-cell>
          <table:table-cell office:value-type="float" office:value="27840" calcext:value-type="float">
            <text:p>27840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Maine</text:p>
          </table:table-cell>
          <table:table-cell office:value-type="float" office:value="27895" calcext:value-type="float">
            <text:p>27895</text:p>
          </table:table-cell>
          <table:table-cell office:value-type="float" office:value="27900" calcext:value-type="float">
            <text:p>27900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Mme Geoffrin</text:p>
          </table:table-cell>
          <table:table-cell office:value-type="float" office:value="28103" calcext:value-type="float">
            <text:p>28103</text:p>
          </table:table-cell>
          <table:table-cell office:value-type="float" office:value="28115" calcext:value-type="float">
            <text:p>28115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Mlle de Lespinasse</text:p>
          </table:table-cell>
          <table:table-cell office:value-type="float" office:value="28368" calcext:value-type="float">
            <text:p>28368</text:p>
          </table:table-cell>
          <table:table-cell office:value-type="float" office:value="28386" calcext:value-type="float">
            <text:p>28386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Mme d’Holbach</text:p>
          </table:table-cell>
          <table:table-cell office:value-type="float" office:value="28406" calcext:value-type="float">
            <text:p>28406</text:p>
          </table:table-cell>
          <table:table-cell office:value-type="float" office:value="28419" calcext:value-type="float">
            <text:p>28419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Männer-)Clubs</text:p>
          </table:table-cell>
          <table:table-cell office:value-type="float" office:value="28690" calcext:value-type="float">
            <text:p>28690</text:p>
          </table:table-cell>
          <table:table-cell office:value-type="float" office:value="28703" calcext:value-type="float">
            <text:p>28703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englischem</text:p>
          </table:table-cell>
          <table:table-cell office:value-type="float" office:value="28709" calcext:value-type="float">
            <text:p>28709</text:p>
          </table:table-cell>
          <table:table-cell office:value-type="float" office:value="28719" calcext:value-type="float">
            <text:p>28719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Club de l’Entresol</text:p>
          </table:table-cell>
          <table:table-cell office:value-type="float" office:value="28846" calcext:value-type="float">
            <text:p>28846</text:p>
          </table:table-cell>
          <table:table-cell office:value-type="float" office:value="28864" calcext:value-type="float">
            <text:p>28864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Pariser</text:p>
          </table:table-cell>
          <table:table-cell office:value-type="float" office:value="28885" calcext:value-type="float">
            <text:p>28885</text:p>
          </table:table-cell>
          <table:table-cell office:value-type="float" office:value="28892" calcext:value-type="float">
            <text:p>28892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Cafés</text:p>
          </table:table-cell>
          <table:table-cell office:value-type="float" office:value="28893" calcext:value-type="float">
            <text:p>28893</text:p>
          </table:table-cell>
          <table:table-cell office:value-type="float" office:value="28898" calcext:value-type="float">
            <text:p>28898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Zeit</text:p>
          </table:table-cell>
          <table:table-cell office:value-type="float" office:value="29105" calcext:value-type="float">
            <text:p>29105</text:p>
          </table:table-cell>
          <table:table-cell office:value-type="float" office:value="29109" calcext:value-type="float">
            <text:p>29109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Café Procope</text:p>
          </table:table-cell>
          <table:table-cell office:value-type="float" office:value="29139" calcext:value-type="float">
            <text:p>29139</text:p>
          </table:table-cell>
          <table:table-cell office:value-type="float" office:value="29151" calcext:value-type="float">
            <text:p>29151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Jahrhundertmitte</text:p>
          </table:table-cell>
          <table:table-cell office:value-type="float" office:value="29422" calcext:value-type="float">
            <text:p>29422</text:p>
          </table:table-cell>
          <table:table-cell office:value-type="float" office:value="29438" calcext:value-type="float">
            <text:p>29438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Wissens</text:p>
          </table:table-cell>
          <table:table-cell office:value-type="float" office:value="29527" calcext:value-type="float">
            <text:p>29527</text:p>
          </table:table-cell>
          <table:table-cell office:value-type="float" office:value="29534" calcext:value-type="float">
            <text:p>29534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Bayles</text:p>
          </table:table-cell>
          <table:table-cell office:value-type="float" office:value="29581" calcext:value-type="float">
            <text:p>29581</text:p>
          </table:table-cell>
          <table:table-cell office:value-type="float" office:value="29587" calcext:value-type="float">
            <text:p>29587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Holland</text:p>
          </table:table-cell>
          <table:table-cell office:value-type="float" office:value="29591" calcext:value-type="float">
            <text:p>29591</text:p>
          </table:table-cell>
          <table:table-cell office:value-type="float" office:value="29598" calcext:value-type="float">
            <text:p>29598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Le Pour et le Contre</text:p>
          </table:table-cell>
          <table:table-cell office:value-type="float" office:value="29773" calcext:value-type="float">
            <text:p>29773</text:p>
          </table:table-cell>
          <table:table-cell office:value-type="float" office:value="29793" calcext:value-type="float">
            <text:p>29793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katholischen</text:p>
          </table:table-cell>
          <table:table-cell office:value-type="float" office:value="29802" calcext:value-type="float">
            <text:p>29802</text:p>
          </table:table-cell>
          <table:table-cell office:value-type="float" office:value="29814" calcext:value-type="float">
            <text:p>29814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politisch-philosophisch</text:p>
          </table:table-cell>
          <table:table-cell office:value-type="float" office:value="29954" calcext:value-type="float">
            <text:p>29954</text:p>
          </table:table-cell>
          <table:table-cell office:value-type="float" office:value="29977" calcext:value-type="float">
            <text:p>2997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Année littéraire</text:p>
          </table:table-cell>
          <table:table-cell office:value-type="float" office:value="30021" calcext:value-type="float">
            <text:p>30021</text:p>
          </table:table-cell>
          <table:table-cell office:value-type="float" office:value="30037" calcext:value-type="float">
            <text:p>30037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Mercure de France</text:p>
          </table:table-cell>
          <table:table-cell office:value-type="float" office:value="30050" calcext:value-type="float">
            <text:p>30050</text:p>
          </table:table-cell>
          <table:table-cell office:value-type="float" office:value="30067" calcext:value-type="float">
            <text:p>30067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30170" calcext:value-type="float">
            <text:p>30170</text:p>
          </table:table-cell>
          <table:table-cell office:value-type="float" office:value="30175" calcext:value-type="float">
            <text:p>30175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Académie française</text:p>
          </table:table-cell>
          <table:table-cell office:value-type="float" office:value="30278" calcext:value-type="float">
            <text:p>30278</text:p>
          </table:table-cell>
          <table:table-cell office:value-type="float" office:value="30296" calcext:value-type="float">
            <text:p>30296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Perraults</text:p>
          </table:table-cell>
          <table:table-cell office:value-type="float" office:value="30330" calcext:value-type="float">
            <text:p>30330</text:p>
          </table:table-cell>
          <table:table-cell office:value-type="float" office:value="30339" calcext:value-type="float">
            <text:p>30339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Poème sur le siècle de Louis le Grand</text:p>
          </table:table-cell>
          <table:table-cell office:value-type="float" office:value="30355" calcext:value-type="float">
            <text:p>30355</text:p>
          </table:table-cell>
          <table:table-cell office:value-type="float" office:value="30392" calcext:value-type="float">
            <text:p>30392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Voltaires</text:p>
          </table:table-cell>
          <table:table-cell office:value-type="float" office:value="30525" calcext:value-type="float">
            <text:p>30525</text:p>
          </table:table-cell>
          <table:table-cell office:value-type="float" office:value="30534" calcext:value-type="float">
            <text:p>30534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Neuwahlen</text:p>
          </table:table-cell>
          <table:table-cell office:value-type="float" office:value="30599" calcext:value-type="float">
            <text:p>30599</text:p>
          </table:table-cell>
          <table:table-cell office:value-type="float" office:value="30608" calcext:value-type="float">
            <text:p>30608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Chamfort</text:p>
          </table:table-cell>
          <table:table-cell office:value-type="float" office:value="30689" calcext:value-type="float">
            <text:p>30689</text:p>
          </table:table-cell>
          <table:table-cell office:value-type="float" office:value="30697" calcext:value-type="float">
            <text:p>30697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“Institut de France”</text:p>
          </table:table-cell>
          <table:table-cell office:value-type="float" office:value="30945" calcext:value-type="float">
            <text:p>30945</text:p>
          </table:table-cell>
          <table:table-cell office:value-type="float" office:value="30965" calcext:value-type="float">
            <text:p>30965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31020" calcext:value-type="float">
            <text:p>31020</text:p>
          </table:table-cell>
          <table:table-cell office:value-type="float" office:value="31025" calcext:value-type="float">
            <text:p>31025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Bordeaux</text:p>
          </table:table-cell>
          <table:table-cell office:value-type="float" office:value="31108" calcext:value-type="float">
            <text:p>31108</text:p>
          </table:table-cell>
          <table:table-cell office:value-type="float" office:value="31116" calcext:value-type="float">
            <text:p>31116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La Rochelle</text:p>
          </table:table-cell>
          <table:table-cell office:value-type="float" office:value="31118" calcext:value-type="float">
            <text:p>31118</text:p>
          </table:table-cell>
          <table:table-cell office:value-type="float" office:value="31129" calcext:value-type="float">
            <text:p>31129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Dijon</text:p>
          </table:table-cell>
          <table:table-cell office:value-type="float" office:value="31131" calcext:value-type="float">
            <text:p>31131</text:p>
          </table:table-cell>
          <table:table-cell office:value-type="float" office:value="31136" calcext:value-type="float">
            <text:p>31136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Besançon</text:p>
          </table:table-cell>
          <table:table-cell office:value-type="float" office:value="31138" calcext:value-type="float">
            <text:p>31138</text:p>
          </table:table-cell>
          <table:table-cell office:value-type="float" office:value="31146" calcext:value-type="float">
            <text:p>31146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 office:value-type="float" office:value="31152" calcext:value-type="float">
            <text:p>31152</text:p>
          </table:table-cell>
          <table:table-cell office:value-type="float" office:value="31161" calcext:value-type="float">
            <text:p>31161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Dij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307" calcext:value-type="float">
            <text:p>31307</text:p>
          </table:table-cell>
          <table:table-cell office:value-type="float" office:value="31313" calcext:value-type="float">
            <text:p>31313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Diderot</text:p>
          </table:table-cell>
          <table:table-cell office:value-type="float" office:value="32189" calcext:value-type="float">
            <text:p>32189</text:p>
          </table:table-cell>
          <table:table-cell office:value-type="float" office:value="32196" calcext:value-type="float">
            <text:p>32196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Rétif de la Bretonne</text:p>
          </table:table-cell>
          <table:table-cell office:value-type="float" office:value="32198" calcext:value-type="float">
            <text:p>32198</text:p>
          </table:table-cell>
          <table:table-cell office:value-type="float" office:value="32218" calcext:value-type="float">
            <text:p>32218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Beaumarchais</text:p>
          </table:table-cell>
          <table:table-cell office:value-type="float" office:value="32233" calcext:value-type="float">
            <text:p>32233</text:p>
          </table:table-cell>
          <table:table-cell office:value-type="float" office:value="32245" calcext:value-type="float">
            <text:p>32245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Comédie française</text:p>
          </table:table-cell>
          <table:table-cell office:value-type="float" office:value="32277" calcext:value-type="float">
            <text:p>32277</text:p>
          </table:table-cell>
          <table:table-cell office:value-type="float" office:value="32294" calcext:value-type="float">
            <text:p>32294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gleichen Zeit</text:p>
          </table:table-cell>
          <table:table-cell office:value-type="float" office:value="32358" calcext:value-type="float">
            <text:p>32358</text:p>
          </table:table-cell>
          <table:table-cell office:value-type="float" office:value="32371" calcext:value-type="float">
            <text:p>32371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République</text:p>
          </table:table-cell>
          <table:table-cell office:value-type="float" office:value="32376" calcext:value-type="float">
            <text:p>32376</text:p>
          </table:table-cell>
          <table:table-cell office:value-type="float" office:value="32387" calcext:value-type="float">
            <text:p>3238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32430" calcext:value-type="float">
            <text:p>32430</text:p>
          </table:table-cell>
          <table:table-cell office:value-type="float" office:value="32431" calcext:value-type="float">
            <text:p>32431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Rousseau du ruisseau”</text:p>
          </table:table-cell>
          <table:table-cell office:value-type="float" office:value="32686" calcext:value-type="float">
            <text:p>32686</text:p>
          </table:table-cell>
          <table:table-cell office:value-type="float" office:value="32707" calcext:value-type="float">
            <text:p>32707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Auxerre</text:p>
          </table:table-cell>
          <table:table-cell office:value-type="float" office:value="32798" calcext:value-type="float">
            <text:p>32798</text:p>
          </table:table-cell>
          <table:table-cell office:value-type="float" office:value="32805" calcext:value-type="float">
            <text:p>32805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32860" calcext:value-type="float">
            <text:p>32860</text:p>
          </table:table-cell>
          <table:table-cell office:value-type="float" office:value="32865" calcext:value-type="float">
            <text:p>32865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Druckerpresse hineinverfaßt</text:p>
          </table:table-cell>
          <table:table-cell office:value-type="float" office:value="32947" calcext:value-type="float">
            <text:p>32947</text:p>
          </table:table-cell>
          <table:table-cell office:value-type="float" office:value="32974" calcext:value-type="float">
            <text:p>32974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Zeit</text:p>
          </table:table-cell>
          <table:table-cell office:value-type="float" office:value="33058" calcext:value-type="float">
            <text:p>33058</text:p>
          </table:table-cell>
          <table:table-cell office:value-type="float" office:value="33062" calcext:value-type="float">
            <text:p>33062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lizenziöses Schrifttum</text:p>
          </table:table-cell>
          <table:table-cell office:value-type="float" office:value="33180" calcext:value-type="float">
            <text:p>33180</text:p>
          </table:table-cell>
          <table:table-cell office:value-type="float" office:value="33202" calcext:value-type="float">
            <text:p>33202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Zensur und Druckerlaubnis</text:p>
          </table:table-cell>
          <table:table-cell office:value-type="float" office:value="33559" calcext:value-type="float">
            <text:p>33559</text:p>
          </table:table-cell>
          <table:table-cell office:value-type="float" office:value="33584" calcext:value-type="float">
            <text:p>33584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Voltaires Lettres philosophiques</text:p>
          </table:table-cell>
          <table:table-cell office:value-type="float" office:value="33894" calcext:value-type="float">
            <text:p>33894</text:p>
          </table:table-cell>
          <table:table-cell office:value-type="float" office:value="33926" calcext:value-type="float">
            <text:p>33926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Englands</text:p>
          </table:table-cell>
          <table:table-cell office:value-type="float" office:value="33941" calcext:value-type="float">
            <text:p>33941</text:p>
          </table:table-cell>
          <table:table-cell office:value-type="float" office:value="33949" calcext:value-type="float">
            <text:p>33949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französischen</text:p>
          </table:table-cell>
          <table:table-cell office:value-type="float" office:value="34028" calcext:value-type="float">
            <text:p>34028</text:p>
          </table:table-cell>
          <table:table-cell office:value-type="float" office:value="34041" calcext:value-type="float">
            <text:p>34041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Revolution</text:p>
          </table:table-cell>
          <table:table-cell office:value-type="float" office:value="34453" calcext:value-type="float">
            <text:p>34453</text:p>
          </table:table-cell>
          <table:table-cell office:value-type="float" office:value="34463" calcext:value-type="float">
            <text:p>34463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Marie-Joseph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468" calcext:value-type="float">
            <text:p>34468</text:p>
          </table:table-cell>
          <table:table-cell office:value-type="float" office:value="34481" calcext:value-type="float">
            <text:p>34481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Charles IX ou l’École des Rois</text:p>
          </table:table-cell>
          <table:table-cell office:value-type="float" office:value="34540" calcext:value-type="float">
            <text:p>34540</text:p>
          </table:table-cell>
          <table:table-cell office:value-type="float" office:value="34570" calcext:value-type="float">
            <text:p>34570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De la liberté du théâtre en France</text:p>
          </table:table-cell>
          <table:table-cell office:value-type="float" office:value="34607" calcext:value-type="float">
            <text:p>34607</text:p>
          </table:table-cell>
          <table:table-cell office:value-type="float" office:value="34641" calcext:value-type="float">
            <text:p>34641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Mais tout est arbitraire</text:p>
          </table:table-cell>
          <table:table-cell office:value-type="float" office:value="34709" calcext:value-type="float">
            <text:p>34709</text:p>
          </table:table-cell>
          <table:table-cell office:value-type="float" office:value="34734" calcext:value-type="float">
            <text:p>34734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C’est du caractère particulier</text:p>
          </table:table-cell>
          <table:table-cell office:value-type="float" office:value="34741" calcext:value-type="float">
            <text:p>34741</text:p>
          </table:table-cell>
          <table:table-cell office:value-type="float" office:value="34771" calcext:value-type="float">
            <text:p>34771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c’est du degré de lumières</text:p>
          </table:table-cell>
          <table:table-cell office:value-type="float" office:value="34773" calcext:value-type="float">
            <text:p>34773</text:p>
          </table:table-cell>
          <table:table-cell office:value-type="float" office:value="34799" calcext:value-type="float">
            <text:p>34799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c’est du caprice de quelques hommes</text:p>
          </table:table-cell>
          <table:table-cell office:value-type="float" office:value="34801" calcext:value-type="float">
            <text:p>34801</text:p>
          </table:table-cell>
          <table:table-cell office:value-type="float" office:value="34836" calcext:value-type="float">
            <text:p>34836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que dépend la permission de représenter une pièce de théâtre”</text:p>
          </table:table-cell>
          <table:table-cell office:value-type="float" office:value="34838" calcext:value-type="float">
            <text:p>34838</text:p>
          </table:table-cell>
          <table:table-cell office:value-type="float" office:value="34899" calcext:value-type="float">
            <text:p>34899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pour une nation</text:p>
          </table:table-cell>
          <table:table-cell office:value-type="float" office:value="34986" calcext:value-type="float">
            <text:p>34986</text:p>
          </table:table-cell>
          <table:table-cell office:value-type="float" office:value="35001" calcext:value-type="float">
            <text:p>35001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de la masse des lumières</text:p>
          </table:table-cell>
          <table:table-cell office:value-type="float" office:value="35003" calcext:value-type="float">
            <text:p>35003</text:p>
          </table:table-cell>
          <table:table-cell office:value-type="float" office:value="35027" calcext:value-type="float">
            <text:p>35027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Le gouverne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t donc coupable envers une nation</text:p>
          </table:table-cell>
          <table:table-cell office:value-type="float" office:value="35029" calcext:value-type="float">
            <text:p>35029</text:p>
          </table:table-cell>
          <table:table-cell office:value-type="float" office:value="35080" calcext:value-type="float">
            <text:p>35080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quand il gêne la publication de la pensée et de tout ce qui ne nuit point au droit des citoyens</text:p>
          </table:table-cell>
          <table:table-cell office:value-type="float" office:value="35082" calcext:value-type="float">
            <text:p>35082</text:p>
          </table:table-cell>
          <table:table-cell office:value-type="float" office:value="35177" calcext:value-type="float">
            <text:p>3517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35179" calcext:value-type="float">
            <text:p>35179</text:p>
          </table:table-cell>
          <table:table-cell office:value-type="float" office:value="35181" calcext:value-type="float">
            <text:p>35181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il est très-évident que les différentes manières 5<text:tab/>de publier sa pensée</text:p>
          </table:table-cell>
          <table:table-cell office:value-type="float" office:value="35247" calcext:value-type="float">
            <text:p>35247</text:p>
          </table:table-cell>
          <table:table-cell office:value-type="float" office:value="35318" calcext:value-type="float">
            <text:p>35318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doivent être également libres</text:p>
          </table:table-cell>
          <table:table-cell office:value-type="float" office:value="35320" calcext:value-type="float">
            <text:p>35320</text:p>
          </table:table-cell>
          <table:table-cell office:value-type="float" office:value="35349" calcext:value-type="float">
            <text:p>35349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Il doit donc être permis de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351" calcext:value-type="float">
            <text:p>35351</text:p>
          </table:table-cell>
          <table:table-cell office:value-type="float" office:value="35379" calcext:value-type="float">
            <text:p>35379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ce qu’</text:p>
          </table:table-cell>
          <table:table-cell office:value-type="float" office:value="35391" calcext:value-type="float">
            <text:p>35391</text:p>
          </table:table-cell>
          <table:table-cell office:value-type="float" office:value="35397" calcext:value-type="float">
            <text:p>3539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Il ne peut être nuisible de faire réciter ce qu’</text:p>
          </table:table-cell>
          <table:table-cell office:value-type="float" office:value="35423" calcext:value-type="float">
            <text:p>35423</text:p>
          </table:table-cell>
          <table:table-cell office:value-type="float" office:value="35471" calcext:value-type="float">
            <text:p>35471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Restriktionen im Jahr 1793</text:p>
          </table:table-cell>
          <table:table-cell office:value-type="float" office:value="35563" calcext:value-type="float">
            <text:p>35563</text:p>
          </table:table-cell>
          <table:table-cell office:value-type="float" office:value="35589" calcext:value-type="float">
            <text:p>35589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Napoleon</text:p>
          </table:table-cell>
          <table:table-cell office:value-type="float" office:value="35723" calcext:value-type="float">
            <text:p>35723</text:p>
          </table:table-cell>
          <table:table-cell office:value-type="float" office:value="35731" calcext:value-type="float">
            <text:p>35731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udwigs XIV</text:p>
          </table:table-cell>
          <table:table-cell office:value-type="float" office:value="35948" calcext:value-type="float">
            <text:p>35948</text:p>
          </table:table-cell>
          <table:table-cell office:value-type="float" office:value="35959" calcext:value-type="float">
            <text:p>35959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eingekerkerten Jansenisten</text:p>
          </table:table-cell>
          <table:table-cell office:value-type="float" office:value="36147" calcext:value-type="float">
            <text:p>36147</text:p>
          </table:table-cell>
          <table:table-cell office:value-type="float" office:value="36173" calcext:value-type="float">
            <text:p>36173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Voltaire</text:p>
          </table:table-cell>
          <table:table-cell office:value-type="float" office:value="36443" calcext:value-type="float">
            <text:p>36443</text:p>
          </table:table-cell>
          <table:table-cell office:value-type="float" office:value="36451" calcext:value-type="float">
            <text:p>36451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Orléans</text:p>
          </table:table-cell>
          <table:table-cell office:value-type="float" office:value="36551" calcext:value-type="float">
            <text:p>36551</text:p>
          </table:table-cell>
          <table:table-cell office:value-type="float" office:value="36558" calcext:value-type="float">
            <text:p>36558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Provinz sühnen</text:p>
          </table:table-cell>
          <table:table-cell office:value-type="float" office:value="36597" calcext:value-type="float">
            <text:p>36597</text:p>
          </table:table-cell>
          <table:table-cell office:value-type="float" office:value="36611" calcext:value-type="float">
            <text:p>36611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Bastille</text:p>
          </table:table-cell>
          <table:table-cell office:value-type="float" office:value="36688" calcext:value-type="float">
            <text:p>36688</text:p>
          </table:table-cell>
          <table:table-cell office:value-type="float" office:value="36696" calcext:value-type="float">
            <text:p>36696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Chevalier de Rohan</text:p>
          </table:table-cell>
          <table:table-cell office:value-type="float" office:value="36808" calcext:value-type="float">
            <text:p>36808</text:p>
          </table:table-cell>
          <table:table-cell office:value-type="float" office:value="36826" calcext:value-type="float">
            <text:p>36826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float" office:value="36850" calcext:value-type="float">
            <text:p>36850</text:p>
          </table:table-cell>
          <table:table-cell office:value-type="float" office:value="36857" calcext:value-type="float">
            <text:p>36857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Régence</text:p>
          </table:table-cell>
          <table:table-cell office:value-type="float" office:value="36897" calcext:value-type="float">
            <text:p>36897</text:p>
          </table:table-cell>
          <table:table-cell office:value-type="float" office:value="36904" calcext:value-type="float">
            <text:p>36904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Curé Meslier</text:p>
          </table:table-cell>
          <table:table-cell office:value-type="float" office:value="37248" calcext:value-type="float">
            <text:p>37248</text:p>
          </table:table-cell>
          <table:table-cell office:value-type="float" office:value="37260" calcext:value-type="float">
            <text:p>37260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Diderot</text:p>
          </table:table-cell>
          <table:table-cell office:value-type="float" office:value="37280" calcext:value-type="float">
            <text:p>37280</text:p>
          </table:table-cell>
          <table:table-cell office:value-type="float" office:value="37287" calcext:value-type="float">
            <text:p>37287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a Mettrie</text:p>
          </table:table-cell>
          <table:table-cell office:value-type="float" office:value="37292" calcext:value-type="float">
            <text:p>37292</text:p>
          </table:table-cell>
          <table:table-cell office:value-type="float" office:value="37302" calcext:value-type="float">
            <text:p>37302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Voltaire</text:p>
          </table:table-cell>
          <table:table-cell office:value-type="float" office:value="37316" calcext:value-type="float">
            <text:p>37316</text:p>
          </table:table-cell>
          <table:table-cell office:value-type="float" office:value="37324" calcext:value-type="float">
            <text:p>37324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37364" calcext:value-type="float">
            <text:p>37364</text:p>
          </table:table-cell>
          <table:table-cell office:value-type="float" office:value="37372" calcext:value-type="float">
            <text:p>37372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Montesquieus</text:p>
          </table:table-cell>
          <table:table-cell office:value-type="float" office:value="37560" calcext:value-type="float">
            <text:p>37560</text:p>
          </table:table-cell>
          <table:table-cell office:value-type="float" office:value="37572" calcext:value-type="float">
            <text:p>37572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“manuscrits clandestins</text:p>
          </table:table-cell>
          <table:table-cell office:value-type="float" office:value="38025" calcext:value-type="float">
            <text:p>38025</text:p>
          </table:table-cell>
          <table:table-cell office:value-type="float" office:value="38048" calcext:value-type="float">
            <text:p>38048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Jesuiten</text:p>
          </table:table-cell>
          <table:table-cell office:value-type="float" office:value="38178" calcext:value-type="float">
            <text:p>38178</text:p>
          </table:table-cell>
          <table:table-cell office:value-type="float" office:value="38186" calcext:value-type="float">
            <text:p>38186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“parti dévot</text:p>
          </table:table-cell>
          <table:table-cell office:value-type="float" office:value="38195" calcext:value-type="float">
            <text:p>38195</text:p>
          </table:table-cell>
          <table:table-cell office:value-type="float" office:value="38207" calcext:value-type="float">
            <text:p>3820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Zensur</text:p>
          </table:table-cell>
          <table:table-cell office:value-type="float" office:value="38221" calcext:value-type="float">
            <text:p>38221</text:p>
          </table:table-cell>
          <table:table-cell office:value-type="float" office:value="38227" calcext:value-type="float">
            <text:p>38227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38463" calcext:value-type="float">
            <text:p>38463</text:p>
          </table:table-cell>
          <table:table-cell office:value-type="float" office:value="38464" calcext:value-type="float">
            <text:p>38464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Voltaire</text:p>
          </table:table-cell>
          <table:table-cell office:value-type="float" office:value="38483" calcext:value-type="float">
            <text:p>38483</text:p>
          </table:table-cell>
          <table:table-cell office:value-type="float" office:value="38491" calcext:value-type="float">
            <text:p>38491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38496" calcext:value-type="float">
            <text:p>38496</text:p>
          </table:table-cell>
          <table:table-cell office:value-type="float" office:value="38504" calcext:value-type="float">
            <text:p>38504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Diderot</text:p>
          </table:table-cell>
          <table:table-cell office:value-type="float" office:value="38523" calcext:value-type="float">
            <text:p>38523</text:p>
          </table:table-cell>
          <table:table-cell office:value-type="float" office:value="38530" calcext:value-type="float">
            <text:p>38530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D’Holbach</text:p>
          </table:table-cell>
          <table:table-cell office:value-type="float" office:value="38535" calcext:value-type="float">
            <text:p>38535</text:p>
          </table:table-cell>
          <table:table-cell office:value-type="float" office:value="38544" calcext:value-type="float">
            <text:p>38544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manuscrits clandestins</text:p>
          </table:table-cell>
          <table:table-cell office:value-type="float" office:value="38570" calcext:value-type="float">
            <text:p>38570</text:p>
          </table:table-cell>
          <table:table-cell office:value-type="float" office:value="38593" calcext:value-type="float">
            <text:p>38593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christlichen Offenbarungsreligion</text:p>
          </table:table-cell>
          <table:table-cell office:value-type="float" office:value="38653" calcext:value-type="float">
            <text:p>38653</text:p>
          </table:table-cell>
          <table:table-cell office:value-type="float" office:value="38686" calcext:value-type="float">
            <text:p>38686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Bibel</text:p>
          </table:table-cell>
          <table:table-cell office:value-type="float" office:value="38807" calcext:value-type="float">
            <text:p>38807</text:p>
          </table:table-cell>
          <table:table-cell office:value-type="float" office:value="38812" calcext:value-type="float">
            <text:p>38812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38937" calcext:value-type="float">
            <text:p>38937</text:p>
          </table:table-cell>
          <table:table-cell office:value-type="float" office:value="38938" calcext:value-type="float">
            <text:p>38938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englischen</text:p>
          </table:table-cell>
          <table:table-cell office:value-type="float" office:value="39080" calcext:value-type="float">
            <text:p>39080</text:p>
          </table:table-cell>
          <table:table-cell office:value-type="float" office:value="39090" calcext:value-type="float">
            <text:p>39090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Descartes’</text:p>
          </table:table-cell>
          <table:table-cell office:value-type="float" office:value="39120" calcext:value-type="float">
            <text:p>39120</text:p>
          </table:table-cell>
          <table:table-cell office:value-type="float" office:value="39130" calcext:value-type="float">
            <text:p>39130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39182" calcext:value-type="float">
            <text:p>39182</text:p>
          </table:table-cell>
          <table:table-cell office:value-type="float" office:value="39183" calcext:value-type="float">
            <text:p>39183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Kirche</text:p>
          </table:table-cell>
          <table:table-cell office:value-type="float" office:value="39486" calcext:value-type="float">
            <text:p>39486</text:p>
          </table:table-cell>
          <table:table-cell office:value-type="float" office:value="39492" calcext:value-type="float">
            <text:p>39492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Curé Jean Meslier</text:p>
          </table:table-cell>
          <table:table-cell office:value-type="float" office:value="39694" calcext:value-type="float">
            <text:p>39694</text:p>
          </table:table-cell>
          <table:table-cell office:value-type="float" office:value="39711" calcext:value-type="float">
            <text:p>39711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Sohn</text:p>
          </table:table-cell>
          <table:table-cell office:value-type="float" office:value="39713" calcext:value-type="float">
            <text:p>39713</text:p>
          </table:table-cell>
          <table:table-cell office:value-type="float" office:value="39717" calcext:value-type="float">
            <text:p>39717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Schloßherrn</text:p>
          </table:table-cell>
          <table:table-cell office:value-type="float" office:value="39829" calcext:value-type="float">
            <text:p>39829</text:p>
          </table:table-cell>
          <table:table-cell office:value-type="float" office:value="39840" calcext:value-type="float">
            <text:p>39840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Christentum</text:p>
          </table:table-cell>
          <table:table-cell office:value-type="float" office:value="40162" calcext:value-type="float">
            <text:p>40162</text:p>
          </table:table-cell>
          <table:table-cell office:value-type="float" office:value="40173" calcext:value-type="float">
            <text:p>40173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Meslier</text:p>
          </table:table-cell>
          <table:table-cell office:value-type="float" office:value="40188" calcext:value-type="float">
            <text:p>40188</text:p>
          </table:table-cell>
          <table:table-cell office:value-type="float" office:value="40195" calcext:value-type="float">
            <text:p>40195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sozialer</text:p>
          </table:table-cell>
          <table:table-cell office:value-type="float" office:value="40328" calcext:value-type="float">
            <text:p>40328</text:p>
          </table:table-cell>
          <table:table-cell office:value-type="float" office:value="40336" calcext:value-type="float">
            <text:p>40336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Privateigentums</text:p>
          </table:table-cell>
          <table:table-cell office:value-type="float" office:value="40389" calcext:value-type="float">
            <text:p>40389</text:p>
          </table:table-cell>
          <table:table-cell office:value-type="float" office:value="40404" calcext:value-type="float">
            <text:p>40404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Meslier</text:p>
          </table:table-cell>
          <table:table-cell office:value-type="float" office:value="40511" calcext:value-type="float">
            <text:p>40511</text:p>
          </table:table-cell>
          <table:table-cell office:value-type="float" office:value="40518" calcext:value-type="float">
            <text:p>40518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“modifications de notre chair et de notre cerveau</text:p>
          </table:table-cell>
          <table:table-cell office:value-type="float" office:value="40773" calcext:value-type="float">
            <text:p>40773</text:p>
          </table:table-cell>
          <table:table-cell office:value-type="float" office:value="40822" calcext:value-type="float">
            <text:p>40822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Voltaire</text:p>
          </table:table-cell>
          <table:table-cell office:value-type="float" office:value="40856" calcext:value-type="float">
            <text:p>40856</text:p>
          </table:table-cell>
          <table:table-cell office:value-type="float" office:value="40864" calcext:value-type="float">
            <text:p>40864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float" office:value="41109" calcext:value-type="float">
            <text:p>41109</text:p>
          </table:table-cell>
          <table:table-cell office:value-type="float" office:value="41116" calcext:value-type="float">
            <text:p>41116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Freimaurerei</text:p>
          </table:table-cell>
          <table:table-cell office:value-type="float" office:value="41131" calcext:value-type="float">
            <text:p>41131</text:p>
          </table:table-cell>
          <table:table-cell office:value-type="float" office:value="41143" calcext:value-type="float">
            <text:p>41143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Französischen Revolution</text:p>
          </table:table-cell>
          <table:table-cell office:value-type="float" office:value="41223" calcext:value-type="float">
            <text:p>41223</text:p>
          </table:table-cell>
          <table:table-cell office:value-type="float" office:value="41247" calcext:value-type="float">
            <text:p>4124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Freimaurer</text:p>
          </table:table-cell>
          <table:table-cell office:value-type="float" office:value="41475" calcext:value-type="float">
            <text:p>41475</text:p>
          </table:table-cell>
          <table:table-cell office:value-type="float" office:value="41485" calcext:value-type="float">
            <text:p>41485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float" office:value="41489" calcext:value-type="float">
            <text:p>41489</text:p>
          </table:table-cell>
          <table:table-cell office:value-type="float" office:value="41499" calcext:value-type="float">
            <text:p>41499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Großen Revolution</text:p>
          </table:table-cell>
          <table:table-cell office:value-type="float" office:value="41650" calcext:value-type="float">
            <text:p>41650</text:p>
          </table:table-cell>
          <table:table-cell office:value-type="float" office:value="41667" calcext:value-type="float">
            <text:p>4166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41697" calcext:value-type="float">
            <text:p>41697</text:p>
          </table:table-cell>
          <table:table-cell office:value-type="float" office:value="41698" calcext:value-type="float">
            <text:p>41698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Voltaire</text:p>
          </table:table-cell>
          <table:table-cell office:value-type="float" office:value="41754" calcext:value-type="float">
            <text:p>41754</text:p>
          </table:table-cell>
          <table:table-cell office:value-type="float" office:value="41762" calcext:value-type="float">
            <text:p>41762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französischen</text:p>
          </table:table-cell>
          <table:table-cell office:value-type="float" office:value="41922" calcext:value-type="float">
            <text:p>41922</text:p>
          </table:table-cell>
          <table:table-cell office:value-type="float" office:value="41935" calcext:value-type="float">
            <text:p>41935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Europas</text:p>
          </table:table-cell>
          <table:table-cell office:value-type="float" office:value="41967" calcext:value-type="float">
            <text:p>41967</text:p>
          </table:table-cell>
          <table:table-cell office:value-type="float" office:value="41974" calcext:value-type="float">
            <text:p>41974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D’Alembert</text:p>
          </table:table-cell>
          <table:table-cell office:value-type="float" office:value="42686" calcext:value-type="float">
            <text:p>42686</text:p>
          </table:table-cell>
          <table:table-cell office:value-type="float" office:value="42696" calcext:value-type="float">
            <text:p>42696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esprit systématique”</text:p>
          </table:table-cell>
          <table:table-cell office:value-type="float" office:value="42815" calcext:value-type="float">
            <text:p>42815</text:p>
          </table:table-cell>
          <table:table-cell office:value-type="float" office:value="42836" calcext:value-type="float">
            <text:p>42836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esprit philosophique”</text:p>
          </table:table-cell>
          <table:table-cell office:value-type="float" office:value="42842" calcext:value-type="float">
            <text:p>42842</text:p>
          </table:table-cell>
          <table:table-cell office:value-type="float" office:value="42864" calcext:value-type="float">
            <text:p>42864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esprit d’hypothèse</text:p>
          </table:table-cell>
          <table:table-cell office:value-type="float" office:value="42886" calcext:value-type="float">
            <text:p>42886</text:p>
          </table:table-cell>
          <table:table-cell office:value-type="float" office:value="42905" calcext:value-type="float">
            <text:p>42905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et avait même</text:p>
          </table:table-cell>
          <table:table-cell office:value-type="float" office:value="43024" calcext:value-type="float">
            <text:p>43024</text:p>
          </table:table-cell>
          <table:table-cell office:value-type="float" office:value="43037" calcext:value-type="float">
            <text:p>4303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parce qu’alors</text:p>
          </table:table-cell>
          <table:table-cell office:value-type="float" office:value="43092" calcext:value-type="float">
            <text:p>43092</text:p>
          </table:table-cell>
          <table:table-cell office:value-type="float" office:value="43106" calcext:value-type="float">
            <text:p>43106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que d’apprendre à penser par soi-même</text:p>
          </table:table-cell>
          <table:table-cell office:value-type="float" office:value="43150" calcext:value-type="float">
            <text:p>43150</text:p>
          </table:table-cell>
          <table:table-cell office:value-type="float" office:value="43187" calcext:value-type="float">
            <text:p>4318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Mais les temps sont changés</text:p>
          </table:table-cell>
          <table:table-cell office:value-type="float" office:value="43189" calcext:value-type="float">
            <text:p>43189</text:p>
          </table:table-cell>
          <table:table-cell office:value-type="float" office:value="43216" calcext:value-type="float">
            <text:p>43216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et un écrivain qui ferait parmi nous l’</text:p>
          </table:table-cell>
          <table:table-cell office:value-type="float" office:value="43218" calcext:value-type="float">
            <text:p>43218</text:p>
          </table:table-cell>
          <table:table-cell office:value-type="float" office:value="43257" calcext:value-type="float">
            <text:p>4325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L’esprit de système est dans la physique ce 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 métaphysique est dans la géométrie</text:p>
          </table:table-cell>
          <table:table-cell office:value-type="float" office:value="43302" calcext:value-type="float">
            <text:p>43302</text:p>
          </table:table-cell>
          <table:table-cell office:value-type="float" office:value="43387" calcext:value-type="float">
            <text:p>4338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il est presque toujours incapable de nous y conduire par lui-même</text:p>
          </table:table-cell>
          <table:table-cell office:value-type="float" office:value="43467" calcext:value-type="float">
            <text:p>43467</text:p>
          </table:table-cell>
          <table:table-cell office:value-type="float" office:value="43532" calcext:value-type="float">
            <text:p>43532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Éclairé par l’observation de la nature</text:p>
          </table:table-cell>
          <table:table-cell office:value-type="float" office:value="43534" calcext:value-type="float">
            <text:p>43534</text:p>
          </table:table-cell>
          <table:table-cell office:value-type="float" office:value="43572" calcext:value-type="float">
            <text:p>43572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il peut entrevoir les causes des phénomènes</text:p>
          </table:table-cell>
          <table:table-cell office:value-type="float" office:value="43574" calcext:value-type="float">
            <text:p>43574</text:p>
          </table:table-cell>
          <table:table-cell office:value-type="float" office:value="43617" calcext:value-type="float">
            <text:p>4361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mais c’est au calcul à assurer</text:p>
          </table:table-cell>
          <table:table-cell office:value-type="float" office:value="43619" calcext:value-type="float">
            <text:p>43619</text:p>
          </table:table-cell>
          <table:table-cell office:value-type="float" office:value="43649" calcext:value-type="float">
            <text:p>43649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 comparant ces effets avec ceux que l’expérience nous découvre</text:p>
          </table:table-cell>
          <table:table-cell office:value-type="float" office:value="43760" calcext:value-type="float">
            <text:p>43760</text:p>
          </table:table-cell>
          <table:table-cell office:value-type="float" office:value="43827" calcext:value-type="float">
            <text:p>43827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D’Alemberts</text:p>
          </table:table-cell>
          <table:table-cell office:value-type="float" office:value="43849" calcext:value-type="float">
            <text:p>43849</text:p>
          </table:table-cell>
          <table:table-cell office:value-type="float" office:value="43860" calcext:value-type="float">
            <text:p>43860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Bougainville</text:p>
          </table:table-cell>
          <table:table-cell office:value-type="float" office:value="43869" calcext:value-type="float">
            <text:p>43869</text:p>
          </table:table-cell>
          <table:table-cell office:value-type="float" office:value="43881" calcext:value-type="float">
            <text:p>43881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Voyage autour du monde</text:p>
          </table:table-cell>
          <table:table-cell office:value-type="float" office:value="43946" calcext:value-type="float">
            <text:p>43946</text:p>
          </table:table-cell>
          <table:table-cell office:value-type="float" office:value="43968" calcext:value-type="float">
            <text:p>43968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si commun aujourd’hui</text:p>
          </table:table-cell>
          <table:table-cell office:value-type="float" office:value="44017" calcext:value-type="float">
            <text:p>44017</text:p>
          </table:table-cell>
          <table:table-cell office:value-type="float" office:value="44038" calcext:value-type="float">
            <text:p>44038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et cependant si peu compatible avec la vraie</text:p>
          </table:table-cell>
          <table:table-cell office:value-type="float" office:value="44040" calcext:value-type="float">
            <text:p>44040</text:p>
          </table:table-cell>
          <table:table-cell office:value-type="float" office:value="44084" calcext:value-type="float">
            <text:p>44084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Voltaires</text:p>
          </table:table-cell>
          <table:table-cell office:value-type="float" office:value="44119" calcext:value-type="float">
            <text:p>44119</text:p>
          </table:table-cell>
          <table:table-cell office:value-type="float" office:value="44128" calcext:value-type="float">
            <text:p>44128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sozialen</text:p>
          </table:table-cell>
          <table:table-cell office:value-type="float" office:value="44182" calcext:value-type="float">
            <text:p>44182</text:p>
          </table:table-cell>
          <table:table-cell office:value-type="float" office:value="44190" calcext:value-type="float">
            <text:p>44190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Fortschritts</text:p>
          </table:table-cell>
          <table:table-cell office:value-type="float" office:value="44481" calcext:value-type="float">
            <text:p>44481</text:p>
          </table:table-cell>
          <table:table-cell office:value-type="float" office:value="44493" calcext:value-type="float">
            <text:p>44493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44594" calcext:value-type="float">
            <text:p>44594</text:p>
          </table:table-cell>
          <table:table-cell office:value-type="float" office:value="44595" calcext:value-type="float">
            <text:p>44595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44626" calcext:value-type="float">
            <text:p>44626</text:p>
          </table:table-cell>
          <table:table-cell office:value-type="float" office:value="44627" calcext:value-type="float">
            <text:p>4462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Montesquieus</text:p>
          </table:table-cell>
          <table:table-cell office:value-type="float" office:value="44830" calcext:value-type="float">
            <text:p>44830</text:p>
          </table:table-cell>
          <table:table-cell office:value-type="float" office:value="44842" calcext:value-type="float">
            <text:p>44842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Mme de Staël</text:p>
          </table:table-cell>
          <table:table-cell office:value-type="float" office:value="44903" calcext:value-type="float">
            <text:p>44903</text:p>
          </table:table-cell>
          <table:table-cell office:value-type="float" office:value="44915" calcext:value-type="float">
            <text:p>44915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Wende</text:p>
          </table:table-cell>
          <table:table-cell office:value-type="float" office:value="44923" calcext:value-type="float">
            <text:p>44923</text:p>
          </table:table-cell>
          <table:table-cell office:value-type="float" office:value="44928" calcext:value-type="float">
            <text:p>44928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De la littérature considérée dans ses rapports avec les institutions sociales</text:p>
          </table:table-cell>
          <table:table-cell office:value-type="float" office:value="44952" calcext:value-type="float">
            <text:p>44952</text:p>
          </table:table-cell>
          <table:table-cell office:value-type="float" office:value="45029" calcext:value-type="float">
            <text:p>45029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“rapports nécessaires qui dérivent de la nature</text:p>
          </table:table-cell>
          <table:table-cell office:value-type="float" office:value="45221" calcext:value-type="float">
            <text:p>45221</text:p>
          </table:table-cell>
          <table:table-cell office:value-type="float" office:value="45268" calcext:value-type="float">
            <text:p>45268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Relativität</text:p>
          </table:table-cell>
          <table:table-cell office:value-type="float" office:value="45390" calcext:value-type="float">
            <text:p>45390</text:p>
          </table:table-cell>
          <table:table-cell office:value-type="float" office:value="45401" calcext:value-type="float">
            <text:p>45401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Voltaire</text:p>
          </table:table-cell>
          <table:table-cell office:value-type="float" office:value="45721" calcext:value-type="float">
            <text:p>45721</text:p>
          </table:table-cell>
          <table:table-cell office:value-type="float" office:value="45729" calcext:value-type="float">
            <text:p>45729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sur les mœurs</text:p>
          </table:table-cell>
          <table:table-cell office:value-type="float" office:value="45749" calcext:value-type="float">
            <text:p>45749</text:p>
          </table:table-cell>
          <table:table-cell office:value-type="float" office:value="45762" calcext:value-type="float">
            <text:p>45762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christlich-teleologisch</text:p>
          </table:table-cell>
          <table:table-cell office:value-type="float" office:value="45823" calcext:value-type="float">
            <text:p>45823</text:p>
          </table:table-cell>
          <table:table-cell office:value-type="float" office:value="45846" calcext:value-type="float">
            <text:p>45846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Voltaire</text:p>
          </table:table-cell>
          <table:table-cell office:value-type="float" office:value="46128" calcext:value-type="float">
            <text:p>46128</text:p>
          </table:table-cell>
          <table:table-cell office:value-type="float" office:value="46136" calcext:value-type="float">
            <text:p>46136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Helvétius</text:p>
          </table:table-cell>
          <table:table-cell office:value-type="float" office:value="46808" calcext:value-type="float">
            <text:p>46808</text:p>
          </table:table-cell>
          <table:table-cell office:value-type="float" office:value="46817" calcext:value-type="float">
            <text:p>46817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De l’Esprit</text:p>
          </table:table-cell>
          <table:table-cell office:value-type="float" office:value="46821" calcext:value-type="float">
            <text:p>46821</text:p>
          </table:table-cell>
          <table:table-cell office:value-type="float" office:value="46832" calcext:value-type="float">
            <text:p>46832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46841" calcext:value-type="float">
            <text:p>46841</text:p>
          </table:table-cell>
          <table:table-cell office:value-type="float" office:value="46842" calcext:value-type="float">
            <text:p>46842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Le sage doit être Cosmopolyte</text:p>
          </table:table-cell>
          <table:table-cell office:value-type="float" office:value="46842" calcext:value-type="float">
            <text:p>46842</text:p>
          </table:table-cell>
          <table:table-cell office:value-type="float" office:value="46871" calcext:value-type="float">
            <text:p>46871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et de compatriotes</text:p>
          </table:table-cell>
          <table:table-cell office:value-type="float" office:value="46949" calcext:value-type="float">
            <text:p>46949</text:p>
          </table:table-cell>
          <table:table-cell office:value-type="float" office:value="46967" calcext:value-type="float">
            <text:p>4696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que ceux qui</text:p>
          </table:table-cell>
          <table:table-cell office:value-type="float" office:value="46969" calcext:value-type="float">
            <text:p>46969</text:p>
          </table:table-cell>
          <table:table-cell office:value-type="float" office:value="46981" calcext:value-type="float">
            <text:p>46981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comme lui</text:p>
          </table:table-cell>
          <table:table-cell office:value-type="float" office:value="46983" calcext:value-type="float">
            <text:p>46983</text:p>
          </table:table-cell>
          <table:table-cell office:value-type="float" office:value="46992" calcext:value-type="float">
            <text:p>46992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s’attachent à la recherche du vrai”</text:p>
          </table:table-cell>
          <table:table-cell office:value-type="float" office:value="46994" calcext:value-type="float">
            <text:p>46994</text:p>
          </table:table-cell>
          <table:table-cell office:value-type="float" office:value="47029" calcext:value-type="float">
            <text:p>47029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Mercure de France</text:p>
          </table:table-cell>
          <table:table-cell office:value-type="float" office:value="47045" calcext:value-type="float">
            <text:p>47045</text:p>
          </table:table-cell>
          <table:table-cell office:value-type="float" office:value="47062" calcext:value-type="float">
            <text:p>47062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“bon sauvage</text:p>
          </table:table-cell>
          <table:table-cell office:value-type="float" office:value="47217" calcext:value-type="float">
            <text:p>47217</text:p>
          </table:table-cell>
          <table:table-cell office:value-type="float" office:value="47229" calcext:value-type="float">
            <text:p>47229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Voltaires Traité sur la tolérance</text:p>
          </table:table-cell>
          <table:table-cell office:value-type="float" office:value="47377" calcext:value-type="float">
            <text:p>47377</text:p>
          </table:table-cell>
          <table:table-cell office:value-type="float" office:value="47410" calcext:value-type="float">
            <text:p>47410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Derselbe Voltaire</text:p>
          </table:table-cell>
          <table:table-cell office:value-type="float" office:value="47529" calcext:value-type="float">
            <text:p>47529</text:p>
          </table:table-cell>
          <table:table-cell office:value-type="float" office:value="47546" calcext:value-type="float">
            <text:p>47546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essings Nathan</text:p>
          </table:table-cell>
          <table:table-cell office:value-type="float" office:value="47568" calcext:value-type="float">
            <text:p>47568</text:p>
          </table:table-cell>
          <table:table-cell office:value-type="float" office:value="47583" calcext:value-type="float">
            <text:p>47583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Zaïre</text:p>
          </table:table-cell>
          <table:table-cell office:value-type="float" office:value="47650" calcext:value-type="float">
            <text:p>47650</text:p>
          </table:table-cell>
          <table:table-cell office:value-type="float" office:value="47655" calcext:value-type="float">
            <text:p>47655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Voltaire</text:p>
          </table:table-cell>
          <table:table-cell office:value-type="float" office:value="47778" calcext:value-type="float">
            <text:p>47778</text:p>
          </table:table-cell>
          <table:table-cell office:value-type="float" office:value="47786" calcext:value-type="float">
            <text:p>47786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Mahomet</text:p>
          </table:table-cell>
          <table:table-cell office:value-type="float" office:value="47803" calcext:value-type="float">
            <text:p>47803</text:p>
          </table:table-cell>
          <table:table-cell office:value-type="float" office:value="47810" calcext:value-type="float">
            <text:p>47810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e fanatisme de Mahomet le prophète</text:p>
          </table:table-cell>
          <table:table-cell office:value-type="float" office:value="47838" calcext:value-type="float">
            <text:p>47838</text:p>
          </table:table-cell>
          <table:table-cell office:value-type="float" office:value="47873" calcext:value-type="float">
            <text:p>47873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Dictionnaire philosophique</text:p>
          </table:table-cell>
          <table:table-cell office:value-type="float" office:value="47878" calcext:value-type="float">
            <text:p>47878</text:p>
          </table:table-cell>
          <table:table-cell office:value-type="float" office:value="47904" calcext:value-type="float">
            <text:p>47904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l'apa-nage de l’humanité”</text:p>
          </table:table-cell>
          <table:table-cell office:value-type="float" office:value="47928" calcext:value-type="float">
            <text:p>47928</text:p>
          </table:table-cell>
          <table:table-cell office:value-type="float" office:value="47953" calcext:value-type="float">
            <text:p>47953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le seul remède aux désordres du genre humain”</text:p>
          </table:table-cell>
          <table:table-cell office:value-type="float" office:value="47958" calcext:value-type="float">
            <text:p>47958</text:p>
          </table:table-cell>
          <table:table-cell office:value-type="float" office:value="48004" calcext:value-type="float">
            <text:p>48004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intolérance théologique”</text:p>
          </table:table-cell>
          <table:table-cell office:value-type="float" office:value="48180" calcext:value-type="float">
            <text:p>48180</text:p>
          </table:table-cell>
          <table:table-cell office:value-type="float" office:value="48205" calcext:value-type="float">
            <text:p>48205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intolérance civile”</text:p>
          </table:table-cell>
          <table:table-cell office:value-type="float" office:value="48215" calcext:value-type="float">
            <text:p>48215</text:p>
          </table:table-cell>
          <table:table-cell office:value-type="float" office:value="48235" calcext:value-type="float">
            <text:p>48235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48319" calcext:value-type="float">
            <text:p>48319</text:p>
          </table:table-cell>
          <table:table-cell office:value-type="float" office:value="48327" calcext:value-type="float">
            <text:p>48327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Gesellschaftsgefüges</text:p>
          </table:table-cell>
          <table:table-cell office:value-type="float" office:value="48400" calcext:value-type="float">
            <text:p>48400</text:p>
          </table:table-cell>
          <table:table-cell office:value-type="float" office:value="48420" calcext:value-type="float">
            <text:p>48420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Robespierre</text:p>
          </table:table-cell>
          <table:table-cell office:value-type="float" office:value="48534" calcext:value-type="float">
            <text:p>48534</text:p>
          </table:table-cell>
          <table:table-cell office:value-type="float" office:value="48545" calcext:value-type="float">
            <text:p>48545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“Être suprême”-Kults</text:p>
          </table:table-cell>
          <table:table-cell office:value-type="float" office:value="48638" calcext:value-type="float">
            <text:p>48638</text:p>
          </table:table-cell>
          <table:table-cell office:value-type="float" office:value="48658" calcext:value-type="float">
            <text:p>48658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Rousseaus Prinzipien</text:p>
          </table:table-cell>
          <table:table-cell office:value-type="float" office:value="48682" calcext:value-type="float">
            <text:p>48682</text:p>
          </table:table-cell>
          <table:table-cell office:value-type="float" office:value="48702" calcext:value-type="float">
            <text:p>48702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Widerstand gegen die Innovationen</text:p>
          </table:table-cell>
          <table:table-cell office:value-type="float" office:value="48869" calcext:value-type="float">
            <text:p>48869</text:p>
          </table:table-cell>
          <table:table-cell office:value-type="float" office:value="48902" calcext:value-type="float">
            <text:p>48902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49154" calcext:value-type="float">
            <text:p>49154</text:p>
          </table:table-cell>
          <table:table-cell office:value-type="float" office:value="49155" calcext:value-type="float">
            <text:p>49155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antiphilosophes”</text:p>
          </table:table-cell>
          <table:table-cell office:value-type="float" office:value="49176" calcext:value-type="float">
            <text:p>49176</text:p>
          </table:table-cell>
          <table:table-cell office:value-type="float" office:value="49193" calcext:value-type="float">
            <text:p>49193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Revolution</text:p>
          </table:table-cell>
          <table:table-cell office:value-type="float" office:value="49355" calcext:value-type="float">
            <text:p>49355</text:p>
          </table:table-cell>
          <table:table-cell office:value-type="float" office:value="49365" calcext:value-type="float">
            <text:p>49365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Jahrhundertmitte</text:p>
          </table:table-cell>
          <table:table-cell office:value-type="float" office:value="49380" calcext:value-type="float">
            <text:p>49380</text:p>
          </table:table-cell>
          <table:table-cell office:value-type="float" office:value="49396" calcext:value-type="float">
            <text:p>49396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Voltaire</text:p>
          </table:table-cell>
          <table:table-cell office:value-type="float" office:value="49575" calcext:value-type="float">
            <text:p>49575</text:p>
          </table:table-cell>
          <table:table-cell office:value-type="float" office:value="49583" calcext:value-type="float">
            <text:p>49583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Martinès de Pasqually</text:p>
          </table:table-cell>
          <table:table-cell office:value-type="float" office:value="49887" calcext:value-type="float">
            <text:p>49887</text:p>
          </table:table-cell>
          <table:table-cell office:value-type="float" office:value="49908" calcext:value-type="float">
            <text:p>49908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Saint-Martin</text:p>
          </table:table-cell>
          <table:table-cell office:value-type="float" office:value="49926" calcext:value-type="float">
            <text:p>49926</text:p>
          </table:table-cell>
          <table:table-cell office:value-type="float" office:value="49938" calcext:value-type="float">
            <text:p>49938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Holbachs Système de la nature</text:p>
          </table:table-cell>
          <table:table-cell office:value-type="float" office:value="50013" calcext:value-type="float">
            <text:p>50013</text:p>
          </table:table-cell>
          <table:table-cell office:value-type="float" office:value="50042" calcext:value-type="float">
            <text:p>50042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Chateaubriand</text:p>
          </table:table-cell>
          <table:table-cell office:value-type="float" office:value="50384" calcext:value-type="float">
            <text:p>50384</text:p>
          </table:table-cell>
          <table:table-cell office:value-type="float" office:value="50397" calcext:value-type="float">
            <text:p>50397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christlichen</text:p>
          </table:table-cell>
          <table:table-cell office:value-type="float" office:value="50433" calcext:value-type="float">
            <text:p>50433</text:p>
          </table:table-cell>
          <table:table-cell office:value-type="float" office:value="50445" calcext:value-type="float">
            <text:p>50445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Le Déisme réfuté par lui-même</text:p>
          </table:table-cell>
          <table:table-cell office:value-type="float" office:value="50596" calcext:value-type="float">
            <text:p>50596</text:p>
          </table:table-cell>
          <table:table-cell office:value-type="float" office:value="50625" calcext:value-type="float">
            <text:p>50625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Nicolas-Sylvestre Bergier</text:p>
          </table:table-cell>
          <table:table-cell office:value-type="float" office:value="50642" calcext:value-type="float">
            <text:p>50642</text:p>
          </table:table-cell>
          <table:table-cell office:value-type="float" office:value="50667" calcext:value-type="float">
            <text:p>50667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Toleranzidee</text:p>
          </table:table-cell>
          <table:table-cell office:value-type="float" office:value="50748" calcext:value-type="float">
            <text:p>50748</text:p>
          </table:table-cell>
          <table:table-cell office:value-type="float" office:value="50760" calcext:value-type="float">
            <text:p>50760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la France serait devenue le refuge de tous les visionnaires et de tous les libertins de l’Univers</text:p>
          </table:table-cell>
          <table:table-cell office:value-type="float" office:value="50809" calcext:value-type="float">
            <text:p>50809</text:p>
          </table:table-cell>
          <table:table-cell office:value-type="float" office:value="50906" calcext:value-type="float">
            <text:p>50906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toujours prêts à s’y introduire</text:p>
          </table:table-cell>
          <table:table-cell office:value-type="float" office:value="50908" calcext:value-type="float">
            <text:p>50908</text:p>
          </table:table-cell>
          <table:table-cell office:value-type="float" office:value="50939" calcext:value-type="float">
            <text:p>50939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Nous serions réduits à tolérer l’athéisme</text:p>
          </table:table-cell>
          <table:table-cell office:value-type="float" office:value="50941" calcext:value-type="float">
            <text:p>50941</text:p>
          </table:table-cell>
          <table:table-cell office:value-type="float" office:value="50982" calcext:value-type="float">
            <text:p>50982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monstres</text:p>
          </table:table-cell>
          <table:table-cell office:value-type="float" office:value="51015" calcext:value-type="float">
            <text:p>51015</text:p>
          </table:table-cell>
          <table:table-cell office:value-type="float" office:value="51023" calcext:value-type="float">
            <text:p>51023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Montesquieu</text:p>
          </table:table-cell>
          <table:table-cell office:value-type="float" office:value="51085" calcext:value-type="float">
            <text:p>51085</text:p>
          </table:table-cell>
          <table:table-cell office:value-type="float" office:value="51096" calcext:value-type="float">
            <text:p>51096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Helvétius “la cause</text:p>
          </table:table-cell>
          <table:table-cell office:value-type="float" office:value="51101" calcext:value-type="float">
            <text:p>51101</text:p>
          </table:table-cell>
          <table:table-cell office:value-type="float" office:value="51120" calcext:value-type="float">
            <text:p>51120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calamités de la terre”</text:p>
          </table:table-cell>
          <table:table-cell office:value-type="float" office:value="51125" calcext:value-type="float">
            <text:p>51125</text:p>
          </table:table-cell>
          <table:table-cell office:value-type="float" office:value="51147" calcext:value-type="float">
            <text:p>51147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Holbachs Système de la Nature</text:p>
          </table:table-cell>
          <table:table-cell office:value-type="float" office:value="51232" calcext:value-type="float">
            <text:p>51232</text:p>
          </table:table-cell>
          <table:table-cell office:value-type="float" office:value="51261" calcext:value-type="float">
            <text:p>51261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“bataille philosophique”</text:p>
          </table:table-cell>
          <table:table-cell office:value-type="float" office:value="51485" calcext:value-type="float">
            <text:p>51485</text:p>
          </table:table-cell>
          <table:table-cell office:value-type="float" office:value="51509" calcext:value-type="float">
            <text:p>51509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Zeit wohlgemeinte Vermittlungsversuche</text:p>
          </table:table-cell>
          <table:table-cell office:value-type="float" office:value="51525" calcext:value-type="float">
            <text:p>51525</text:p>
          </table:table-cell>
          <table:table-cell office:value-type="float" office:value="51563" calcext:value-type="float">
            <text:p>51563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André Lamourette</text:p>
          </table:table-cell>
          <table:table-cell office:value-type="float" office:value="51682" calcext:value-type="float">
            <text:p>51682</text:p>
          </table:table-cell>
          <table:table-cell office:value-type="float" office:value="51698" calcext:value-type="float">
            <text:p>51698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yon</text:p>
          </table:table-cell>
          <table:table-cell office:value-type="float" office:value="51761" calcext:value-type="float">
            <text:p>51761</text:p>
          </table:table-cell>
          <table:table-cell office:value-type="float" office:value="51765" calcext:value-type="float">
            <text:p>51765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Rousseaus Anthropologie</text:p>
          </table:table-cell>
          <table:table-cell office:value-type="float" office:value="51807" calcext:value-type="float">
            <text:p>51807</text:p>
          </table:table-cell>
          <table:table-cell office:value-type="float" office:value="51830" calcext:value-type="float">
            <text:p>51830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Christentum</text:p>
          </table:table-cell>
          <table:table-cell office:value-type="float" office:value="51861" calcext:value-type="float">
            <text:p>51861</text:p>
          </table:table-cell>
          <table:table-cell office:value-type="float" office:value="51872" calcext:value-type="float">
            <text:p>51872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Christentum</text:p>
          </table:table-cell>
          <table:table-cell office:value-type="float" office:value="51938" calcext:value-type="float">
            <text:p>51938</text:p>
          </table:table-cell>
          <table:table-cell office:value-type="float" office:value="51949" calcext:value-type="float">
            <text:p>51949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Fouquier-Tinville</text:p>
          </table:table-cell>
          <table:table-cell office:value-type="float" office:value="52002" calcext:value-type="float">
            <text:p>52002</text:p>
          </table:table-cell>
          <table:table-cell office:value-type="float" office:value="52019" calcext:value-type="float">
            <text:p>52019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Prônes civiques ou le pasteur patriote</text:p>
          </table:table-cell>
          <table:table-cell office:value-type="float" office:value="52154" calcext:value-type="float">
            <text:p>52154</text:p>
          </table:table-cell>
          <table:table-cell office:value-type="float" office:value="52192" calcext:value-type="float">
            <text:p>52192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Konvents</text:p>
          </table:table-cell>
          <table:table-cell office:value-type="float" office:value="52222" calcext:value-type="float">
            <text:p>52222</text:p>
          </table:table-cell>
          <table:table-cell office:value-type="float" office:value="52230" calcext:value-type="float">
            <text:p>52230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Lamourette</text:p>
          </table:table-cell>
          <table:table-cell office:value-type="float" office:value="52260" calcext:value-type="float">
            <text:p>52260</text:p>
          </table:table-cell>
          <table:table-cell office:value-type="float" office:value="52270" calcext:value-type="float">
            <text:p>52270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Morelly</text:p>
          </table:table-cell>
          <table:table-cell office:value-type="float" office:value="52450" calcext:value-type="float">
            <text:p>52450</text:p>
          </table:table-cell>
          <table:table-cell office:value-type="float" office:value="52457" calcext:value-type="float">
            <text:p>52457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Privateigentums</text:p>
          </table:table-cell>
          <table:table-cell office:value-type="float" office:value="52480" calcext:value-type="float">
            <text:p>52480</text:p>
          </table:table-cell>
          <table:table-cell office:value-type="float" office:value="52495" calcext:value-type="float">
            <text:p>52495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kommunistische</text:p>
          </table:table-cell>
          <table:table-cell office:value-type="float" office:value="52551" calcext:value-type="float">
            <text:p>52551</text:p>
          </table:table-cell>
          <table:table-cell office:value-type="float" office:value="52565" calcext:value-type="float">
            <text:p>52565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Revolution “Gracchus” Babeuf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659" calcext:value-type="float">
            <text:p>52659</text:p>
          </table:table-cell>
          <table:table-cell office:value-type="float" office:value="52688" calcext:value-type="float">
            <text:p>52688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bonheur commun”</text:p>
          </table:table-cell>
          <table:table-cell office:value-type="float" office:value="52781" calcext:value-type="float">
            <text:p>52781</text:p>
          </table:table-cell>
          <table:table-cell office:value-type="float" office:value="52797" calcext:value-type="float">
            <text:p>5279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kommunistische</text:p>
          </table:table-cell>
          <table:table-cell office:value-type="float" office:value="52914" calcext:value-type="float">
            <text:p>52914</text:p>
          </table:table-cell>
          <table:table-cell office:value-type="float" office:value="52928" calcext:value-type="float">
            <text:p>52928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Babeuf</text:p>
          </table:table-cell>
          <table:table-cell office:value-type="float" office:value="52964" calcext:value-type="float">
            <text:p>52964</text:p>
          </table:table-cell>
          <table:table-cell office:value-type="float" office:value="52970" calcext:value-type="float">
            <text:p>52970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Marquis de Mirabeau</text:p>
          </table:table-cell>
          <table:table-cell office:value-type="float" office:value="53351" calcext:value-type="float">
            <text:p>53351</text:p>
          </table:table-cell>
          <table:table-cell office:value-type="float" office:value="53370" calcext:value-type="float">
            <text:p>53370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François Quesnay</text:p>
          </table:table-cell>
          <table:table-cell office:value-type="float" office:value="53376" calcext:value-type="float">
            <text:p>53376</text:p>
          </table:table-cell>
          <table:table-cell office:value-type="float" office:value="53392" calcext:value-type="float">
            <text:p>53392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Reich der Freiheit</text:p>
          </table:table-cell>
          <table:table-cell office:value-type="float" office:value="54016" calcext:value-type="float">
            <text:p>54016</text:p>
          </table:table-cell>
          <table:table-cell office:value-type="float" office:value="54034" calcext:value-type="float">
            <text:p>54034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Gemeinnutz</text:p>
          </table:table-cell>
          <table:table-cell office:value-type="float" office:value="54147" calcext:value-type="float">
            <text:p>54147</text:p>
          </table:table-cell>
          <table:table-cell office:value-type="float" office:value="54157" calcext:value-type="float">
            <text:p>54157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54164" calcext:value-type="float">
            <text:p>54164</text:p>
          </table:table-cell>
          <table:table-cell office:value-type="float" office:value="54165" calcext:value-type="float">
            <text:p>54165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54549" calcext:value-type="float">
            <text:p>54549</text:p>
          </table:table-cell>
          <table:table-cell office:value-type="float" office:value="54550" calcext:value-type="float">
            <text:p>54550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Ersten Republik</text:p>
          </table:table-cell>
          <table:table-cell office:value-type="float" office:value="54651" calcext:value-type="float">
            <text:p>54651</text:p>
          </table:table-cell>
          <table:table-cell office:value-type="float" office:value="54666" calcext:value-type="float">
            <text:p>54666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Revolution</text:p>
          </table:table-cell>
          <table:table-cell office:value-type="float" office:value="54935" calcext:value-type="float">
            <text:p>54935</text:p>
          </table:table-cell>
          <table:table-cell office:value-type="float" office:value="54945" calcext:value-type="float">
            <text:p>54945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Qu’aurons-nous gagné à détruire l’</text:p>
          </table:table-cell>
          <table:table-cell office:value-type="float" office:value="54995" calcext:value-type="float">
            <text:p>54995</text:p>
          </table:table-cell>
          <table:table-cell office:value-type="float" office:value="55029" calcext:value-type="float">
            <text:p>55029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republikanischen</text:p>
          </table:table-cell>
          <table:table-cell office:value-type="float" office:value="55158" calcext:value-type="float">
            <text:p>55158</text:p>
          </table:table-cell>
          <table:table-cell office:value-type="float" office:value="55174" calcext:value-type="float">
            <text:p>55174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Napoleon Bonaparte</text:p>
          </table:table-cell>
          <table:table-cell office:value-type="float" office:value="55234" calcext:value-type="float">
            <text:p>55234</text:p>
          </table:table-cell>
          <table:table-cell office:value-type="float" office:value="55252" calcext:value-type="float">
            <text:p>55252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Plebiszit</text:p>
          </table:table-cell>
          <table:table-cell office:value-type="float" office:value="55267" calcext:value-type="float">
            <text:p>55267</text:p>
          </table:table-cell>
          <table:table-cell office:value-type="float" office:value="55276" calcext:value-type="float">
            <text:p>55276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Brumaire</text:p>
          </table:table-cell>
          <table:table-cell office:value-type="float" office:value="55327" calcext:value-type="float">
            <text:p>55327</text:p>
          </table:table-cell>
          <table:table-cell office:value-type="float" office:value="55335" calcext:value-type="float">
            <text:p>55335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bürgerliche Revolution</text:p>
          </table:table-cell>
          <table:table-cell office:value-type="float" office:value="55340" calcext:value-type="float">
            <text:p>55340</text:p>
          </table:table-cell>
          <table:table-cell office:value-type="float" office:value="55362" calcext:value-type="float">
            <text:p>55362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riches”</text:p>
          </table:table-cell>
          <table:table-cell office:value-type="float" office:value="55440" calcext:value-type="float">
            <text:p>55440</text:p>
          </table:table-cell>
          <table:table-cell office:value-type="float" office:value="55447" calcext:value-type="float">
            <text:p>5544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Revolution</text:p>
          </table:table-cell>
          <table:table-cell office:value-type="float" office:value="55484" calcext:value-type="float">
            <text:p>55484</text:p>
          </table:table-cell>
          <table:table-cell office:value-type="float" office:value="55494" calcext:value-type="float">
            <text:p>55494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Revoluti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762" calcext:value-type="float">
            <text:p>55762</text:p>
          </table:table-cell>
          <table:table-cell office:value-type="float" office:value="55773" calcext:value-type="float">
            <text:p>55773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Französischen Revolution</text:p>
          </table:table-cell>
          <table:table-cell office:value-type="float" office:value="56452" calcext:value-type="float">
            <text:p>56452</text:p>
          </table:table-cell>
          <table:table-cell office:value-type="float" office:value="56476" calcext:value-type="float">
            <text:p>56476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Fortschritte</text:p>
          </table:table-cell>
          <table:table-cell office:value-type="float" office:value="56590" calcext:value-type="float">
            <text:p>56590</text:p>
          </table:table-cell>
          <table:table-cell office:value-type="float" office:value="56602" calcext:value-type="float">
            <text:p>56602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Voltaire</text:p>
          </table:table-cell>
          <table:table-cell office:value-type="float" office:value="56718" calcext:value-type="float">
            <text:p>56718</text:p>
          </table:table-cell>
          <table:table-cell office:value-type="float" office:value="56726" calcext:value-type="float">
            <text:p>56726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esepublikums</text:p>
          </table:table-cell>
          <table:table-cell office:value-type="float" office:value="56838" calcext:value-type="float">
            <text:p>56838</text:p>
          </table:table-cell>
          <table:table-cell office:value-type="float" office:value="56851" calcext:value-type="float">
            <text:p>56851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sozialen</text:p>
          </table:table-cell>
          <table:table-cell office:value-type="float" office:value="56991" calcext:value-type="float">
            <text:p>56991</text:p>
          </table:table-cell>
          <table:table-cell office:value-type="float" office:value="56999" calcext:value-type="float">
            <text:p>56999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Leihbibliotheken</text:p>
          </table:table-cell>
          <table:table-cell office:value-type="float" office:value="57194" calcext:value-type="float">
            <text:p>57194</text:p>
          </table:table-cell>
          <table:table-cell office:value-type="float" office:value="57210" calcext:value-type="float">
            <text:p>57210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Voltaires Siècle de Louis XIV</text:p>
          </table:table-cell>
          <table:table-cell office:value-type="float" office:value="57293" calcext:value-type="float">
            <text:p>57293</text:p>
          </table:table-cell>
          <table:table-cell office:value-type="float" office:value="57322" calcext:value-type="float">
            <text:p>57322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Rousseaus Nouvelle Héloïse</text:p>
          </table:table-cell>
          <table:table-cell office:value-type="float" office:value="57340" calcext:value-type="float">
            <text:p>57340</text:p>
          </table:table-cell>
          <table:table-cell office:value-type="float" office:value="57366" calcext:value-type="float">
            <text:p>57366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Encyclopédie</text:p>
          </table:table-cell>
          <table:table-cell office:value-type="float" office:value="57387" calcext:value-type="float">
            <text:p>57387</text:p>
          </table:table-cell>
          <table:table-cell office:value-type="float" office:value="57399" calcext:value-type="float">
            <text:p>57399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“Taschenbuchmarkt</text:p>
          </table:table-cell>
          <table:table-cell office:value-type="float" office:value="57582" calcext:value-type="float">
            <text:p>57582</text:p>
          </table:table-cell>
          <table:table-cell office:value-type="float" office:value="57599" calcext:value-type="float">
            <text:p>57599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petites gens”</text:p>
          </table:table-cell>
          <table:table-cell office:value-type="float" office:value="57849" calcext:value-type="float">
            <text:p>57849</text:p>
          </table:table-cell>
          <table:table-cell office:value-type="float" office:value="57863" calcext:value-type="float">
            <text:p>57863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plaire</text:p>
          </table:table-cell>
          <table:table-cell office:value-type="float" office:value="57973" calcext:value-type="float">
            <text:p>57973</text:p>
          </table:table-cell>
          <table:table-cell office:value-type="float" office:value="57980" calcext:value-type="float">
            <text:p>57980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instruire”</text:p>
          </table:table-cell>
          <table:table-cell office:value-type="float" office:value="58057" calcext:value-type="float">
            <text:p>58057</text:p>
          </table:table-cell>
          <table:table-cell office:value-type="float" office:value="58068" calcext:value-type="float">
            <text:p>58068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sozialen</text:p>
          </table:table-cell>
          <table:table-cell office:value-type="float" office:value="58131" calcext:value-type="float">
            <text:p>58131</text:p>
          </table:table-cell>
          <table:table-cell office:value-type="float" office:value="58139" calcext:value-type="float">
            <text:p>58139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Revolution von 1789</text:p>
          </table:table-cell>
          <table:table-cell office:value-type="float" office:value="58822" calcext:value-type="float">
            <text:p>58822</text:p>
          </table:table-cell>
          <table:table-cell office:value-type="float" office:value="58841" calcext:value-type="float">
            <text:p>58841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Französischen Revolution</text:p>
          </table:table-cell>
          <table:table-cell office:value-type="float" office:value="59101" calcext:value-type="float">
            <text:p>59101</text:p>
          </table:table-cell>
          <table:table-cell office:value-type="float" office:value="59125" calcext:value-type="float">
            <text:p>59125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Montesquieus</text:p>
          </table:table-cell>
          <table:table-cell office:value-type="float" office:value="59189" calcext:value-type="float">
            <text:p>59189</text:p>
          </table:table-cell>
          <table:table-cell office:value-type="float" office:value="59201" calcext:value-type="float">
            <text:p>59201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Rousseaus Staatslehre</text:p>
          </table:table-cell>
          <table:table-cell office:value-type="float" office:value="59280" calcext:value-type="float">
            <text:p>59280</text:p>
          </table:table-cell>
          <table:table-cell office:value-type="float" office:value="59301" calcext:value-type="float">
            <text:p>59301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republikanischen</text:p>
          </table:table-cell>
          <table:table-cell office:value-type="float" office:value="59369" calcext:value-type="float">
            <text:p>59369</text:p>
          </table:table-cell>
          <table:table-cell office:value-type="float" office:value="59385" calcext:value-type="float">
            <text:p>59385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Revolution</text:p>
          </table:table-cell>
          <table:table-cell office:value-type="float" office:value="59524" calcext:value-type="float">
            <text:p>59524</text:p>
          </table:table-cell>
          <table:table-cell office:value-type="float" office:value="59534" calcext:value-type="float">
            <text:p>59534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Revolution</text:p>
          </table:table-cell>
          <table:table-cell office:value-type="float" office:value="59599" calcext:value-type="float">
            <text:p>59599</text:p>
          </table:table-cell>
          <table:table-cell office:value-type="float" office:value="59609" calcext:value-type="float">
            <text:p>59609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59621" calcext:value-type="float">
            <text:p>59621</text:p>
          </table:table-cell>
          <table:table-cell office:value-type="float" office:value="59622" calcext:value-type="float">
            <text:p>59622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59641" calcext:value-type="float">
            <text:p>59641</text:p>
          </table:table-cell>
          <table:table-cell office:value-type="float" office:value="59646" calcext:value-type="float">
            <text:p>59646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französische</text:p>
          </table:table-cell>
          <table:table-cell office:value-type="float" office:value="59667" calcext:value-type="float">
            <text:p>59667</text:p>
          </table:table-cell>
          <table:table-cell office:value-type="float" office:value="59679" calcext:value-type="float">
            <text:p>59679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Werner Krauss</text:p>
          </table:table-cell>
          <table:table-cell office:value-type="float" office:value="59701" calcext:value-type="float">
            <text:p>59701</text:p>
          </table:table-cell>
          <table:table-cell office:value-type="float" office:value="59714" calcext:value-type="float">
            <text:p>59714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Revolution</text:p>
          </table:table-cell>
          <table:table-cell office:value-type="float" office:value="60277" calcext:value-type="float">
            <text:p>60277</text:p>
          </table:table-cell>
          <table:table-cell office:value-type="float" office:value="60287" calcext:value-type="float">
            <text:p>6028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seigneurs</text:p>
          </table:table-cell>
          <table:table-cell office:value-type="float" office:value="60478" calcext:value-type="float">
            <text:p>60478</text:p>
          </table:table-cell>
          <table:table-cell office:value-type="float" office:value="60488" calcext:value-type="float">
            <text:p>60488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monarchischen Staat</text:p>
          </table:table-cell>
          <table:table-cell office:value-type="float" office:value="60498" calcext:value-type="float">
            <text:p>60498</text:p>
          </table:table-cell>
          <table:table-cell office:value-type="float" office:value="60517" calcext:value-type="float">
            <text:p>60517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Zeit</text:p>
          </table:table-cell>
          <table:table-cell office:value-type="float" office:value="60568" calcext:value-type="float">
            <text:p>60568</text:p>
          </table:table-cell>
          <table:table-cell office:value-type="float" office:value="60572" calcext:value-type="float">
            <text:p>60572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bürgerliche Revolution</text:p>
          </table:table-cell>
          <table:table-cell office:value-type="float" office:value="61118" calcext:value-type="float">
            <text:p>61118</text:p>
          </table:table-cell>
          <table:table-cell office:value-type="float" office:value="61140" calcext:value-type="float">
            <text:p>61140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Jahren</text:p>
          </table:table-cell>
          <table:table-cell office:value-type="float" office:value="61217" calcext:value-type="float">
            <text:p>61217</text:p>
          </table:table-cell>
          <table:table-cell office:value-type="float" office:value="61223" calcext:value-type="float">
            <text:p>61223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Bürgertum abgrenzenden Adels</text:p>
          </table:table-cell>
          <table:table-cell office:value-type="float" office:value="61269" calcext:value-type="float">
            <text:p>61269</text:p>
          </table:table-cell>
          <table:table-cell office:value-type="float" office:value="61297" calcext:value-type="float">
            <text:p>61297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61516" calcext:value-type="float">
            <text:p>61516</text:p>
          </table:table-cell>
          <table:table-cell office:value-type="float" office:value="61517" calcext:value-type="float">
            <text:p>6151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phy-siokratischen Ministers Turgot</text:p>
          </table:table-cell>
          <table:table-cell office:value-type="float" office:value="61553" calcext:value-type="float">
            <text:p>61553</text:p>
          </table:table-cell>
          <table:table-cell office:value-type="float" office:value="61587" calcext:value-type="float">
            <text:p>6158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antifeudalistische</text:p>
          </table:table-cell>
          <table:table-cell office:value-type="float" office:value="61791" calcext:value-type="float">
            <text:p>61791</text:p>
          </table:table-cell>
          <table:table-cell office:value-type="float" office:value="61809" calcext:value-type="float">
            <text:p>61809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Thermidor des Jahres II der Republik</text:p>
          </table:table-cell>
          <table:table-cell office:value-type="float" office:value="62098" calcext:value-type="float">
            <text:p>62098</text:p>
          </table:table-cell>
          <table:table-cell office:value-type="float" office:value="62134" calcext:value-type="float">
            <text:p>62134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Privateigentums</text:p>
          </table:table-cell>
          <table:table-cell office:value-type="float" office:value="62408" calcext:value-type="float">
            <text:p>62408</text:p>
          </table:table-cell>
          <table:table-cell office:value-type="float" office:value="62423" calcext:value-type="float">
            <text:p>62423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Bürgertums</text:p>
          </table:table-cell>
          <table:table-cell office:value-type="float" office:value="62602" calcext:value-type="float">
            <text:p>62602</text:p>
          </table:table-cell>
          <table:table-cell office:value-type="float" office:value="62612" calcext:value-type="float">
            <text:p>62612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Curé Meslier</text:p>
          </table:table-cell>
          <table:table-cell office:value-type="float" office:value="62695" calcext:value-type="float">
            <text:p>62695</text:p>
          </table:table-cell>
          <table:table-cell office:value-type="float" office:value="62707" calcext:value-type="float">
            <text:p>62707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Zeit</text:p>
          </table:table-cell>
          <table:table-cell office:value-type="float" office:value="62718" calcext:value-type="float">
            <text:p>62718</text:p>
          </table:table-cell>
          <table:table-cell office:value-type="float" office:value="62722" calcext:value-type="float">
            <text:p>62722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Abbé de Mably</text:p>
          </table:table-cell>
          <table:table-cell office:value-type="float" office:value="62741" calcext:value-type="float">
            <text:p>62741</text:p>
          </table:table-cell>
          <table:table-cell office:value-type="float" office:value="62754" calcext:value-type="float">
            <text:p>62754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Brissot de Warville</text:p>
          </table:table-cell>
          <table:table-cell office:value-type="float" office:value="62756" calcext:value-type="float">
            <text:p>62756</text:p>
          </table:table-cell>
          <table:table-cell office:value-type="float" office:value="62775" calcext:value-type="float">
            <text:p>62775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62814" calcext:value-type="float">
            <text:p>62814</text:p>
          </table:table-cell>
          <table:table-cell office:value-type="float" office:value="62822" calcext:value-type="float">
            <text:p>62822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Eigentums</text:p>
          </table:table-cell>
          <table:table-cell office:value-type="float" office:value="62842" calcext:value-type="float">
            <text:p>62842</text:p>
          </table:table-cell>
          <table:table-cell office:value-type="float" office:value="62851" calcext:value-type="float">
            <text:p>62851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Zentrum</text:p>
          </table:table-cell>
          <table:table-cell office:value-type="float" office:value="62855" calcext:value-type="float">
            <text:p>62855</text:p>
          </table:table-cell>
          <table:table-cell office:value-type="float" office:value="62862" calcext:value-type="float">
            <text:p>62862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“goût</text:p>
          </table:table-cell>
          <table:table-cell office:value-type="float" office:value="63552" calcext:value-type="float">
            <text:p>63552</text:p>
          </table:table-cell>
          <table:table-cell office:value-type="float" office:value="63557" calcext:value-type="float">
            <text:p>6355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Saint-Évremond</text:p>
          </table:table-cell>
          <table:table-cell office:value-type="float" office:value="63901" calcext:value-type="float">
            <text:p>63901</text:p>
          </table:table-cell>
          <table:table-cell office:value-type="float" office:value="63915" calcext:value-type="float">
            <text:p>63915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Sur les poèmes</text:p>
          </table:table-cell>
          <table:table-cell office:value-type="float" office:value="63982" calcext:value-type="float">
            <text:p>63982</text:p>
          </table:table-cell>
          <table:table-cell office:value-type="float" office:value="63996" calcext:value-type="float">
            <text:p>63996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U n’y a personne qui ait plus d’admiration que j’en ai pour les ouvrages</text:p>
          </table:table-cell>
          <table:table-cell office:value-type="float" office:value="64035" calcext:value-type="float">
            <text:p>64035</text:p>
          </table:table-cell>
          <table:table-cell office:value-type="float" office:value="64107" calcext:value-type="float">
            <text:p>6410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Anciens</text:p>
          </table:table-cell>
          <table:table-cell office:value-type="float" office:value="64112" calcext:value-type="float">
            <text:p>64112</text:p>
          </table:table-cell>
          <table:table-cell office:value-type="float" office:value="64119" calcext:value-type="float">
            <text:p>64119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l’économie</text:p>
          </table:table-cell>
          <table:table-cell office:value-type="float" office:value="64142" calcext:value-type="float">
            <text:p>64142</text:p>
          </table:table-cell>
          <table:table-cell office:value-type="float" office:value="64152" calcext:value-type="float">
            <text:p>64152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l’élévation de l’esprit</text:p>
          </table:table-cell>
          <table:table-cell office:value-type="float" office:value="64154" calcext:value-type="float">
            <text:p>64154</text:p>
          </table:table-cell>
          <table:table-cell office:value-type="float" office:value="64177" calcext:value-type="float">
            <text:p>6417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l’étendue de la connaissance</text:p>
          </table:table-cell>
          <table:table-cell office:value-type="float" office:value="64179" calcext:value-type="float">
            <text:p>64179</text:p>
          </table:table-cell>
          <table:table-cell office:value-type="float" office:value="64207" calcext:value-type="float">
            <text:p>6420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mais le changement de la religion</text:p>
          </table:table-cell>
          <table:table-cell office:value-type="float" office:value="64209" calcext:value-type="float">
            <text:p>64209</text:p>
          </table:table-cell>
          <table:table-cell office:value-type="float" office:value="64242" calcext:value-type="float">
            <text:p>64242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du gouvernement</text:p>
          </table:table-cell>
          <table:table-cell office:value-type="float" office:value="64244" calcext:value-type="float">
            <text:p>64244</text:p>
          </table:table-cell>
          <table:table-cell office:value-type="float" office:value="64259" calcext:value-type="float">
            <text:p>64259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manières</text:p>
          </table:table-cell>
          <table:table-cell office:value-type="float" office:value="64276" calcext:value-type="float">
            <text:p>64276</text:p>
          </table:table-cell>
          <table:table-cell office:value-type="float" office:value="64284" calcext:value-type="float">
            <text:p>64284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en a fait un si grand dans le monde qu’il nous faut comme un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286" calcext:value-type="float">
            <text:p>64286</text:p>
          </table:table-cell>
          <table:table-cell office:value-type="float" office:value="64347" calcext:value-type="float">
            <text:p>64347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“doctrine classique</text:p>
          </table:table-cell>
          <table:table-cell office:value-type="float" office:value="64530" calcext:value-type="float">
            <text:p>64530</text:p>
          </table:table-cell>
          <table:table-cell office:value-type="float" office:value="64549" calcext:value-type="float">
            <text:p>64549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Voltaire</text:p>
          </table:table-cell>
          <table:table-cell office:value-type="float" office:value="64623" calcext:value-type="float">
            <text:p>64623</text:p>
          </table:table-cell>
          <table:table-cell office:value-type="float" office:value="64631" calcext:value-type="float">
            <text:p>64631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64702" calcext:value-type="float">
            <text:p>64702</text:p>
          </table:table-cell>
          <table:table-cell office:value-type="float" office:value="64703" calcext:value-type="float">
            <text:p>64703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64769" calcext:value-type="float">
            <text:p>64769</text:p>
          </table:table-cell>
          <table:table-cell office:value-type="float" office:value="64770" calcext:value-type="float">
            <text:p>64770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arbiträr “</text:p>
          </table:table-cell>
          <table:table-cell office:value-type="float" office:value="64795" calcext:value-type="float">
            <text:p>64795</text:p>
          </table:table-cell>
          <table:table-cell office:value-type="float" office:value="64805" calcext:value-type="float">
            <text:p>64805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République</text:p>
          </table:table-cell>
          <table:table-cell office:value-type="float" office:value="64957" calcext:value-type="float">
            <text:p>64957</text:p>
          </table:table-cell>
          <table:table-cell office:value-type="float" office:value="64968" calcext:value-type="float">
            <text:p>64968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65152" calcext:value-type="float">
            <text:p>65152</text:p>
          </table:table-cell>
          <table:table-cell office:value-type="float" office:value="65153" calcext:value-type="float">
            <text:p>65153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révolutions dans son goût</text:p>
          </table:table-cell>
          <table:table-cell office:value-type="float" office:value="65455" calcext:value-type="float">
            <text:p>65455</text:p>
          </table:table-cell>
          <table:table-cell office:value-type="float" office:value="65480" calcext:value-type="float">
            <text:p>65480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Helvétius</text:p>
          </table:table-cell>
          <table:table-cell office:value-type="float" office:value="65492" calcext:value-type="float">
            <text:p>65492</text:p>
          </table:table-cell>
          <table:table-cell office:value-type="float" office:value="65501" calcext:value-type="float">
            <text:p>65501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De l’Esprit</text:p>
          </table:table-cell>
          <table:table-cell office:value-type="float" office:value="65503" calcext:value-type="float">
            <text:p>65503</text:p>
          </table:table-cell>
          <table:table-cell office:value-type="float" office:value="65514" calcext:value-type="float">
            <text:p>65514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Voltaire</text:p>
          </table:table-cell>
          <table:table-cell office:value-type="float" office:value="65527" calcext:value-type="float">
            <text:p>65527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“Presque tous les ouvrages</text:p>
          </table:table-cell>
          <table:table-cell office:value-type="float" office:value="65537" calcext:value-type="float">
            <text:p>65537</text:p>
          </table:table-cell>
          <table:table-cell office:value-type="float" office:value="65563" calcext:value-type="float">
            <text:p>65563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hommes changent ainsi que l’imagination qui les produit</text:p>
          </table:table-cell>
          <table:table-cell office:value-type="float" office:value="65568" calcext:value-type="float">
            <text:p>65568</text:p>
          </table:table-cell>
          <table:table-cell office:value-type="float" office:value="65623" calcext:value-type="float">
            <text:p>65623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Les coutumes</text:p>
          </table:table-cell>
          <table:table-cell office:value-type="float" office:value="65625" calcext:value-type="float">
            <text:p>65625</text:p>
          </table:table-cell>
          <table:table-cell office:value-type="float" office:value="65637" calcext:value-type="float">
            <text:p>65637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les langues</text:p>
          </table:table-cell>
          <table:table-cell office:value-type="float" office:value="65639" calcext:value-type="float">
            <text:p>65639</text:p>
          </table:table-cell>
          <table:table-cell office:value-type="float" office:value="65650" calcext:value-type="float">
            <text:p>65650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le goût</text:p>
          </table:table-cell>
          <table:table-cell office:value-type="float" office:value="65652" calcext:value-type="float">
            <text:p>65652</text:p>
          </table:table-cell>
          <table:table-cell office:value-type="float" office:value="65659" calcext:value-type="float">
            <text:p>65659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peuples les plus voisins different</text:p>
          </table:table-cell>
          <table:table-cell office:value-type="float" office:value="65664" calcext:value-type="float">
            <text:p>65664</text:p>
          </table:table-cell>
          <table:table-cell office:value-type="float" office:value="65698" calcext:value-type="float">
            <text:p>65698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que dis-je</text:p>
          </table:table-cell>
          <table:table-cell office:value-type="float" office:value="65700" calcext:value-type="float">
            <text:p>65700</text:p>
          </table:table-cell>
          <table:table-cell office:value-type="float" office:value="65710" calcext:value-type="float">
            <text:p>65710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la même nation n’est plus reconnaissable au bout de trois ou quatre siècles</text:p>
          </table:table-cell>
          <table:table-cell office:value-type="float" office:value="65712" calcext:value-type="float">
            <text:p>65712</text:p>
          </table:table-cell>
          <table:table-cell office:value-type="float" office:value="65787" calcext:value-type="float">
            <text:p>6578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Dans les arts qui dépendent</text:p>
          </table:table-cell>
          <table:table-cell office:value-type="float" office:value="65789" calcext:value-type="float">
            <text:p>65789</text:p>
          </table:table-cell>
          <table:table-cell office:value-type="float" office:value="65816" calcext:value-type="float">
            <text:p>65816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purement de l’</text:p>
          </table:table-cell>
          <table:table-cell office:value-type="float" office:value="65817" calcext:value-type="float">
            <text:p>65817</text:p>
          </table:table-cell>
          <table:table-cell office:value-type="float" office:value="65831" calcext:value-type="float">
            <text:p>65831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ils changent en mille manières</text:p>
          </table:table-cell>
          <table:table-cell office:value-type="float" office:value="65892" calcext:value-type="float">
            <text:p>65892</text:p>
          </table:table-cell>
          <table:table-cell office:value-type="float" office:value="65922" calcext:value-type="float">
            <text:p>65922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tandis qu’on cherche à les</text:p>
          </table:table-cell>
          <table:table-cell office:value-type="float" office:value="65924" calcext:value-type="float">
            <text:p>65924</text:p>
          </table:table-cell>
          <table:table-cell office:value-type="float" office:value="65950" calcext:value-type="float">
            <text:p>65950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Abbé Batteux</text:p>
          </table:table-cell>
          <table:table-cell office:value-type="float" office:value="66530" calcext:value-type="float">
            <text:p>66530</text:p>
          </table:table-cell>
          <table:table-cell office:value-type="float" office:value="66542" calcext:value-type="float">
            <text:p>66542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Les Beaux-Arts réduits à un même principe</text:p>
          </table:table-cell>
          <table:table-cell office:value-type="float" office:value="66546" calcext:value-type="float">
            <text:p>66546</text:p>
          </table:table-cell>
          <table:table-cell office:value-type="float" office:value="66587" calcext:value-type="float">
            <text:p>66587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66749" calcext:value-type="float">
            <text:p>66749</text:p>
          </table:table-cell>
          <table:table-cell office:value-type="float" office:value="66750" calcext:value-type="float">
            <text:p>66750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66811" calcext:value-type="float">
            <text:p>66811</text:p>
          </table:table-cell>
          <table:table-cell office:value-type="float" office:value="66812" calcext:value-type="float">
            <text:p>66812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66898" calcext:value-type="float">
            <text:p>66898</text:p>
          </table:table-cell>
          <table:table-cell office:value-type="float" office:value="66899" calcext:value-type="float">
            <text:p>66899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67127" calcext:value-type="float">
            <text:p>67127</text:p>
          </table:table-cell>
          <table:table-cell office:value-type="float" office:value="67128" calcext:value-type="float">
            <text:p>67128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imagination”</text:p>
          </table:table-cell>
          <table:table-cell office:value-type="float" office:value="67143" calcext:value-type="float">
            <text:p>67143</text:p>
          </table:table-cell>
          <table:table-cell office:value-type="float" office:value="67156" calcext:value-type="float">
            <text:p>67156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Diderot</text:p>
          </table:table-cell>
          <table:table-cell office:value-type="float" office:value="67195" calcext:value-type="float">
            <text:p>67195</text:p>
          </table:table-cell>
          <table:table-cell office:value-type="float" office:value="67202" calcext:value-type="float">
            <text:p>67202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Poésie</text:p>
          </table:table-cell>
          <table:table-cell office:value-type="float" office:value="67231" calcext:value-type="float">
            <text:p>67231</text:p>
          </table:table-cell>
          <table:table-cell office:value-type="float" office:value="67237" calcext:value-type="float">
            <text:p>67237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Rhétorique</text:p>
          </table:table-cell>
          <table:table-cell office:value-type="float" office:value="67239" calcext:value-type="float">
            <text:p>67239</text:p>
          </table:table-cell>
          <table:table-cell office:value-type="float" office:value="67249" calcext:value-type="float">
            <text:p>67249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“imitatio”</text:p>
          </table:table-cell>
          <table:table-cell office:value-type="float" office:value="67278" calcext:value-type="float">
            <text:p>67278</text:p>
          </table:table-cell>
          <table:table-cell office:value-type="float" office:value="67288" calcext:value-type="float">
            <text:p>67288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la bonne imitation est une continuelle invention</text:p>
          </table:table-cell>
          <table:table-cell office:value-type="float" office:value="67409" calcext:value-type="float">
            <text:p>67409</text:p>
          </table:table-cell>
          <table:table-cell office:value-type="float" office:value="67458" calcext:value-type="float">
            <text:p>67458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sacre de l’écrivain”</text:p>
          </table:table-cell>
          <table:table-cell office:value-type="float" office:value="67465" calcext:value-type="float">
            <text:p>67465</text:p>
          </table:table-cell>
          <table:table-cell office:value-type="float" office:value="67486" calcext:value-type="float">
            <text:p>67486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Paul Bénichou</text:p>
          </table:table-cell>
          <table:table-cell office:value-type="float" office:value="67488" calcext:value-type="float">
            <text:p>67488</text:p>
          </table:table-cell>
          <table:table-cell office:value-type="float" office:value="67501" calcext:value-type="float">
            <text:p>67501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Kunstphilosoph Abbé Dubos</text:p>
          </table:table-cell>
          <table:table-cell office:value-type="float" office:value="67642" calcext:value-type="float">
            <text:p>67642</text:p>
          </table:table-cell>
          <table:table-cell office:value-type="float" office:value="67667" calcext:value-type="float">
            <text:p>67667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critiqu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747" calcext:value-type="float">
            <text:p>67747</text:p>
          </table:table-cell>
          <table:table-cell office:value-type="float" office:value="67757" calcext:value-type="float">
            <text:p>67757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“génie naturel”</text:p>
          </table:table-cell>
          <table:table-cell office:value-type="float" office:value="67828" calcext:value-type="float">
            <text:p>67828</text:p>
          </table:table-cell>
          <table:table-cell office:value-type="float" office:value="67843" calcext:value-type="float">
            <text:p>67843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talent d’</text:p>
          </table:table-cell>
          <table:table-cell office:value-type="float" office:value="67867" calcext:value-type="float">
            <text:p>67867</text:p>
          </table:table-cell>
          <table:table-cell office:value-type="float" office:value="67877" calcext:value-type="float">
            <text:p>6787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68089" calcext:value-type="float">
            <text:p>68089</text:p>
          </table:table-cell>
          <table:table-cell office:value-type="float" office:value="68090" calcext:value-type="float">
            <text:p>68090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Im Jahr 1740</text:p>
          </table:table-cell>
          <table:table-cell office:value-type="float" office:value="68239" calcext:value-type="float">
            <text:p>68239</text:p>
          </table:table-cell>
          <table:table-cell office:value-type="float" office:value="68251" calcext:value-type="float">
            <text:p>68251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L’ignorance et le mépris</text:p>
          </table:table-cell>
          <table:table-cell office:value-type="float" office:value="68275" calcext:value-type="float">
            <text:p>68275</text:p>
          </table:table-cell>
          <table:table-cell office:value-type="float" office:value="68300" calcext:value-type="float">
            <text:p>68300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68588" calcext:value-type="float">
            <text:p>68588</text:p>
          </table:table-cell>
          <table:table-cell office:value-type="float" office:value="68589" calcext:value-type="float">
            <text:p>68589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Louis-Sébastien Mercier</text:p>
          </table:table-cell>
          <table:table-cell office:value-type="float" office:value="68603" calcext:value-type="float">
            <text:p>68603</text:p>
          </table:table-cell>
          <table:table-cell office:value-type="float" office:value="68626" calcext:value-type="float">
            <text:p>68626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Voltaire</text:p>
          </table:table-cell>
          <table:table-cell office:value-type="float" office:value="68814" calcext:value-type="float">
            <text:p>68814</text:p>
          </table:table-cell>
          <table:table-cell office:value-type="float" office:value="68822" calcext:value-type="float">
            <text:p>68822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Kammerherr Friedrichs II</text:p>
          </table:table-cell>
          <table:table-cell office:value-type="float" office:value="68827" calcext:value-type="float">
            <text:p>68827</text:p>
          </table:table-cell>
          <table:table-cell office:value-type="float" office:value="68851" calcext:value-type="float">
            <text:p>68851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Preußen</text:p>
          </table:table-cell>
          <table:table-cell office:value-type="float" office:value="68857" calcext:value-type="float">
            <text:p>68857</text:p>
          </table:table-cell>
          <table:table-cell office:value-type="float" office:value="68864" calcext:value-type="float">
            <text:p>68864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abholde Weise Zusammenhänge</text:p>
          </table:table-cell>
          <table:table-cell office:value-type="float" office:value="69255" calcext:value-type="float">
            <text:p>69255</text:p>
          </table:table-cell>
          <table:table-cell office:value-type="float" office:value="69282" calcext:value-type="float">
            <text:p>69282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Babouc</text:p>
          </table:table-cell>
          <table:table-cell office:value-type="float" office:value="69470" calcext:value-type="float">
            <text:p>69470</text:p>
          </table:table-cell>
          <table:table-cell office:value-type="float" office:value="69476" calcext:value-type="float">
            <text:p>69476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Voltaires</text:p>
          </table:table-cell>
          <table:table-cell office:value-type="float" office:value="69498" calcext:value-type="float">
            <text:p>69498</text:p>
          </table:table-cell>
          <table:table-cell office:value-type="float" office:value="69507" calcext:value-type="float">
            <text:p>69507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“Monarch</text:p>
          </table:table-cell>
          <table:table-cell office:value-type="float" office:value="69767" calcext:value-type="float">
            <text:p>69767</text:p>
          </table:table-cell>
          <table:table-cell office:value-type="float" office:value="69775" calcext:value-type="float">
            <text:p>69775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Babouc</text:p>
          </table:table-cell>
          <table:table-cell office:value-type="float" office:value="69816" calcext:value-type="float">
            <text:p>69816</text:p>
          </table:table-cell>
          <table:table-cell office:value-type="float" office:value="69822" calcext:value-type="float">
            <text:p>69822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philosophe” ist unparteiisch</text:p>
          </table:table-cell>
          <table:table-cell office:value-type="float" office:value="69984" calcext:value-type="float">
            <text:p>69984</text:p>
          </table:table-cell>
          <table:table-cell office:value-type="float" office:value="70013" calcext:value-type="float">
            <text:p>70013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70089" calcext:value-type="float">
            <text:p>70089</text:p>
          </table:table-cell>
          <table:table-cell office:value-type="float" office:value="70090" calcext:value-type="float">
            <text:p>70090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70141" calcext:value-type="float">
            <text:p>70141</text:p>
          </table:table-cell>
          <table:table-cell office:value-type="float" office:value="70142" calcext:value-type="float">
            <text:p>70142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galant-erotischen</text:p>
          </table:table-cell>
          <table:table-cell office:value-type="float" office:value="70685" calcext:value-type="float">
            <text:p>70685</text:p>
          </table:table-cell>
          <table:table-cell office:value-type="float" office:value="70702" calcext:value-type="float">
            <text:p>70702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englischen</text:p>
          </table:table-cell>
          <table:table-cell office:value-type="float" office:value="70766" calcext:value-type="float">
            <text:p>70766</text:p>
          </table:table-cell>
          <table:table-cell office:value-type="float" office:value="70776" calcext:value-type="float">
            <text:p>70776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Voltaires</text:p>
          </table:table-cell>
          <table:table-cell office:value-type="float" office:value="70945" calcext:value-type="float">
            <text:p>70945</text:p>
          </table:table-cell>
          <table:table-cell office:value-type="float" office:value="70954" calcext:value-type="float">
            <text:p>70954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Gnade</text:p>
          </table:table-cell>
          <table:table-cell office:value-type="float" office:value="71027" calcext:value-type="float">
            <text:p>71027</text:p>
          </table:table-cell>
          <table:table-cell office:value-type="float" office:value="71032" calcext:value-type="float">
            <text:p>71032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Satirikers Spott</text:p>
          </table:table-cell>
          <table:table-cell office:value-type="float" office:value="71041" calcext:value-type="float">
            <text:p>71041</text:p>
          </table:table-cell>
          <table:table-cell office:value-type="float" office:value="71057" calcext:value-type="float">
            <text:p>71057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71130" calcext:value-type="float">
            <text:p>71130</text:p>
          </table:table-cell>
          <table:table-cell office:value-type="float" office:value="71131" calcext:value-type="float">
            <text:p>71131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71143" calcext:value-type="float">
            <text:p>71143</text:p>
          </table:table-cell>
          <table:table-cell office:value-type="float" office:value="71144" calcext:value-type="float">
            <text:p>71144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71353" calcext:value-type="float">
            <text:p>71353</text:p>
          </table:table-cell>
          <table:table-cell office:value-type="float" office:value="71354" calcext:value-type="float">
            <text:p>71354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englischen</text:p>
          </table:table-cell>
          <table:table-cell office:value-type="float" office:value="71486" calcext:value-type="float">
            <text:p>71486</text:p>
          </table:table-cell>
          <table:table-cell office:value-type="float" office:value="71496" calcext:value-type="float">
            <text:p>71496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Diderots “</text:p>
          </table:table-cell>
          <table:table-cell office:value-type="float" office:value="71784" calcext:value-type="float">
            <text:p>71784</text:p>
          </table:table-cell>
          <table:table-cell office:value-type="float" office:value="71794" calcext:value-type="float">
            <text:p>71794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aux hommes l’amour de la vertu</text:p>
          </table:table-cell>
          <table:table-cell office:value-type="float" office:value="71803" calcext:value-type="float">
            <text:p>71803</text:p>
          </table:table-cell>
          <table:table-cell office:value-type="float" office:value="71833" calcext:value-type="float">
            <text:p>71833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l’horreur du vice”</text:p>
          </table:table-cell>
          <table:table-cell office:value-type="float" office:value="71835" calcext:value-type="float">
            <text:p>71835</text:p>
          </table:table-cell>
          <table:table-cell office:value-type="float" office:value="71853" calcext:value-type="float">
            <text:p>71853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Entretiens avec Dorval</text:p>
          </table:table-cell>
          <table:table-cell office:value-type="float" office:value="71855" calcext:value-type="float">
            <text:p>71855</text:p>
          </table:table-cell>
          <table:table-cell office:value-type="float" office:value="71877" calcext:value-type="float">
            <text:p>7187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Marquis de Sade</text:p>
          </table:table-cell>
          <table:table-cell office:value-type="float" office:value="71888" calcext:value-type="float">
            <text:p>71888</text:p>
          </table:table-cell>
          <table:table-cell office:value-type="float" office:value="71903" calcext:value-type="float">
            <text:p>71903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72026" calcext:value-type="float">
            <text:p>72026</text:p>
          </table:table-cell>
          <table:table-cell office:value-type="float" office:value="72027" calcext:value-type="float">
            <text:p>7202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72062" calcext:value-type="float">
            <text:p>72062</text:p>
          </table:table-cell>
          <table:table-cell office:value-type="float" office:value="72063" calcext:value-type="float">
            <text:p>72063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ouvre les trésors du cœur humain</text:p>
          </table:table-cell>
          <table:table-cell office:value-type="float" office:value="72063" calcext:value-type="float">
            <text:p>72063</text:p>
          </table:table-cell>
          <table:table-cell office:value-type="float" office:value="72095" calcext:value-type="float">
            <text:p>72095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sa commisération</text:p>
          </table:table-cell>
          <table:table-cell office:value-type="float" office:value="72115" calcext:value-type="float">
            <text:p>72115</text:p>
          </table:table-cell>
          <table:table-cell office:value-type="float" office:value="72131" calcext:value-type="float">
            <text:p>72131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vertueux”</text:p>
          </table:table-cell>
          <table:table-cell office:value-type="float" office:value="72164" calcext:value-type="float">
            <text:p>72164</text:p>
          </table:table-cell>
          <table:table-cell office:value-type="float" office:value="72173" calcext:value-type="float">
            <text:p>72173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Mercier</text:p>
          </table:table-cell>
          <table:table-cell office:value-type="float" office:value="72175" calcext:value-type="float">
            <text:p>72175</text:p>
          </table:table-cell>
          <table:table-cell office:value-type="float" office:value="72182" calcext:value-type="float">
            <text:p>72182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Du théâtre</text:p>
          </table:table-cell>
          <table:table-cell office:value-type="float" office:value="72184" calcext:value-type="float">
            <text:p>72184</text:p>
          </table:table-cell>
          <table:table-cell office:value-type="float" office:value="72194" calcext:value-type="float">
            <text:p>72194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De Bougainville</text:p>
          </table:table-cell>
          <table:table-cell office:value-type="float" office:value="72520" calcext:value-type="float">
            <text:p>72520</text:p>
          </table:table-cell>
          <table:table-cell office:value-type="float" office:value="72535" calcext:value-type="float">
            <text:p>72535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Discours de réception à l'Académie française</text:p>
          </table:table-cell>
          <table:table-cell office:value-type="float" office:value="72537" calcext:value-type="float">
            <text:p>72537</text:p>
          </table:table-cell>
          <table:table-cell office:value-type="float" office:value="72581" calcext:value-type="float">
            <text:p>72581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72847" calcext:value-type="float">
            <text:p>72847</text:p>
          </table:table-cell>
          <table:table-cell office:value-type="float" office:value="72848" calcext:value-type="float">
            <text:p>72848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moralisch-didaktisch</text:p>
          </table:table-cell>
          <table:table-cell office:value-type="float" office:value="73194" calcext:value-type="float">
            <text:p>73194</text:p>
          </table:table-cell>
          <table:table-cell office:value-type="float" office:value="73214" calcext:value-type="float">
            <text:p>73214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französischen</text:p>
          </table:table-cell>
          <table:table-cell office:value-type="float" office:value="73658" calcext:value-type="float">
            <text:p>73658</text:p>
          </table:table-cell>
          <table:table-cell office:value-type="float" office:value="73671" calcext:value-type="float">
            <text:p>73671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Französischen Revolution</text:p>
          </table:table-cell>
          <table:table-cell office:value-type="float" office:value="73747" calcext:value-type="float">
            <text:p>73747</text:p>
          </table:table-cell>
          <table:table-cell office:value-type="float" office:value="73771" calcext:value-type="float">
            <text:p>73771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Französischen Revolution</text:p>
          </table:table-cell>
          <table:table-cell office:value-type="float" office:value="73873" calcext:value-type="float">
            <text:p>73873</text:p>
          </table:table-cell>
          <table:table-cell office:value-type="float" office:value="73897" calcext:value-type="float">
            <text:p>7389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europäische</text:p>
          </table:table-cell>
          <table:table-cell office:value-type="float" office:value="73906" calcext:value-type="float">
            <text:p>73906</text:p>
          </table:table-cell>
          <table:table-cell office:value-type="float" office:value="73917" calcext:value-type="float">
            <text:p>7391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Mme de Staël</text:p>
          </table:table-cell>
          <table:table-cell office:value-type="float" office:value="74026" calcext:value-type="float">
            <text:p>74026</text:p>
          </table:table-cell>
          <table:table-cell office:value-type="float" office:value="74038" calcext:value-type="float">
            <text:p>74038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Europa</text:p>
          </table:table-cell>
          <table:table-cell office:value-type="float" office:value="74069" calcext:value-type="float">
            <text:p>74069</text:p>
          </table:table-cell>
          <table:table-cell office:value-type="float" office:value="74075" calcext:value-type="float">
            <text:p>74075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Europa</text:p>
          </table:table-cell>
          <table:table-cell office:value-type="float" office:value="74086" calcext:value-type="float">
            <text:p>74086</text:p>
          </table:table-cell>
          <table:table-cell office:value-type="float" office:value="74092" calcext:value-type="float">
            <text:p>74092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float" office:value="74104" calcext:value-type="float">
            <text:p>74104</text:p>
          </table:table-cell>
          <table:table-cell office:value-type="float" office:value="74114" calcext:value-type="float">
            <text:p>74114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float" office:value="74145" calcext:value-type="float">
            <text:p>74145</text:p>
          </table:table-cell>
          <table:table-cell office:value-type="float" office:value="74155" calcext:value-type="float">
            <text:p>74155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Europa</text:p>
          </table:table-cell>
          <table:table-cell office:value-type="float" office:value="74173" calcext:value-type="float">
            <text:p>74173</text:p>
          </table:table-cell>
          <table:table-cell office:value-type="float" office:value="74179" calcext:value-type="float">
            <text:p>74179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float" office:value="74211" calcext:value-type="float">
            <text:p>74211</text:p>
          </table:table-cell>
          <table:table-cell office:value-type="float" office:value="74218" calcext:value-type="float">
            <text:p>74218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englischen</text:p>
          </table:table-cell>
          <table:table-cell office:value-type="float" office:value="74252" calcext:value-type="float">
            <text:p>74252</text:p>
          </table:table-cell>
          <table:table-cell office:value-type="float" office:value="74262" calcext:value-type="float">
            <text:p>74262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float" office:value="74271" calcext:value-type="float">
            <text:p>74271</text:p>
          </table:table-cell>
          <table:table-cell office:value-type="float" office:value="74281" calcext:value-type="float">
            <text:p>74281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englische</text:p>
          </table:table-cell>
          <table:table-cell office:value-type="float" office:value="74294" calcext:value-type="float">
            <text:p>74294</text:p>
          </table:table-cell>
          <table:table-cell office:value-type="float" office:value="74303" calcext:value-type="float">
            <text:p>74303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französischen Sprache</text:p>
          </table:table-cell>
          <table:table-cell office:value-type="float" office:value="74523" calcext:value-type="float">
            <text:p>74523</text:p>
          </table:table-cell>
          <table:table-cell office:value-type="float" office:value="74544" calcext:value-type="float">
            <text:p>74544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Rivarol</text:p>
          </table:table-cell>
          <table:table-cell office:value-type="float" office:value="74550" calcext:value-type="float">
            <text:p>74550</text:p>
          </table:table-cell>
          <table:table-cell office:value-type="float" office:value="74557" calcext:value-type="float">
            <text:p>74557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Französischen Revolution</text:p>
          </table:table-cell>
          <table:table-cell office:value-type="float" office:value="74631" calcext:value-type="float">
            <text:p>74631</text:p>
          </table:table-cell>
          <table:table-cell office:value-type="float" office:value="74655" calcext:value-type="float">
            <text:p>74655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Berliner Akademie</text:p>
          </table:table-cell>
          <table:table-cell office:value-type="float" office:value="74675" calcext:value-type="float">
            <text:p>74675</text:p>
          </table:table-cell>
          <table:table-cell office:value-type="float" office:value="74692" calcext:value-type="float">
            <text:p>74692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französischen</text:p>
          </table:table-cell>
          <table:table-cell office:value-type="float" office:value="74845" calcext:value-type="float">
            <text:p>74845</text:p>
          </table:table-cell>
          <table:table-cell office:value-type="float" office:value="74858" calcext:value-type="float">
            <text:p>74858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Neapolitaner</text:p>
          </table:table-cell>
          <table:table-cell office:value-type="float" office:value="74971" calcext:value-type="float">
            <text:p>74971</text:p>
          </table:table-cell>
          <table:table-cell office:value-type="float" office:value="74983" calcext:value-type="float">
            <text:p>74983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Buch L’Europe française</text:p>
          </table:table-cell>
          <table:table-cell office:value-type="float" office:value="75005" calcext:value-type="float">
            <text:p>75005</text:p>
          </table:table-cell>
          <table:table-cell office:value-type="float" office:value="75028" calcext:value-type="float">
            <text:p>75028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französischen</text:p>
          </table:table-cell>
          <table:table-cell office:value-type="float" office:value="75046" calcext:value-type="float">
            <text:p>75046</text:p>
          </table:table-cell>
          <table:table-cell office:value-type="float" office:value="75059" calcext:value-type="float">
            <text:p>75059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Europa</text:p>
          </table:table-cell>
          <table:table-cell office:value-type="float" office:value="75094" calcext:value-type="float">
            <text:p>75094</text:p>
          </table:table-cell>
          <table:table-cell office:value-type="float" office:value="75100" calcext:value-type="float">
            <text:p>75100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Berlin</text:p>
          </table:table-cell>
          <table:table-cell office:value-type="float" office:value="75152" calcext:value-type="float">
            <text:p>75152</text:p>
          </table:table-cell>
          <table:table-cell office:value-type="float" office:value="75158" calcext:value-type="float">
            <text:p>75158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Diderot</text:p>
          </table:table-cell>
          <table:table-cell office:value-type="float" office:value="75160" calcext:value-type="float">
            <text:p>75160</text:p>
          </table:table-cell>
          <table:table-cell office:value-type="float" office:value="75167" calcext:value-type="float">
            <text:p>75167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St. Petersburg</text:p>
          </table:table-cell>
          <table:table-cell office:value-type="float" office:value="75171" calcext:value-type="float">
            <text:p>75171</text:p>
          </table:table-cell>
          <table:table-cell office:value-type="float" office:value="75185" calcext:value-type="float">
            <text:p>75185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75333" calcext:value-type="float">
            <text:p>75333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Europa</text:p>
          </table:table-cell>
          <table:table-cell office:value-type="float" office:value="75413" calcext:value-type="float">
            <text:p>75413</text:p>
          </table:table-cell>
          <table:table-cell office:value-type="float" office:value="75419" calcext:value-type="float">
            <text:p>75419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Melchior Grimms Correspondance littéraire</text:p>
          </table:table-cell>
          <table:table-cell office:value-type="float" office:value="75467" calcext:value-type="float">
            <text:p>75467</text:p>
          </table:table-cell>
          <table:table-cell office:value-type="float" office:value="75508" calcext:value-type="float">
            <text:p>75508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philosophique et critique</text:p>
          </table:table-cell>
          <table:table-cell office:value-type="float" office:value="75510" calcext:value-type="float">
            <text:p>75510</text:p>
          </table:table-cell>
          <table:table-cell office:value-type="float" office:value="75535" calcext:value-type="float">
            <text:p>75535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Jakob Heinrich Meister</text:p>
          </table:table-cell>
          <table:table-cell office:value-type="float" office:value="75566" calcext:value-type="float">
            <text:p>75566</text:p>
          </table:table-cell>
          <table:table-cell office:value-type="float" office:value="75588" calcext:value-type="float">
            <text:p>75588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Herzog von Sachsen-Gotha</text:p>
          </table:table-cell>
          <table:table-cell office:value-type="float" office:value="75602" calcext:value-type="float">
            <text:p>75602</text:p>
          </table:table-cell>
          <table:table-cell office:value-type="float" office:value="75626" calcext:value-type="float">
            <text:p>75626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Kopien</text:p>
          </table:table-cell>
          <table:table-cell office:value-type="float" office:value="75638" calcext:value-type="float">
            <text:p>75638</text:p>
          </table:table-cell>
          <table:table-cell office:value-type="float" office:value="75644" calcext:value-type="float">
            <text:p>75644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europäische</text:p>
          </table:table-cell>
          <table:table-cell office:value-type="float" office:value="75660" calcext:value-type="float">
            <text:p>75660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Mémoires secrets pour servir à l’histoire de la République des lettres en France</text:p>
          </table:table-cell>
          <table:table-cell office:value-type="float" office:value="75748" calcext:value-type="float">
            <text:p>75748</text:p>
          </table:table-cell>
          <table:table-cell office:value-type="float" office:value="75828" calcext:value-type="float">
            <text:p>75828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Petit de Bachaumont</text:p>
          </table:table-cell>
          <table:table-cell office:value-type="float" office:value="75833" calcext:value-type="float">
            <text:p>75833</text:p>
          </table:table-cell>
          <table:table-cell office:value-type="float" office:value="75852" calcext:value-type="float">
            <text:p>75852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französische</text:p>
          </table:table-cell>
          <table:table-cell office:value-type="float" office:value="75917" calcext:value-type="float">
            <text:p>75917</text:p>
          </table:table-cell>
          <table:table-cell office:value-type="float" office:value="75929" calcext:value-type="float">
            <text:p>75929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75979" calcext:value-type="float">
            <text:p>75979</text:p>
          </table:table-cell>
          <table:table-cell office:value-type="float" office:value="75980" calcext:value-type="float">
            <text:p>75980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Voltaire</text:p>
          </table:table-cell>
          <table:table-cell office:value-type="float" office:value="76237" calcext:value-type="float">
            <text:p>76237</text:p>
          </table:table-cell>
          <table:table-cell office:value-type="float" office:value="76245" calcext:value-type="float">
            <text:p>76245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Europa</text:p>
          </table:table-cell>
          <table:table-cell office:value-type="float" office:value="76299" calcext:value-type="float">
            <text:p>76299</text:p>
          </table:table-cell>
          <table:table-cell office:value-type="float" office:value="76305" calcext:value-type="float">
            <text:p>76305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Holland</text:p>
          </table:table-cell>
          <table:table-cell office:value-type="float" office:value="76571" calcext:value-type="float">
            <text:p>76571</text:p>
          </table:table-cell>
          <table:table-cell office:value-type="float" office:value="76578" calcext:value-type="float">
            <text:p>76578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float" office:value="76596" calcext:value-type="float">
            <text:p>76596</text:p>
          </table:table-cell>
          <table:table-cell office:value-type="float" office:value="76603" calcext:value-type="float">
            <text:p>76603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Voltaires</text:p>
          </table:table-cell>
          <table:table-cell office:value-type="float" office:value="76765" calcext:value-type="float">
            <text:p>76765</text:p>
          </table:table-cell>
          <table:table-cell office:value-type="float" office:value="76774" calcext:value-type="float">
            <text:p>76774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englischen</text:p>
          </table:table-cell>
          <table:table-cell office:value-type="float" office:value="76808" calcext:value-type="float">
            <text:p>76808</text:p>
          </table:table-cell>
          <table:table-cell office:value-type="float" office:value="76818" calcext:value-type="float">
            <text:p>76818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Louis XIV</text:p>
          </table:table-cell>
          <table:table-cell office:value-type="float" office:value="77138" calcext:value-type="float">
            <text:p>77138</text:p>
          </table:table-cell>
          <table:table-cell office:value-type="float" office:value="77147" calcext:value-type="float">
            <text:p>77147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Siebenjährigen Krieg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263" calcext:value-type="float">
            <text:p>77263</text:p>
          </table:table-cell>
          <table:table-cell office:value-type="float" office:value="77284" calcext:value-type="float">
            <text:p>77284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Prestigeverlusts Frankreichs</text:p>
          </table:table-cell>
          <table:table-cell office:value-type="float" office:value="77318" calcext:value-type="float">
            <text:p>77318</text:p>
          </table:table-cell>
          <table:table-cell office:value-type="float" office:value="77346" calcext:value-type="float">
            <text:p>77346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Europa</text:p>
          </table:table-cell>
          <table:table-cell office:value-type="float" office:value="77350" calcext:value-type="float">
            <text:p>77350</text:p>
          </table:table-cell>
          <table:table-cell office:value-type="float" office:value="77356" calcext:value-type="float">
            <text:p>77356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Le siège de Calais</text:p>
          </table:table-cell>
          <table:table-cell office:value-type="float" office:value="77653" calcext:value-type="float">
            <text:p>77653</text:p>
          </table:table-cell>
          <table:table-cell office:value-type="float" office:value="77671" calcext:value-type="float">
            <text:p>77671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Französischen Revolution</text:p>
          </table:table-cell>
          <table:table-cell office:value-type="float" office:value="77789" calcext:value-type="float">
            <text:p>77789</text:p>
          </table:table-cell>
          <table:table-cell office:value-type="float" office:value="77813" calcext:value-type="float">
            <text:p>77813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europäischen</text:p>
          </table:table-cell>
          <table:table-cell office:value-type="float" office:value="77933" calcext:value-type="float">
            <text:p>77933</text:p>
          </table:table-cell>
          <table:table-cell office:value-type="float" office:value="77945" calcext:value-type="float">
            <text:p>77945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Napoleons</text:p>
          </table:table-cell>
          <table:table-cell office:value-type="float" office:value="77968" calcext:value-type="float">
            <text:p>77968</text:p>
          </table:table-cell>
          <table:table-cell office:value-type="float" office:value="77977" calcext:value-type="float">
            <text:p>77977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float" office:value="78034" calcext:value-type="float">
            <text:p>78034</text:p>
          </table:table-cell>
          <table:table-cell office:value-type="float" office:value="78044" calcext:value-type="float">
            <text:p>78044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“République des lettres”</text:p>
          </table:table-cell>
          <table:table-cell office:value-type="float" office:value="78078" calcext:value-type="float">
            <text:p>78078</text:p>
          </table:table-cell>
          <table:table-cell office:value-type="float" office:value="78102" calcext:value-type="float">
            <text:p>78102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float" office:value="78145" calcext:value-type="float">
            <text:p>78145</text:p>
          </table:table-cell>
          <table:table-cell office:value-type="float" office:value="78155" calcext:value-type="float">
            <text:p>78155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Europa</text:p>
          </table:table-cell>
          <table:table-cell office:value-type="float" office:value="78205" calcext:value-type="float">
            <text:p>78205</text:p>
          </table:table-cell>
          <table:table-cell office:value-type="float" office:value="78211" calcext:value-type="float">
            <text:p>78211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Zeit</text:p>
          </table:table-cell>
          <table:table-cell office:value-type="float" office:value="78391" calcext:value-type="float">
            <text:p>78391</text:p>
          </table:table-cell>
          <table:table-cell office:value-type="float" office:value="78395" calcext:value-type="float">
            <text:p>78395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Aufklärungs-)Philosophie</text:p>
          </table:table-cell>
          <table:table-cell office:value-type="float" office:value="78635" calcext:value-type="float">
            <text:p>78635</text:p>
          </table:table-cell>
          <table:table-cell office:value-type="float" office:value="78659" calcext:value-type="float">
            <text:p>78659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Sur le sort de la poésie en ce siècle philosophique</text:p>
          </table:table-cell>
          <table:table-cell office:value-type="float" office:value="78740" calcext:value-type="float">
            <text:p>7874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André Chénier</text:p>
          </table:table-cell>
          <table:table-cell office:value-type="float" office:value="78818" calcext:value-type="float">
            <text:p>78818</text:p>
          </table:table-cell>
          <table:table-cell office:value-type="float" office:value="78831" calcext:value-type="float">
            <text:p>78831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78944" calcext:value-type="float">
            <text:p>78944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sensibilité</text:p>
          </table:table-cell>
          <table:table-cell office:value-type="float" office:value="79031" calcext:value-type="float">
            <text:p>79031</text:p>
          </table:table-cell>
          <table:table-cell office:value-type="float" office:value="79043" calcext:value-type="float">
            <text:p>79043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79780" calcext:value-type="float">
            <text:p>79780</text:p>
          </table:table-cell>
          <table:table-cell office:value-type="float" office:value="79781" calcext:value-type="float">
            <text:p>79781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divertissement”</text:p>
          </table:table-cell>
          <table:table-cell office:value-type="float" office:value="79864" calcext:value-type="float">
            <text:p>79864</text:p>
          </table:table-cell>
          <table:table-cell office:value-type="float" office:value="79880" calcext:value-type="float">
            <text:p>79880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badinage</text:p>
          </table:table-cell>
          <table:table-cell office:value-type="float" office:value="79889" calcext:value-type="float">
            <text:p>79889</text:p>
          </table:table-cell>
          <table:table-cell office:value-type="float" office:value="79898" calcext:value-type="float">
            <text:p>79898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Revolution</text:p>
          </table:table-cell>
          <table:table-cell office:value-type="float" office:value="80164" calcext:value-type="float">
            <text:p>80164</text:p>
          </table:table-cell>
          <table:table-cell office:value-type="float" office:value="80174" calcext:value-type="float">
            <text:p>80174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80196" calcext:value-type="float">
            <text:p>80196</text:p>
          </table:table-cell>
          <table:table-cell office:value-type="float" office:value="80197" calcext:value-type="float">
            <text:p>8019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religiös-aufklärerisch</text:p>
          </table:table-cell>
          <table:table-cell office:value-type="float" office:value="80218" calcext:value-type="float">
            <text:p>80218</text:p>
          </table:table-cell>
          <table:table-cell office:value-type="float" office:value="80240" calcext:value-type="float">
            <text:p>80240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profan-aufklärerisch</text:p>
          </table:table-cell>
          <table:table-cell office:value-type="float" office:value="80246" calcext:value-type="float">
            <text:p>80246</text:p>
          </table:table-cell>
          <table:table-cell office:value-type="float" office:value="80266" calcext:value-type="float">
            <text:p>80266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80606" calcext:value-type="float">
            <text:p>80606</text:p>
          </table:table-cell>
          <table:table-cell office:value-type="float" office:value="80607" calcext:value-type="float">
            <text:p>8060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Voltaire</text:p>
          </table:table-cell>
          <table:table-cell office:value-type="float" office:value="80691" calcext:value-type="float">
            <text:p>80691</text:p>
          </table:table-cell>
          <table:table-cell office:value-type="float" office:value="80699" calcext:value-type="float">
            <text:p>80699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gens ne se doutent pas</text:p>
          </table:table-cell>
          <table:table-cell office:value-type="float" office:value="80790" calcext:value-type="float">
            <text:p>80790</text:p>
          </table:table-cell>
          <table:table-cell office:value-type="float" office:value="80812" calcext:value-type="float">
            <text:p>80812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c’est qu’elle dit plus que la prose</text:p>
          </table:table-cell>
          <table:table-cell office:value-type="float" office:value="80814" calcext:value-type="float">
            <text:p>80814</text:p>
          </table:table-cell>
          <table:table-cell office:value-type="float" office:value="80849" calcext:value-type="float">
            <text:p>80849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et en moins de paroles que la prose”</text:p>
          </table:table-cell>
          <table:table-cell office:value-type="float" office:value="80851" calcext:value-type="float">
            <text:p>80851</text:p>
          </table:table-cell>
          <table:table-cell office:value-type="float" office:value="80887" calcext:value-type="float">
            <text:p>8088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Trublet</text:p>
          </table:table-cell>
          <table:table-cell office:value-type="float" office:value="80969" calcext:value-type="float">
            <text:p>80969</text:p>
          </table:table-cell>
          <table:table-cell office:value-type="float" office:value="80976" calcext:value-type="float">
            <text:p>80976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De la poésie et des poètes</text:p>
          </table:table-cell>
          <table:table-cell office:value-type="float" office:value="80980" calcext:value-type="float">
            <text:p>80980</text:p>
          </table:table-cell>
          <table:table-cell office:value-type="float" office:value="81006" calcext:value-type="float">
            <text:p>81006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qu’un homme crève de jalousie ou meure de douleur</text:p>
          </table:table-cell>
          <table:table-cell office:value-type="float" office:value="81040" calcext:value-type="float">
            <text:p>81040</text:p>
          </table:table-cell>
          <table:table-cell office:value-type="float" office:value="81089" calcext:value-type="float">
            <text:p>81089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il se mette à faire cent vers</text:p>
          </table:table-cell>
          <table:table-cell office:value-type="float" office:value="81109" calcext:value-type="float">
            <text:p>81109</text:p>
          </table:table-cell>
          <table:table-cell office:value-type="float" office:value="81138" calcext:value-type="float">
            <text:p>81138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quoi de moins naturel</text:p>
          </table:table-cell>
          <table:table-cell office:value-type="float" office:value="81140" calcext:value-type="float">
            <text:p>81140</text:p>
          </table:table-cell>
          <table:table-cell office:value-type="float" office:value="81161" calcext:value-type="float">
            <text:p>81161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Dorat</text:p>
          </table:table-cell>
          <table:table-cell office:value-type="float" office:value="81194" calcext:value-type="float">
            <text:p>81194</text:p>
          </table:table-cell>
          <table:table-cell office:value-type="float" office:value="81199" calcext:value-type="float">
            <text:p>81199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On n’est plus rien que par la prose</text:p>
          </table:table-cell>
          <table:table-cell office:value-type="float" office:value="81236" calcext:value-type="float">
            <text:p>81236</text:p>
          </table:table-cell>
          <table:table-cell office:value-type="float" office:value="81271" calcext:value-type="float">
            <text:p>81271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La rime</text:p>
          </table:table-cell>
          <table:table-cell office:value-type="float" office:value="81275" calcext:value-type="float">
            <text:p>81275</text:p>
          </table:table-cell>
          <table:table-cell office:value-type="float" office:value="81282" calcext:value-type="float">
            <text:p>81282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“prose poétique”</text:p>
          </table:table-cell>
          <table:table-cell office:value-type="float" office:value="81699" calcext:value-type="float">
            <text:p>81699</text:p>
          </table:table-cell>
          <table:table-cell office:value-type="float" office:value="81715" calcext:value-type="float">
            <text:p>81715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81746" calcext:value-type="float">
            <text:p>81746</text:p>
          </table:table-cell>
          <table:table-cell office:value-type="float" office:value="81747" calcext:value-type="float">
            <text:p>8174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On s’imagine que les fictions ingénieuses</text:p>
          </table:table-cell>
          <table:table-cell office:value-type="float" office:value="81747" calcext:value-type="float">
            <text:p>81747</text:p>
          </table:table-cell>
          <table:table-cell office:value-type="float" office:value="81788" calcext:value-type="float">
            <text:p>81788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les figures hardies</text:p>
          </table:table-cell>
          <table:table-cell office:value-type="float" office:value="81790" calcext:value-type="float">
            <text:p>81790</text:p>
          </table:table-cell>
          <table:table-cell office:value-type="float" office:value="81809" calcext:value-type="float">
            <text:p>81809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les images</text:p>
          </table:table-cell>
          <table:table-cell office:value-type="float" office:value="81811" calcext:value-type="float">
            <text:p>81811</text:p>
          </table:table-cell>
          <table:table-cell office:value-type="float" office:value="81821" calcext:value-type="float">
            <text:p>81821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que la prose n’a pas le même droit à ces richesses</text:p>
          </table:table-cell>
          <table:table-cell office:value-type="float" office:value="81858" calcext:value-type="float">
            <text:p>81858</text:p>
          </table:table-cell>
          <table:table-cell office:value-type="float" office:value="81908" calcext:value-type="float">
            <text:p>81908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préjugé le plus déraisonnable</text:p>
          </table:table-cell>
          <table:table-cell office:value-type="float" office:value="81910" calcext:value-type="float">
            <text:p>81910</text:p>
          </table:table-cell>
          <table:table-cell office:value-type="float" office:value="81939" calcext:value-type="float">
            <text:p>81939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et peut-être le plus universel qui ait jamais obsédé les gens de lettres</text:p>
          </table:table-cell>
          <table:table-cell office:value-type="float" office:value="81941" calcext:value-type="float">
            <text:p>81941</text:p>
          </table:table-cell>
          <table:table-cell office:value-type="float" office:value="82013" calcext:value-type="float">
            <text:p>82013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Abbé de Pons</text:p>
          </table:table-cell>
          <table:table-cell office:value-type="float" office:value="82033" calcext:value-type="float">
            <text:p>82033</text:p>
          </table:table-cell>
          <table:table-cell office:value-type="float" office:value="82045" calcext:value-type="float">
            <text:p>82045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sur le poème épique</text:p>
          </table:table-cell>
          <table:table-cell office:value-type="float" office:value="82069" calcext:value-type="float">
            <text:p>82069</text:p>
          </table:table-cell>
          <table:table-cell office:value-type="float" office:value="82088" calcext:value-type="float">
            <text:p>82088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Voltaire modellbildend</text:p>
          </table:table-cell>
          <table:table-cell office:value-type="float" office:value="82621" calcext:value-type="float">
            <text:p>82621</text:p>
          </table:table-cell>
          <table:table-cell office:value-type="float" office:value="82643" calcext:value-type="float">
            <text:p>82643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ouis Racine</text:p>
          </table:table-cell>
          <table:table-cell office:value-type="float" office:value="82764" calcext:value-type="float">
            <text:p>82764</text:p>
          </table:table-cell>
          <table:table-cell office:value-type="float" office:value="82776" calcext:value-type="float">
            <text:p>82776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“tragédie philosophique”</text:p>
          </table:table-cell>
          <table:table-cell office:value-type="float" office:value="82854" calcext:value-type="float">
            <text:p>82854</text:p>
          </table:table-cell>
          <table:table-cell office:value-type="float" office:value="82878" calcext:value-type="float">
            <text:p>82878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Narrativik</text:p>
          </table:table-cell>
          <table:table-cell office:value-type="float" office:value="83014" calcext:value-type="float">
            <text:p>83014</text:p>
          </table:table-cell>
          <table:table-cell office:value-type="float" office:value="83024" calcext:value-type="float">
            <text:p>83024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Montesquieus</text:p>
          </table:table-cell>
          <table:table-cell office:value-type="float" office:value="83109" calcext:value-type="float">
            <text:p>83109</text:p>
          </table:table-cell>
          <table:table-cell office:value-type="float" office:value="83121" calcext:value-type="float">
            <text:p>83121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wirkungsstrategischen</text:p>
          </table:table-cell>
          <table:table-cell office:value-type="float" office:value="83219" calcext:value-type="float">
            <text:p>83219</text:p>
          </table:table-cell>
          <table:table-cell office:value-type="float" office:value="83240" calcext:value-type="float">
            <text:p>83240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Individuums</text:p>
          </table:table-cell>
          <table:table-cell office:value-type="float" office:value="83563" calcext:value-type="float">
            <text:p>83563</text:p>
          </table:table-cell>
          <table:table-cell office:value-type="float" office:value="83574" calcext:value-type="float">
            <text:p>83574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Narrativik</text:p>
          </table:table-cell>
          <table:table-cell office:value-type="float" office:value="83623" calcext:value-type="float">
            <text:p>83623</text:p>
          </table:table-cell>
          <table:table-cell office:value-type="float" office:value="83633" calcext:value-type="float">
            <text:p>83633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float" office:value="83712" calcext:value-type="float">
            <text:p>83712</text:p>
          </table:table-cell>
          <table:table-cell office:value-type="float" office:value="83722" calcext:value-type="float">
            <text:p>83722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Individuum</text:p>
          </table:table-cell>
          <table:table-cell office:value-type="float" office:value="84712" calcext:value-type="float">
            <text:p>84712</text:p>
          </table:table-cell>
          <table:table-cell office:value-type="float" office:value="84722" calcext:value-type="float">
            <text:p>84722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Allianz Königtum-Kirche</text:p>
          </table:table-cell>
          <table:table-cell office:value-type="float" office:value="84928" calcext:value-type="float">
            <text:p>84928</text:p>
          </table:table-cell>
          <table:table-cell office:value-type="float" office:value="84951" calcext:value-type="float">
            <text:p>84951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Entdeckungsreisen</text:p>
          </table:table-cell>
          <table:table-cell office:value-type="float" office:value="85041" calcext:value-type="float">
            <text:p>85041</text:p>
          </table:table-cell>
          <table:table-cell office:value-type="float" office:value="85058" calcext:value-type="float">
            <text:p>85058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Übersee</text:p>
          </table:table-cell>
          <table:table-cell office:value-type="float" office:value="85064" calcext:value-type="float">
            <text:p>85064</text:p>
          </table:table-cell>
          <table:table-cell office:value-type="float" office:value="85071" calcext:value-type="float">
            <text:p>85071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Utopia</text:p>
          </table:table-cell>
          <table:table-cell office:value-type="float" office:value="85189" calcext:value-type="float">
            <text:p>85189</text:p>
          </table:table-cell>
          <table:table-cell office:value-type="float" office:value="85195" calcext:value-type="float">
            <text:p>85195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85512" calcext:value-type="float">
            <text:p>85512</text:p>
          </table:table-cell>
          <table:table-cell office:value-type="float" office:value="85513" calcext:value-type="float">
            <text:p>85513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Diderot</text:p>
          </table:table-cell>
          <table:table-cell office:value-type="float" office:value="85548" calcext:value-type="float">
            <text:p>85548</text:p>
          </table:table-cell>
          <table:table-cell office:value-type="float" office:value="85555" calcext:value-type="float">
            <text:p>85555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Montesquieu</text:p>
          </table:table-cell>
          <table:table-cell office:value-type="float" office:value="85686" calcext:value-type="float">
            <text:p>85686</text:p>
          </table:table-cell>
          <table:table-cell office:value-type="float" office:value="85697" calcext:value-type="float">
            <text:p>85697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XI-XIV</text:p>
          </table:table-cell>
          <table:table-cell office:value-type="float" office:value="85807" calcext:value-type="float">
            <text:p>85807</text:p>
          </table:table-cell>
          <table:table-cell office:value-type="float" office:value="85813" calcext:value-type="float">
            <text:p>85813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Voltaire</text:p>
          </table:table-cell>
          <table:table-cell office:value-type="float" office:value="85820" calcext:value-type="float">
            <text:p>85820</text:p>
          </table:table-cell>
          <table:table-cell office:value-type="float" office:value="85828" calcext:value-type="float">
            <text:p>85828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Eldorado</text:p>
          </table:table-cell>
          <table:table-cell office:value-type="float" office:value="85881" calcext:value-type="float">
            <text:p>85881</text:p>
          </table:table-cell>
          <table:table-cell office:value-type="float" office:value="85889" calcext:value-type="float">
            <text:p>85889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XVII-XVIII</text:p>
          </table:table-cell>
          <table:table-cell office:value-type="float" office:value="85923" calcext:value-type="float">
            <text:p>85923</text:p>
          </table:table-cell>
          <table:table-cell office:value-type="float" office:value="85933" calcext:value-type="float">
            <text:p>85933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Marquis de Sade</text:p>
          </table:table-cell>
          <table:table-cell office:value-type="float" office:value="85948" calcext:value-type="float">
            <text:p>85948</text:p>
          </table:table-cell>
          <table:table-cell office:value-type="float" office:value="85963" calcext:value-type="float">
            <text:p>85963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Morellys Code de la Nature</text:p>
          </table:table-cell>
          <table:table-cell office:value-type="float" office:value="86179" calcext:value-type="float">
            <text:p>86179</text:p>
          </table:table-cell>
          <table:table-cell office:value-type="float" office:value="86205" calcext:value-type="float">
            <text:p>86205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Postulat “la raison veut</text:p>
          </table:table-cell>
          <table:table-cell office:value-type="float" office:value="86256" calcext:value-type="float">
            <text:p>86256</text:p>
          </table:table-cell>
          <table:table-cell office:value-type="float" office:value="86280" calcext:value-type="float">
            <text:p>86280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la loi ordonne”</text:p>
          </table:table-cell>
          <table:table-cell office:value-type="float" office:value="86282" calcext:value-type="float">
            <text:p>86282</text:p>
          </table:table-cell>
          <table:table-cell office:value-type="float" office:value="86297" calcext:value-type="float">
            <text:p>8629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Mercier</text:p>
          </table:table-cell>
          <table:table-cell office:value-type="float" office:value="86425" calcext:value-type="float">
            <text:p>86425</text:p>
          </table:table-cell>
          <table:table-cell office:value-type="float" office:value="86432" calcext:value-type="float">
            <text:p>86432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L’</text:p>
          </table:table-cell>
          <table:table-cell office:value-type="float" office:value="86434" calcext:value-type="float">
            <text:p>86434</text:p>
          </table:table-cell>
          <table:table-cell office:value-type="float" office:value="86436" calcext:value-type="float">
            <text:p>86436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Zeit</text:p>
          </table:table-cell>
          <table:table-cell office:value-type="float" office:value="86552" calcext:value-type="float">
            <text:p>86552</text:p>
          </table:table-cell>
          <table:table-cell office:value-type="float" office:value="86556" calcext:value-type="float">
            <text:p>86556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86598" calcext:value-type="float">
            <text:p>86598</text:p>
          </table:table-cell>
          <table:table-cell office:value-type="float" office:value="86599" calcext:value-type="float">
            <text:p>86599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Rêve s’il en fut jamais”</text:p>
          </table:table-cell>
          <table:table-cell office:value-type="float" office:value="86599" calcext:value-type="float">
            <text:p>86599</text:p>
          </table:table-cell>
          <table:table-cell office:value-type="float" office:value="86623" calcext:value-type="float">
            <text:p>86623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Merciers Roman</text:p>
          </table:table-cell>
          <table:table-cell office:value-type="float" office:value="86674" calcext:value-type="float">
            <text:p>86674</text:p>
          </table:table-cell>
          <table:table-cell office:value-type="float" office:value="86688" calcext:value-type="float">
            <text:p>86688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Individuums</text:p>
          </table:table-cell>
          <table:table-cell office:value-type="float" office:value="86965" calcext:value-type="float">
            <text:p>86965</text:p>
          </table:table-cell>
          <table:table-cell office:value-type="float" office:value="86976" calcext:value-type="float">
            <text:p>86976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XXVIII</text:p>
          </table:table-cell>
          <table:table-cell office:value-type="float" office:value="87091" calcext:value-type="float">
            <text:p>87091</text:p>
          </table:table-cell>
          <table:table-cell office:value-type="float" office:value="87097" calcext:value-type="float">
            <text:p>8709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Zukunftsentwurfs</text:p>
          </table:table-cell>
          <table:table-cell office:value-type="float" office:value="87214" calcext:value-type="float">
            <text:p>87214</text:p>
          </table:table-cell>
          <table:table-cell office:value-type="float" office:value="87230" calcext:value-type="float">
            <text:p>87230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angelsächsischen</text:p>
          </table:table-cell>
          <table:table-cell office:value-type="float" office:value="87299" calcext:value-type="float">
            <text:p>87299</text:p>
          </table:table-cell>
          <table:table-cell office:value-type="float" office:value="87315" calcext:value-type="float">
            <text:p>87315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petit cabinet</text:p>
          </table:table-cell>
          <table:table-cell office:value-type="float" office:value="87422" calcext:value-type="float">
            <text:p>87422</text:p>
          </table:table-cell>
          <table:table-cell office:value-type="float" office:value="87436" calcext:value-type="float">
            <text:p>87436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ordre”</text:p>
          </table:table-cell>
          <table:table-cell office:value-type="float" office:value="87612" calcext:value-type="float">
            <text:p>87612</text:p>
          </table:table-cell>
          <table:table-cell office:value-type="float" office:value="87619" calcext:value-type="float">
            <text:p>87619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87633" calcext:value-type="float">
            <text:p>87633</text:p>
          </table:table-cell>
          <table:table-cell office:value-type="float" office:value="87634" calcext:value-type="float">
            <text:p>87634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perfection”</text:p>
          </table:table-cell>
          <table:table-cell office:value-type="float" office:value="87652" calcext:value-type="float">
            <text:p>87652</text:p>
          </table:table-cell>
          <table:table-cell office:value-type="float" office:value="87664" calcext:value-type="float">
            <text:p>87664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87678" calcext:value-type="float">
            <text:p>87678</text:p>
          </table:table-cell>
          <table:table-cell office:value-type="float" office:value="87679" calcext:value-type="float">
            <text:p>87679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Merciers Freiheitsbegriff</text:p>
          </table:table-cell>
          <table:table-cell office:value-type="float" office:value="87725" calcext:value-type="float">
            <text:p>87725</text:p>
          </table:table-cell>
          <table:table-cell office:value-type="float" office:value="87750" calcext:value-type="float">
            <text:p>87750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Narrativik</text:p>
          </table:table-cell>
          <table:table-cell office:value-type="float" office:value="88209" calcext:value-type="float">
            <text:p>88209</text:p>
          </table:table-cell>
          <table:table-cell office:value-type="float" office:value="88219" calcext:value-type="float">
            <text:p>88219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soziale</text:p>
          </table:table-cell>
          <table:table-cell office:value-type="float" office:value="88261" calcext:value-type="float">
            <text:p>88261</text:p>
          </table:table-cell>
          <table:table-cell office:value-type="float" office:value="88268" calcext:value-type="float">
            <text:p>88268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Dominanz</text:p>
          </table:table-cell>
          <table:table-cell office:value-type="float" office:value="88344" calcext:value-type="float">
            <text:p>88344</text:p>
          </table:table-cell>
          <table:table-cell office:value-type="float" office:value="88352" calcext:value-type="float">
            <text:p>88352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Charybdis</text:p>
          </table:table-cell>
          <table:table-cell office:value-type="float" office:value="89221" calcext:value-type="float">
            <text:p>89221</text:p>
          </table:table-cell>
          <table:table-cell office:value-type="float" office:value="89230" calcext:value-type="float">
            <text:p>89230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“parti dévot</text:p>
          </table:table-cell>
          <table:table-cell office:value-type="float" office:value="89344" calcext:value-type="float">
            <text:p>89344</text:p>
          </table:table-cell>
          <table:table-cell office:value-type="float" office:value="89356" calcext:value-type="float">
            <text:p>89356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Pierre-Daniel Huets</text:p>
          </table:table-cell>
          <table:table-cell office:value-type="float" office:value="89388" calcext:value-type="float">
            <text:p>89388</text:p>
          </table:table-cell>
          <table:table-cell office:value-type="float" office:value="89407" calcext:value-type="float">
            <text:p>89407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Traité sur l’origine des romans</text:p>
          </table:table-cell>
          <table:table-cell office:value-type="float" office:value="89445" calcext:value-type="float">
            <text:p>89445</text:p>
          </table:table-cell>
          <table:table-cell office:value-type="float" office:value="89476" calcext:value-type="float">
            <text:p>89476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Symptomatisch</text:p>
          </table:table-cell>
          <table:table-cell office:value-type="float" office:value="89566" calcext:value-type="float">
            <text:p>89566</text:p>
          </table:table-cell>
          <table:table-cell office:value-type="float" office:value="89579" calcext:value-type="float">
            <text:p>89579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Crébillon fils</text:p>
          </table:table-cell>
          <table:table-cell office:value-type="float" office:value="89629" calcext:value-type="float">
            <text:p>89629</text:p>
          </table:table-cell>
          <table:table-cell office:value-type="float" office:value="89643" calcext:value-type="float">
            <text:p>89643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heroisch-galanten Roman</text:p>
          </table:table-cell>
          <table:table-cell office:value-type="float" office:value="89982" calcext:value-type="float">
            <text:p>89982</text:p>
          </table:table-cell>
          <table:table-cell office:value-type="float" office:value="90005" calcext:value-type="float">
            <text:p>90005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Mme de Lafayette</text:p>
          </table:table-cell>
          <table:table-cell office:value-type="float" office:value="90046" calcext:value-type="float">
            <text:p>90046</text:p>
          </table:table-cell>
          <table:table-cell office:value-type="float" office:value="90062" calcext:value-type="float">
            <text:p>90062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“nouvelle” fuhrt</text:p>
          </table:table-cell>
          <table:table-cell office:value-type="float" office:value="90075" calcext:value-type="float">
            <text:p>90075</text:p>
          </table:table-cell>
          <table:table-cell office:value-type="float" office:value="90091" calcext:value-type="float">
            <text:p>90091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Ich-Romans</text:p>
          </table:table-cell>
          <table:table-cell office:value-type="float" office:value="90154" calcext:value-type="float">
            <text:p>90154</text:p>
          </table:table-cell>
          <table:table-cell office:value-type="float" office:value="90164" calcext:value-type="float">
            <text:p>90164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libertinen</text:p>
          </table:table-cell>
          <table:table-cell office:value-type="float" office:value="90193" calcext:value-type="float">
            <text:p>90193</text:p>
          </table:table-cell>
          <table:table-cell office:value-type="float" office:value="90203" calcext:value-type="float">
            <text:p>90203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galant-lizenziösen</text:p>
          </table:table-cell>
          <table:table-cell office:value-type="float" office:value="90205" calcext:value-type="float">
            <text:p>90205</text:p>
          </table:table-cell>
          <table:table-cell office:value-type="float" office:value="90223" calcext:value-type="float">
            <text:p>90223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90225" calcext:value-type="float">
            <text:p>90225</text:p>
          </table:table-cell>
          <table:table-cell office:value-type="float" office:value="90231" calcext:value-type="float">
            <text:p>90231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Briefroman</text:p>
          </table:table-cell>
          <table:table-cell office:value-type="float" office:value="90242" calcext:value-type="float">
            <text:p>90242</text:p>
          </table:table-cell>
          <table:table-cell office:value-type="float" office:value="90252" calcext:value-type="float">
            <text:p>90252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Zeit</text:p>
          </table:table-cell>
          <table:table-cell office:value-type="float" office:value="90293" calcext:value-type="float">
            <text:p>90293</text:p>
          </table:table-cell>
          <table:table-cell office:value-type="float" office:value="90297" calcext:value-type="float">
            <text:p>9029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Jesuit</text:p>
          </table:table-cell>
          <table:table-cell office:value-type="float" office:value="90410" calcext:value-type="float">
            <text:p>90410</text:p>
          </table:table-cell>
          <table:table-cell office:value-type="float" office:value="90416" calcext:value-type="float">
            <text:p>90416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Charles Porée</text:p>
          </table:table-cell>
          <table:table-cell office:value-type="float" office:value="90417" calcext:value-type="float">
            <text:p>90417</text:p>
          </table:table-cell>
          <table:table-cell office:value-type="float" office:value="90430" calcext:value-type="float">
            <text:p>90430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Voltaires</text:p>
          </table:table-cell>
          <table:table-cell office:value-type="float" office:value="90443" calcext:value-type="float">
            <text:p>90443</text:p>
          </table:table-cell>
          <table:table-cell office:value-type="float" office:value="90452" calcext:value-type="float">
            <text:p>90452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Diderots</text:p>
          </table:table-cell>
          <table:table-cell office:value-type="float" office:value="90457" calcext:value-type="float">
            <text:p>90457</text:p>
          </table:table-cell>
          <table:table-cell office:value-type="float" office:value="90465" calcext:value-type="float">
            <text:p>90465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moralästhetischen</text:p>
          </table:table-cell>
          <table:table-cell office:value-type="float" office:value="90471" calcext:value-type="float">
            <text:p>90471</text:p>
          </table:table-cell>
          <table:table-cell office:value-type="float" office:value="90488" calcext:value-type="float">
            <text:p>90488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Daguesseau</text:p>
          </table:table-cell>
          <table:table-cell office:value-type="float" office:value="90600" calcext:value-type="float">
            <text:p>90600</text:p>
          </table:table-cell>
          <table:table-cell office:value-type="float" office:value="90610" calcext:value-type="float">
            <text:p>90610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Sammelausgaben</text:p>
          </table:table-cell>
          <table:table-cell office:value-type="float" office:value="91049" calcext:value-type="float">
            <text:p>91049</text:p>
          </table:table-cell>
          <table:table-cell office:value-type="float" office:value="91063" calcext:value-type="float">
            <text:p>91063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Auszügen</text:p>
          </table:table-cell>
          <table:table-cell office:value-type="float" office:value="91069" calcext:value-type="float">
            <text:p>91069</text:p>
          </table:table-cell>
          <table:table-cell office:value-type="float" office:value="91077" calcext:value-type="float">
            <text:p>91077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Bibliothèque bleue</text:p>
          </table:table-cell>
          <table:table-cell office:value-type="float" office:value="91200" calcext:value-type="float">
            <text:p>91200</text:p>
          </table:table-cell>
          <table:table-cell office:value-type="float" office:value="91218" calcext:value-type="float">
            <text:p>91218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soziale</text:p>
          </table:table-cell>
          <table:table-cell office:value-type="float" office:value="91405" calcext:value-type="float">
            <text:p>91405</text:p>
          </table:table-cell>
          <table:table-cell office:value-type="float" office:value="91412" calcext:value-type="float">
            <text:p>91412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soziale</text:p>
          </table:table-cell>
          <table:table-cell office:value-type="float" office:value="91525" calcext:value-type="float">
            <text:p>91525</text:p>
          </table:table-cell>
          <table:table-cell office:value-type="float" office:value="91532" calcext:value-type="float">
            <text:p>91532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roturier”</text:p>
          </table:table-cell>
          <table:table-cell office:value-type="float" office:value="91546" calcext:value-type="float">
            <text:p>91546</text:p>
          </table:table-cell>
          <table:table-cell office:value-type="float" office:value="91556" calcext:value-type="float">
            <text:p>91556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Sittenroman</text:p>
          </table:table-cell>
          <table:table-cell office:value-type="float" office:value="91627" calcext:value-type="float">
            <text:p>91627</text:p>
          </table:table-cell>
          <table:table-cell office:value-type="float" office:value="91638" calcext:value-type="float">
            <text:p>91638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Romanhelden</text:p>
          </table:table-cell>
          <table:table-cell office:value-type="float" office:value="91719" calcext:value-type="float">
            <text:p>91719</text:p>
          </table:table-cell>
          <table:table-cell office:value-type="float" office:value="91730" calcext:value-type="float">
            <text:p>91730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zeitgenössische Gesellschaft</text:p>
          </table:table-cell>
          <table:table-cell office:value-type="float" office:value="91840" calcext:value-type="float">
            <text:p>91840</text:p>
          </table:table-cell>
          <table:table-cell office:value-type="float" office:value="91868" calcext:value-type="float">
            <text:p>91868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Individuums</text:p>
          </table:table-cell>
          <table:table-cell office:value-type="float" office:value="91912" calcext:value-type="float">
            <text:p>91912</text:p>
          </table:table-cell>
          <table:table-cell office:value-type="float" office:value="91923" calcext:value-type="float">
            <text:p>91923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Erzählens</text:p>
          </table:table-cell>
          <table:table-cell office:value-type="float" office:value="91998" calcext:value-type="float">
            <text:p>91998</text:p>
          </table:table-cell>
          <table:table-cell office:value-type="float" office:value="92007" calcext:value-type="float">
            <text:p>92007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Marquis de Sade</text:p>
          </table:table-cell>
          <table:table-cell office:value-type="float" office:value="92832" calcext:value-type="float">
            <text:p>92832</text:p>
          </table:table-cell>
          <table:table-cell office:value-type="float" office:value="92847" calcext:value-type="float">
            <text:p>92847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Idée sur les romans</text:p>
          </table:table-cell>
          <table:table-cell office:value-type="float" office:value="92865" calcext:value-type="float">
            <text:p>92865</text:p>
          </table:table-cell>
          <table:table-cell office:value-type="float" office:value="92884" calcext:value-type="float">
            <text:p>92884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Chevalier de Jaucourt</text:p>
          </table:table-cell>
          <table:table-cell office:value-type="float" office:value="92930" calcext:value-type="float">
            <text:p>92930</text:p>
          </table:table-cell>
          <table:table-cell office:value-type="float" office:value="92951" calcext:value-type="float">
            <text:p>92951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Huet</text:p>
          </table:table-cell>
          <table:table-cell office:value-type="float" office:value="92997" calcext:value-type="float">
            <text:p>92997</text:p>
          </table:table-cell>
          <table:table-cell office:value-type="float" office:value="93001" calcext:value-type="float">
            <text:p>93001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Encyclopédie-Mitaibeiter Jaucourt</text:p>
          </table:table-cell>
          <table:table-cell office:value-type="float" office:value="93250" calcext:value-type="float">
            <text:p>93250</text:p>
          </table:table-cell>
          <table:table-cell office:value-type="float" office:value="93283" calcext:value-type="float">
            <text:p>93283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récit fictif de diverses aventures merveilleuses ou vraisemblables de la vie humaine”</text:p>
          </table:table-cell>
          <table:table-cell office:value-type="float" office:value="93298" calcext:value-type="float">
            <text:p>93298</text:p>
          </table:table-cell>
          <table:table-cell office:value-type="float" office:value="93384" calcext:value-type="float">
            <text:p>93384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choses utiles</text:p>
          </table:table-cell>
          <table:table-cell office:value-type="float" office:value="93430" calcext:value-type="float">
            <text:p>93430</text:p>
          </table:table-cell>
          <table:table-cell office:value-type="float" office:value="93444" calcext:value-type="float">
            <text:p>93444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l’amour du bien et du bon”</text:p>
          </table:table-cell>
          <table:table-cell office:value-type="float" office:value="93577" calcext:value-type="float">
            <text:p>93577</text:p>
          </table:table-cell>
          <table:table-cell office:value-type="float" office:value="93603" calcext:value-type="float">
            <text:p>93603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englischen</text:p>
          </table:table-cell>
          <table:table-cell office:value-type="float" office:value="93681" calcext:value-type="float">
            <text:p>93681</text:p>
          </table:table-cell>
          <table:table-cell office:value-type="float" office:value="93691" calcext:value-type="float">
            <text:p>93691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Mercure de France</text:p>
          </table:table-cell>
          <table:table-cell office:value-type="float" office:value="94042" calcext:value-type="float">
            <text:p>94042</text:p>
          </table:table-cell>
          <table:table-cell office:value-type="float" office:value="94059" calcext:value-type="float">
            <text:p>94059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chez toutes les Nations</text:p>
          </table:table-cell>
          <table:table-cell office:value-type="float" office:value="94116" calcext:value-type="float">
            <text:p>94116</text:p>
          </table:table-cell>
          <table:table-cell office:value-type="float" office:value="94139" calcext:value-type="float">
            <text:p>94139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le miroir des passions</text:p>
          </table:table-cell>
          <table:table-cell office:value-type="float" office:value="94141" calcext:value-type="float">
            <text:p>94141</text:p>
          </table:table-cell>
          <table:table-cell office:value-type="float" office:value="94163" calcext:value-type="float">
            <text:p>94163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le tableau fidèle du cœur humain</text:p>
          </table:table-cell>
          <table:table-cell office:value-type="float" office:value="94165" calcext:value-type="float">
            <text:p>94165</text:p>
          </table:table-cell>
          <table:table-cell office:value-type="float" office:value="94197" calcext:value-type="float">
            <text:p>94197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renferment en outre la tradition précieuse</text:p>
          </table:table-cell>
          <table:table-cell office:value-type="float" office:value="94199" calcext:value-type="float">
            <text:p>94199</text:p>
          </table:table-cell>
          <table:table-cell office:value-type="float" office:value="94241" calcext:value-type="float">
            <text:p>94241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du costume</text:p>
          </table:table-cell>
          <table:table-cell office:value-type="float" office:value="94254" calcext:value-type="float">
            <text:p>94254</text:p>
          </table:table-cell>
          <table:table-cell office:value-type="float" office:value="94264" calcext:value-type="float">
            <text:p>94264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de la manière de voir</text:p>
          </table:table-cell>
          <table:table-cell office:value-type="float" office:value="94266" calcext:value-type="float">
            <text:p>94266</text:p>
          </table:table-cell>
          <table:table-cell office:value-type="float" office:value="94287" calcext:value-type="float">
            <text:p>94287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de sentir</text:p>
          </table:table-cell>
          <table:table-cell office:value-type="float" office:value="94289" calcext:value-type="float">
            <text:p>94289</text:p>
          </table:table-cell>
          <table:table-cell office:value-type="float" office:value="94298" calcext:value-type="float">
            <text:p>94298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d’agir &amp; de s’</text:p>
          </table:table-cell>
          <table:table-cell office:value-type="float" office:value="94300" calcext:value-type="float">
            <text:p>94300</text:p>
          </table:table-cell>
          <table:table-cell office:value-type="float" office:value="94314" calcext:value-type="float">
            <text:p>94314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temps dont ils parlent</text:p>
          </table:table-cell>
          <table:table-cell office:value-type="float" office:value="94327" calcext:value-type="float">
            <text:p>94327</text:p>
          </table:table-cell>
          <table:table-cell office:value-type="float" office:value="94349" calcext:value-type="float">
            <text:p>94349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ou</text:p>
          </table:table-cell>
          <table:table-cell office:value-type="float" office:value="94351" calcext:value-type="float">
            <text:p>94351</text:p>
          </table:table-cell>
          <table:table-cell office:value-type="float" office:value="94353" calcext:value-type="float">
            <text:p>94353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tout au moins</text:p>
          </table:table-cell>
          <table:table-cell office:value-type="float" office:value="94355" calcext:value-type="float">
            <text:p>94355</text:p>
          </table:table-cell>
          <table:table-cell office:value-type="float" office:value="94368" calcext:value-type="float">
            <text:p>94368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Louis-Sébastien Mercier</text:p>
          </table:table-cell>
          <table:table-cell office:value-type="float" office:value="94462" calcext:value-type="float">
            <text:p>94462</text:p>
          </table:table-cell>
          <table:table-cell office:value-type="float" office:value="94485" calcext:value-type="float">
            <text:p>94485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c’est celui qui offre en idée le plan d’une félicité publique et nationale”</text:p>
          </table:table-cell>
          <table:table-cell office:value-type="float" office:value="94639" calcext:value-type="float">
            <text:p>94639</text:p>
          </table:table-cell>
          <table:table-cell office:value-type="float" office:value="94714" calcext:value-type="float">
            <text:p>94714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Gesellschaft auf allen sozialen und psychologischen Ebenen</text:p>
          </table:table-cell>
          <table:table-cell office:value-type="float" office:value="94952" calcext:value-type="float">
            <text:p>94952</text:p>
          </table:table-cell>
          <table:table-cell office:value-type="float" office:value="95010" calcext:value-type="float">
            <text:p>95010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sozialen</text:p>
          </table:table-cell>
          <table:table-cell office:value-type="float" office:value="95185" calcext:value-type="float">
            <text:p>95185</text:p>
          </table:table-cell>
          <table:table-cell office:value-type="float" office:value="95193" calcext:value-type="float">
            <text:p>95193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Marivaux</text:p>
          </table:table-cell>
          <table:table-cell office:value-type="float" office:value="95396" calcext:value-type="float">
            <text:p>95396</text:p>
          </table:table-cell>
          <table:table-cell office:value-type="float" office:value="95404" calcext:value-type="float">
            <text:p>95404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Le Paysan parvenu</text:p>
          </table:table-cell>
          <table:table-cell office:value-type="float" office:value="95406" calcext:value-type="float">
            <text:p>95406</text:p>
          </table:table-cell>
          <table:table-cell office:value-type="float" office:value="95423" calcext:value-type="float">
            <text:p>95423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zeitsatirische</text:p>
          </table:table-cell>
          <table:table-cell office:value-type="float" office:value="95455" calcext:value-type="float">
            <text:p>95455</text:p>
          </table:table-cell>
          <table:table-cell office:value-type="float" office:value="95469" calcext:value-type="float">
            <text:p>95469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Marivaux’ La vie de Marianne</text:p>
          </table:table-cell>
          <table:table-cell office:value-type="float" office:value="95563" calcext:value-type="float">
            <text:p>95563</text:p>
          </table:table-cell>
          <table:table-cell office:value-type="float" office:value="95591" calcext:value-type="float">
            <text:p>95591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Vie de Marianne</text:p>
          </table:table-cell>
          <table:table-cell office:value-type="float" office:value="95693" calcext:value-type="float">
            <text:p>95693</text:p>
          </table:table-cell>
          <table:table-cell office:value-type="float" office:value="95708" calcext:value-type="float">
            <text:p>95708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“double registre”</text:p>
          </table:table-cell>
          <table:table-cell office:value-type="float" office:value="95721" calcext:value-type="float">
            <text:p>95721</text:p>
          </table:table-cell>
          <table:table-cell office:value-type="float" office:value="95738" calcext:value-type="float">
            <text:p>95738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Prevosts Véritable histoire du Chevalier</text:p>
          </table:table-cell>
          <table:table-cell office:value-type="float" office:value="95780" calcext:value-type="float">
            <text:p>95780</text:p>
          </table:table-cell>
          <table:table-cell office:value-type="float" office:value="95820" calcext:value-type="float">
            <text:p>95820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Grieux et de Manon Lescaut</text:p>
          </table:table-cell>
          <table:table-cell office:value-type="float" office:value="95825" calcext:value-type="float">
            <text:p>95825</text:p>
          </table:table-cell>
          <table:table-cell office:value-type="float" office:value="95851" calcext:value-type="float">
            <text:p>95851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Mémoires d’un homme de qualité</text:p>
          </table:table-cell>
          <table:table-cell office:value-type="float" office:value="96253" calcext:value-type="float">
            <text:p>96253</text:p>
          </table:table-cell>
          <table:table-cell office:value-type="float" office:value="96283" calcext:value-type="float">
            <text:p>96283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Montesquieus</text:p>
          </table:table-cell>
          <table:table-cell office:value-type="float" office:value="96417" calcext:value-type="float">
            <text:p>96417</text:p>
          </table:table-cell>
          <table:table-cell office:value-type="float" office:value="96429" calcext:value-type="float">
            <text:p>96429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“une espèce de roman”</text:p>
          </table:table-cell>
          <table:table-cell office:value-type="float" office:value="96475" calcext:value-type="float">
            <text:p>96475</text:p>
          </table:table-cell>
          <table:table-cell office:value-type="float" office:value="96496" calcext:value-type="float">
            <text:p>96496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Zeit</text:p>
          </table:table-cell>
          <table:table-cell office:value-type="float" office:value="96813" calcext:value-type="float">
            <text:p>96813</text:p>
          </table:table-cell>
          <table:table-cell office:value-type="float" office:value="96817" calcext:value-type="float">
            <text:p>9681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Diderots</text:p>
          </table:table-cell>
          <table:table-cell office:value-type="float" office:value="97257" calcext:value-type="float">
            <text:p>97257</text:p>
          </table:table-cell>
          <table:table-cell office:value-type="float" office:value="97265" calcext:value-type="float">
            <text:p>97265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97465" calcext:value-type="float">
            <text:p>97465</text:p>
          </table:table-cell>
          <table:table-cell office:value-type="float" office:value="97471" calcext:value-type="float">
            <text:p>97471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Rousseaus Briefroman Julie ou La Nouvelle Héloïse</text:p>
          </table:table-cell>
          <table:table-cell office:value-type="float" office:value="97604" calcext:value-type="float">
            <text:p>97604</text:p>
          </table:table-cell>
          <table:table-cell office:value-type="float" office:value="97653" calcext:value-type="float">
            <text:p>97653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97860" calcext:value-type="float">
            <text:p>97860</text:p>
          </table:table-cell>
          <table:table-cell office:value-type="float" office:value="97868" calcext:value-type="float">
            <text:p>97868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float" office:value="97874" calcext:value-type="float">
            <text:p>97874</text:p>
          </table:table-cell>
          <table:table-cell office:value-type="float" office:value="97884" calcext:value-type="float">
            <text:p>97884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Mme de Staël</text:p>
          </table:table-cell>
          <table:table-cell office:value-type="float" office:value="98174" calcext:value-type="float">
            <text:p>98174</text:p>
          </table:table-cell>
          <table:table-cell office:value-type="float" office:value="98186" calcext:value-type="float">
            <text:p>98186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Essai sur les fictions</text:p>
          </table:table-cell>
          <table:table-cell office:value-type="float" office:value="98188" calcext:value-type="float">
            <text:p>98188</text:p>
          </table:table-cell>
          <table:table-cell office:value-type="float" office:value="98210" calcext:value-type="float">
            <text:p>98210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98443" calcext:value-type="float">
            <text:p>98443</text:p>
          </table:table-cell>
          <table:table-cell office:value-type="float" office:value="98444" calcext:value-type="float">
            <text:p>98444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Bernardin de Saint-Pierres Paul et Virginie</text:p>
          </table:table-cell>
          <table:table-cell office:value-type="float" office:value="98520" calcext:value-type="float">
            <text:p>98520</text:p>
          </table:table-cell>
          <table:table-cell office:value-type="float" office:value="98563" calcext:value-type="float">
            <text:p>98563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Gesellschaft und der Unschuld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760" calcext:value-type="float">
            <text:p>98760</text:p>
          </table:table-cell>
          <table:table-cell office:value-type="float" office:value="98790" calcext:value-type="float">
            <text:p>98790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Rousseauist</text:p>
          </table:table-cell>
          <table:table-cell office:value-type="float" office:value="98940" calcext:value-type="float">
            <text:p>98940</text:p>
          </table:table-cell>
          <table:table-cell office:value-type="float" office:value="98951" calcext:value-type="float">
            <text:p>98951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Rétif de la Bretonne</text:p>
          </table:table-cell>
          <table:table-cell office:value-type="float" office:value="98961" calcext:value-type="float">
            <text:p>98961</text:p>
          </table:table-cell>
          <table:table-cell office:value-type="float" office:value="98981" calcext:value-type="float">
            <text:p>98981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Rousseau du ruisseau”</text:p>
          </table:table-cell>
          <table:table-cell office:value-type="float" office:value="98988" calcext:value-type="float">
            <text:p>98988</text:p>
          </table:table-cell>
          <table:table-cell office:value-type="float" office:value="99009" calcext:value-type="float">
            <text:p>99009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Nicolas</text:p>
          </table:table-cell>
          <table:table-cell office:value-type="float" office:value="99197" calcext:value-type="float">
            <text:p>99197</text:p>
          </table:table-cell>
          <table:table-cell office:value-type="float" office:value="99204" calcext:value-type="float">
            <text:p>99204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a paysanne pervertie</text:p>
          </table:table-cell>
          <table:table-cell office:value-type="float" office:value="99400" calcext:value-type="float">
            <text:p>99400</text:p>
          </table:table-cell>
          <table:table-cell office:value-type="float" office:value="99421" calcext:value-type="float">
            <text:p>99421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Justine</text:p>
          </table:table-cell>
          <table:table-cell office:value-type="float" office:value="99440" calcext:value-type="float">
            <text:p>99440</text:p>
          </table:table-cell>
          <table:table-cell office:value-type="float" office:value="99447" calcext:value-type="float">
            <text:p>9944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Sades Justine</text:p>
          </table:table-cell>
          <table:table-cell office:value-type="float" office:value="99472" calcext:value-type="float">
            <text:p>99472</text:p>
          </table:table-cell>
          <table:table-cell office:value-type="float" office:value="99485" calcext:value-type="float">
            <text:p>99485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Rousseauist</text:p>
          </table:table-cell>
          <table:table-cell office:value-type="float" office:value="99602" calcext:value-type="float">
            <text:p>99602</text:p>
          </table:table-cell>
          <table:table-cell office:value-type="float" office:value="99613" calcext:value-type="float">
            <text:p>99613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Choderlos de Laclos</text:p>
          </table:table-cell>
          <table:table-cell office:value-type="float" office:value="99692" calcext:value-type="float">
            <text:p>99692</text:p>
          </table:table-cell>
          <table:table-cell office:value-type="float" office:value="99711" calcext:value-type="float">
            <text:p>99711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Rétifs</text:p>
          </table:table-cell>
          <table:table-cell office:value-type="float" office:value="99767" calcext:value-type="float">
            <text:p>99767</text:p>
          </table:table-cell>
          <table:table-cell office:value-type="float" office:value="99773" calcext:value-type="float">
            <text:p>99773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“bonne compagnie</text:p>
          </table:table-cell>
          <table:table-cell office:value-type="float" office:value="99887" calcext:value-type="float">
            <text:p>99887</text:p>
          </table:table-cell>
          <table:table-cell office:value-type="float" office:value="99903" calcext:value-type="float">
            <text:p>99903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Rousseaus Nouvelle Héloïse</text:p>
          </table:table-cell>
          <table:table-cell office:value-type="float" office:value="100154" calcext:value-type="float">
            <text:p>100154</text:p>
          </table:table-cell>
          <table:table-cell office:value-type="float" office:value="100180" calcext:value-type="float">
            <text:p>100180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“J’ai vu les mœurs de mon temps</text:p>
          </table:table-cell>
          <table:table-cell office:value-type="float" office:value="100182" calcext:value-type="float">
            <text:p>100182</text:p>
          </table:table-cell>
          <table:table-cell office:value-type="float" office:value="100213" calcext:value-type="float">
            <text:p>100213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&amp; j’ai publié ces Lettres”</text:p>
          </table:table-cell>
          <table:table-cell office:value-type="float" office:value="100215" calcext:value-type="float">
            <text:p>100215</text:p>
          </table:table-cell>
          <table:table-cell office:value-type="float" office:value="100241" calcext:value-type="float">
            <text:p>100241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Laclos’</text:p>
          </table:table-cell>
          <table:table-cell office:value-type="float" office:value="100254" calcext:value-type="float">
            <text:p>100254</text:p>
          </table:table-cell>
          <table:table-cell office:value-type="float" office:value="100261" calcext:value-type="float">
            <text:p>100261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Kontinuitäten</text:p>
          </table:table-cell>
          <table:table-cell office:value-type="float" office:value="100354" calcext:value-type="float">
            <text:p>100354</text:p>
          </table:table-cell>
          <table:table-cell office:value-type="float" office:value="100367" calcext:value-type="float">
            <text:p>10036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romanesken Erzählformen und -inhalte</text:p>
          </table:table-cell>
          <table:table-cell office:value-type="float" office:value="100386" calcext:value-type="float">
            <text:p>100386</text:p>
          </table:table-cell>
          <table:table-cell office:value-type="float" office:value="100422" calcext:value-type="float">
            <text:p>100422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Ich-Roman</text:p>
          </table:table-cell>
          <table:table-cell office:value-type="float" office:value="100437" calcext:value-type="float">
            <text:p>100437</text:p>
          </table:table-cell>
          <table:table-cell office:value-type="float" office:value="100446" calcext:value-type="float">
            <text:p>100446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Briefroman</text:p>
          </table:table-cell>
          <table:table-cell office:value-type="float" office:value="100455" calcext:value-type="float">
            <text:p>100455</text:p>
          </table:table-cell>
          <table:table-cell office:value-type="float" office:value="100465" calcext:value-type="float">
            <text:p>100465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roman personnel”</text:p>
          </table:table-cell>
          <table:table-cell office:value-type="float" office:value="100490" calcext:value-type="float">
            <text:p>100490</text:p>
          </table:table-cell>
          <table:table-cell office:value-type="float" office:value="100507" calcext:value-type="float">
            <text:p>10050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Xavier de Maistres</text:p>
          </table:table-cell>
          <table:table-cell office:value-type="float" office:value="100551" calcext:value-type="float">
            <text:p>100551</text:p>
          </table:table-cell>
          <table:table-cell office:value-type="float" office:value="100569" calcext:value-type="float">
            <text:p>100569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Voyage autour de ma chambre</text:p>
          </table:table-cell>
          <table:table-cell office:value-type="float" office:value="100611" calcext:value-type="float">
            <text:p>100611</text:p>
          </table:table-cell>
          <table:table-cell office:value-type="float" office:value="100638" calcext:value-type="float">
            <text:p>100638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Romantheorie der Zeit</text:p>
          </table:table-cell>
          <table:table-cell office:value-type="float" office:value="100820" calcext:value-type="float">
            <text:p>100820</text:p>
          </table:table-cell>
          <table:table-cell office:value-type="float" office:value="100841" calcext:value-type="float">
            <text:p>100841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Libertiner</text:p>
          </table:table-cell>
          <table:table-cell office:value-type="float" office:value="100977" calcext:value-type="float">
            <text:p>100977</text:p>
          </table:table-cell>
          <table:table-cell office:value-type="float" office:value="100987" calcext:value-type="float">
            <text:p>100987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100 im Jahr 1789</text:p>
          </table:table-cell>
          <table:table-cell office:value-type="float" office:value="101213" calcext:value-type="float">
            <text:p>101213</text:p>
          </table:table-cell>
          <table:table-cell office:value-type="float" office:value="101229" calcext:value-type="float">
            <text:p>101229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16 im Jahr 1794</text:p>
          </table:table-cell>
          <table:table-cell office:value-type="float" office:value="101245" calcext:value-type="float">
            <text:p>101245</text:p>
          </table:table-cell>
          <table:table-cell office:value-type="float" office:value="101260" calcext:value-type="float">
            <text:p>101260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Louvet de Couvrays Les amours du chevalier de Faublas</text:p>
          </table:table-cell>
          <table:table-cell office:value-type="float" office:value="101387" calcext:value-type="float">
            <text:p>101387</text:p>
          </table:table-cell>
          <table:table-cell office:value-type="float" office:value="101440" calcext:value-type="float">
            <text:p>101440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Mercure de France</text:p>
          </table:table-cell>
          <table:table-cell office:value-type="float" office:value="101457" calcext:value-type="float">
            <text:p>101457</text:p>
          </table:table-cell>
          <table:table-cell office:value-type="float" office:value="101474" calcext:value-type="float">
            <text:p>101474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qu’on n’en lira plus</text:p>
          </table:table-cell>
          <table:table-cell office:value-type="float" office:value="101569" calcext:value-type="float">
            <text:p>101569</text:p>
          </table:table-cell>
          <table:table-cell office:value-type="float" office:value="101589" calcext:value-type="float">
            <text:p>101589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qu’on n’en do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us lire</text:p>
          </table:table-cell>
          <table:table-cell office:value-type="float" office:value="101591" calcext:value-type="float">
            <text:p>101591</text:p>
          </table:table-cell>
          <table:table-cell office:value-type="float" office:value="101616" calcext:value-type="float">
            <text:p>101616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N’est-il donc pas encore permis de reposer sur</text:p>
          </table:table-cell>
          <table:table-cell office:value-type="float" office:value="101618" calcext:value-type="float">
            <text:p>101618</text:p>
          </table:table-cell>
          <table:table-cell office:value-type="float" office:value="101664" calcext:value-type="float">
            <text:p>101664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Les ames tendres &amp;</text:p>
          </table:table-cell>
          <table:table-cell office:value-type="float" office:value="101734" calcext:value-type="float">
            <text:p>101734</text:p>
          </table:table-cell>
          <table:table-cell office:value-type="float" office:value="101752" calcext:value-type="float">
            <text:p>101752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réels</text:p>
          </table:table-cell>
          <table:table-cell office:value-type="float" office:value="101810" calcext:value-type="float">
            <text:p>101810</text:p>
          </table:table-cell>
          <table:table-cell office:value-type="float" office:value="101815" calcext:value-type="float">
            <text:p>101815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eur interdira-t-on les larmes</text:p>
          </table:table-cell>
          <table:table-cell office:value-type="float" office:value="101817" calcext:value-type="float">
            <text:p>101817</text:p>
          </table:table-cell>
          <table:table-cell office:value-type="float" office:value="101847" calcext:value-type="float">
            <text:p>10184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qu’on en doive écarter tout ce qui ne sert pas immédiatement à l’instruction</text:p>
          </table:table-cell>
          <table:table-cell office:value-type="float" office:value="101937" calcext:value-type="float">
            <text:p>101937</text:p>
          </table:table-cell>
          <table:table-cell office:value-type="float" office:value="102013" calcext:value-type="float">
            <text:p>102013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Le rire enfin serait-il</text:p>
          </table:table-cell>
          <table:table-cell office:value-type="float" office:value="102015" calcext:value-type="float">
            <text:p>102015</text:p>
          </table:table-cell>
          <table:table-cell office:value-type="float" office:value="102038" calcext:value-type="float">
            <text:p>102038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“sensibilité”</text:p>
          </table:table-cell>
          <table:table-cell office:value-type="float" office:value="102316" calcext:value-type="float">
            <text:p>102316</text:p>
          </table:table-cell>
          <table:table-cell office:value-type="float" office:value="102329" calcext:value-type="float">
            <text:p>102329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Zeit</text:p>
          </table:table-cell>
          <table:table-cell office:value-type="float" office:value="102419" calcext:value-type="float">
            <text:p>102419</text:p>
          </table:table-cell>
          <table:table-cell office:value-type="float" office:value="102423" calcext:value-type="float">
            <text:p>102423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Zeit</text:p>
          </table:table-cell>
          <table:table-cell office:value-type="float" office:value="102587" calcext:value-type="float">
            <text:p>102587</text:p>
          </table:table-cell>
          <table:table-cell office:value-type="float" office:value="102591" calcext:value-type="float">
            <text:p>102591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Louvet de Couvrays Briefroman Émilie de Varmont</text:p>
          </table:table-cell>
          <table:table-cell office:value-type="float" office:value="102626" calcext:value-type="float">
            <text:p>102626</text:p>
          </table:table-cell>
          <table:table-cell office:value-type="float" office:value="102673" calcext:value-type="float">
            <text:p>102673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ouvet</text:p>
          </table:table-cell>
          <table:table-cell office:value-type="float" office:value="102823" calcext:value-type="float">
            <text:p>102823</text:p>
          </table:table-cell>
          <table:table-cell office:value-type="float" office:value="102829" calcext:value-type="float">
            <text:p>102829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sozialen</text:p>
          </table:table-cell>
          <table:table-cell office:value-type="float" office:value="102972" calcext:value-type="float">
            <text:p>102972</text:p>
          </table:table-cell>
          <table:table-cell office:value-type="float" office:value="102980" calcext:value-type="float">
            <text:p>102980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Thermidor</text:p>
          </table:table-cell>
          <table:table-cell office:value-type="float" office:value="103626" calcext:value-type="float">
            <text:p>103626</text:p>
          </table:table-cell>
          <table:table-cell office:value-type="float" office:value="103635" calcext:value-type="float">
            <text:p>103635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Balzacs</text:p>
          </table:table-cell>
          <table:table-cell office:value-type="float" office:value="103714" calcext:value-type="float">
            <text:p>103714</text:p>
          </table:table-cell>
          <table:table-cell office:value-type="float" office:value="103721" calcext:value-type="float">
            <text:p>103721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Briefroman L'Émigré</text:p>
          </table:table-cell>
          <table:table-cell office:value-type="float" office:value="103754" calcext:value-type="float">
            <text:p>103754</text:p>
          </table:table-cell>
          <table:table-cell office:value-type="float" office:value="103773" calcext:value-type="float">
            <text:p>103773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Sénac de Meilhan</text:p>
          </table:table-cell>
          <table:table-cell office:value-type="float" office:value="103809" calcext:value-type="float">
            <text:p>103809</text:p>
          </table:table-cell>
          <table:table-cell office:value-type="float" office:value="103825" calcext:value-type="float">
            <text:p>103825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103880" calcext:value-type="float">
            <text:p>103880</text:p>
          </table:table-cell>
          <table:table-cell office:value-type="float" office:value="103886" calcext:value-type="float">
            <text:p>103886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Schauerroman</text:p>
          </table:table-cell>
          <table:table-cell office:value-type="float" office:value="104326" calcext:value-type="float">
            <text:p>104326</text:p>
          </table:table-cell>
          <table:table-cell office:value-type="float" office:value="104338" calcext:value-type="float">
            <text:p>104338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französischen</text:p>
          </table:table-cell>
          <table:table-cell office:value-type="float" office:value="104414" calcext:value-type="float">
            <text:p>104414</text:p>
          </table:table-cell>
          <table:table-cell office:value-type="float" office:value="104427" calcext:value-type="float">
            <text:p>10442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englischen</text:p>
          </table:table-cell>
          <table:table-cell office:value-type="float" office:value="104474" calcext:value-type="float">
            <text:p>104474</text:p>
          </table:table-cell>
          <table:table-cell office:value-type="float" office:value="104484" calcext:value-type="float">
            <text:p>104484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Marquis de Sade</text:p>
          </table:table-cell>
          <table:table-cell office:value-type="float" office:value="104943" calcext:value-type="float">
            <text:p>104943</text:p>
          </table:table-cell>
          <table:table-cell office:value-type="float" office:value="104958" calcext:value-type="float">
            <text:p>104958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Sades</text:p>
          </table:table-cell>
          <table:table-cell office:value-type="float" office:value="105000" calcext:value-type="float">
            <text:p>105000</text:p>
          </table:table-cell>
          <table:table-cell office:value-type="float" office:value="105005" calcext:value-type="float">
            <text:p>105005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“gothic novel”</text:p>
          </table:table-cell>
          <table:table-cell office:value-type="float" office:value="105100" calcext:value-type="float">
            <text:p>105100</text:p>
          </table:table-cell>
          <table:table-cell office:value-type="float" office:value="105114" calcext:value-type="float">
            <text:p>105114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Genr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168" calcext:value-type="float">
            <text:p>105168</text:p>
          </table:table-cell>
          <table:table-cell office:value-type="float" office:value="105174" calcext:value-type="float">
            <text:p>105174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dont l’Euro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ière se ressentait</text:p>
          </table:table-cell>
          <table:table-cell office:value-type="float" office:value="105240" calcext:value-type="float">
            <text:p>105240</text:p>
          </table:table-cell>
          <table:table-cell office:value-type="float" office:value="105275" calcext:value-type="float">
            <text:p>105275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Pour qui connaissait tous les malheurs dont les méchants</text:p>
          </table:table-cell>
          <table:table-cell office:value-type="float" office:value="105277" calcext:value-type="float">
            <text:p>105277</text:p>
          </table:table-cell>
          <table:table-cell office:value-type="float" office:value="105333" calcext:value-type="float">
            <text:p>105333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les hommes</text:p>
          </table:table-cell>
          <table:table-cell office:value-type="float" office:value="105351" calcext:value-type="float">
            <text:p>105351</text:p>
          </table:table-cell>
          <table:table-cell office:value-type="float" office:value="105361" calcext:value-type="float">
            <text:p>105361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e roman devenait aussi difficile à faire</text:p>
          </table:table-cell>
          <table:table-cell office:value-type="float" office:value="105363" calcext:value-type="float">
            <text:p>105363</text:p>
          </table:table-cell>
          <table:table-cell office:value-type="float" office:value="105404" calcext:value-type="float">
            <text:p>105404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que monotone à lire</text:p>
          </table:table-cell>
          <table:table-cell office:value-type="float" office:value="105406" calcext:value-type="float">
            <text:p>105406</text:p>
          </table:table-cell>
          <table:table-cell office:value-type="float" office:value="105425" calcext:value-type="float">
            <text:p>105425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il n’y avait point d’individu qui n’eût plus</text:p>
          </table:table-cell>
          <table:table-cell office:value-type="float" office:value="105427" calcext:value-type="float">
            <text:p>105427</text:p>
          </table:table-cell>
          <table:table-cell office:value-type="float" office:value="105471" calcext:value-type="float">
            <text:p>105471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que n’en pouvait peindre en un siècle</text:p>
          </table:table-cell>
          <table:table-cell office:value-type="float" office:value="105519" calcext:value-type="float">
            <text:p>105519</text:p>
          </table:table-cell>
          <table:table-cell office:value-type="float" office:value="105556" calcext:value-type="float">
            <text:p>105556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le plus fameu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mancier de la littérature</text:p>
          </table:table-cell>
          <table:table-cell office:value-type="float" office:value="105558" calcext:value-type="float">
            <text:p>105558</text:p>
          </table:table-cell>
          <table:table-cell office:value-type="float" office:value="105600" calcext:value-type="float">
            <text:p>105600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il fallait donc appeler</text:p>
          </table:table-cell>
          <table:table-cell office:value-type="float" office:value="105602" calcext:value-type="float">
            <text:p>105602</text:p>
          </table:table-cell>
          <table:table-cell office:value-type="float" office:value="105625" calcext:value-type="float">
            <text:p>105625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l’enfer à son secours</text:p>
          </table:table-cell>
          <table:table-cell office:value-type="float" office:value="105626" calcext:value-type="float">
            <text:p>105626</text:p>
          </table:table-cell>
          <table:table-cell office:value-type="float" office:value="105647" calcext:value-type="float">
            <text:p>105647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Marquis de Sade</text:p>
          </table:table-cell>
          <table:table-cell office:value-type="float" office:value="105869" calcext:value-type="float">
            <text:p>105869</text:p>
          </table:table-cell>
          <table:table-cell office:value-type="float" office:value="105884" calcext:value-type="float">
            <text:p>105884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Sades</text:p>
          </table:table-cell>
          <table:table-cell office:value-type="float" office:value="106125" calcext:value-type="float">
            <text:p>106125</text:p>
          </table:table-cell>
          <table:table-cell office:value-type="float" office:value="106130" calcext:value-type="float">
            <text:p>106130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Divin Marquis</text:p>
          </table:table-cell>
          <table:table-cell office:value-type="float" office:value="106527" calcext:value-type="float">
            <text:p>106527</text:p>
          </table:table-cell>
          <table:table-cell office:value-type="float" office:value="106540" calcext:value-type="float">
            <text:p>106540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Infortunes de la vertu</text:p>
          </table:table-cell>
          <table:table-cell office:value-type="float" office:value="106547" calcext:value-type="float">
            <text:p>106547</text:p>
          </table:table-cell>
          <table:table-cell office:value-type="float" office:value="106569" calcext:value-type="float">
            <text:p>106569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Justine ou les malheurs de la vertu</text:p>
          </table:table-cell>
          <table:table-cell office:value-type="float" office:value="106593" calcext:value-type="float">
            <text:p>106593</text:p>
          </table:table-cell>
          <table:table-cell office:value-type="float" office:value="106628" calcext:value-type="float">
            <text:p>106628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Sade</text:p>
          </table:table-cell>
          <table:table-cell office:value-type="float" office:value="106703" calcext:value-type="float">
            <text:p>106703</text:p>
          </table:table-cell>
          <table:table-cell office:value-type="float" office:value="106707" calcext:value-type="float">
            <text:p>106707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{La nouvelle Justine ou les malheurs de la vertu</text:p>
          </table:table-cell>
          <table:table-cell office:value-type="float" office:value="106734" calcext:value-type="float">
            <text:p>106734</text:p>
          </table:table-cell>
          <table:table-cell office:value-type="float" office:value="106782" calcext:value-type="float">
            <text:p>106782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Histoire de Juliette ou les prospérités du vice</text:p>
          </table:table-cell>
          <table:table-cell office:value-type="float" office:value="106790" calcext:value-type="float">
            <text:p>106790</text:p>
          </table:table-cell>
          <table:table-cell office:value-type="float" office:value="106837" calcext:value-type="float">
            <text:p>10683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Justine</text:p>
          </table:table-cell>
          <table:table-cell office:value-type="float" office:value="106977" calcext:value-type="float">
            <text:p>106977</text:p>
          </table:table-cell>
          <table:table-cell office:value-type="float" office:value="106984" calcext:value-type="float">
            <text:p>106984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Sadesche Roman</text:p>
          </table:table-cell>
          <table:table-cell office:value-type="float" office:value="107301" calcext:value-type="float">
            <text:p>107301</text:p>
          </table:table-cell>
          <table:table-cell office:value-type="float" office:value="107315" calcext:value-type="float">
            <text:p>107315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Nouvelle Justine</text:p>
          </table:table-cell>
          <table:table-cell office:value-type="float" office:value="107329" calcext:value-type="float">
            <text:p>107329</text:p>
          </table:table-cell>
          <table:table-cell office:value-type="float" office:value="107345" calcext:value-type="float">
            <text:p>107345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Sade</text:p>
          </table:table-cell>
          <table:table-cell office:value-type="float" office:value="107649" calcext:value-type="float">
            <text:p>107649</text:p>
          </table:table-cell>
          <table:table-cell office:value-type="float" office:value="107653" calcext:value-type="float">
            <text:p>107653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Sades</text:p>
          </table:table-cell>
          <table:table-cell office:value-type="float" office:value="107842" calcext:value-type="float">
            <text:p>107842</text:p>
          </table:table-cell>
          <table:table-cell office:value-type="float" office:value="107847" calcext:value-type="float">
            <text:p>107847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107892" calcext:value-type="float">
            <text:p>107892</text:p>
          </table:table-cell>
          <table:table-cell office:value-type="float" office:value="107893" calcext:value-type="float">
            <text:p>107893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christlichen</text:p>
          </table:table-cell>
          <table:table-cell office:value-type="float" office:value="107972" calcext:value-type="float">
            <text:p>107972</text:p>
          </table:table-cell>
          <table:table-cell office:value-type="float" office:value="107984" calcext:value-type="float">
            <text:p>107984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Marquis de Sade</text:p>
          </table:table-cell>
          <table:table-cell office:value-type="float" office:value="108084" calcext:value-type="float">
            <text:p>108084</text:p>
          </table:table-cell>
          <table:table-cell office:value-type="float" office:value="108099" calcext:value-type="float">
            <text:p>108099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romaneske</text:p>
          </table:table-cell>
          <table:table-cell office:value-type="float" office:value="108137" calcext:value-type="float">
            <text:p>108137</text:p>
          </table:table-cell>
          <table:table-cell office:value-type="float" office:value="108146" calcext:value-type="float">
            <text:p>108146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“romantisme Empire</text:p>
          </table:table-cell>
          <table:table-cell office:value-type="float" office:value="108266" calcext:value-type="float">
            <text:p>108266</text:p>
          </table:table-cell>
          <table:table-cell office:value-type="float" office:value="108284" calcext:value-type="float">
            <text:p>108284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französische</text:p>
          </table:table-cell>
          <table:table-cell office:value-type="float" office:value="108337" calcext:value-type="float">
            <text:p>108337</text:p>
          </table:table-cell>
          <table:table-cell office:value-type="float" office:value="108349" calcext:value-type="float">
            <text:p>108349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Ariès</text:p>
          </table:table-cell>
          <table:table-cell office:value-type="float" office:value="108410" calcext:value-type="float">
            <text:p>108410</text:p>
          </table:table-cell>
          <table:table-cell office:value-type="float" office:value="108415" calcext:value-type="float">
            <text:p>108415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Georges Duby</text:p>
          </table:table-cell>
          <table:table-cell office:value-type="float" office:value="108418" calcext:value-type="float">
            <text:p>108418</text:p>
          </table:table-cell>
          <table:table-cell office:value-type="float" office:value="108430" calcext:value-type="float">
            <text:p>108430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Histoire de la vie privée</text:p>
          </table:table-cell>
          <table:table-cell office:value-type="float" office:value="108440" calcext:value-type="float">
            <text:p>108440</text:p>
          </table:table-cell>
          <table:table-cell office:value-type="float" office:value="108465" calcext:value-type="float">
            <text:p>108465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108467" calcext:value-type="float">
            <text:p>108467</text:p>
          </table:table-cell>
          <table:table-cell office:value-type="float" office:value="108470" calcext:value-type="float">
            <text:p>108470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08504" calcext:value-type="float">
            <text:p>108504</text:p>
          </table:table-cell>
          <table:table-cell office:value-type="float" office:value="108509" calcext:value-type="float">
            <text:p>108509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Frank Baasner</text:p>
          </table:table-cell>
          <table:table-cell office:value-type="float" office:value="108516" calcext:value-type="float">
            <text:p>108516</text:p>
          </table:table-cell>
          <table:table-cell office:value-type="float" office:value="108529" calcext:value-type="float">
            <text:p>108529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Ideals</text:p>
          </table:table-cell>
          <table:table-cell office:value-type="float" office:value="108607" calcext:value-type="float">
            <text:p>108607</text:p>
          </table:table-cell>
          <table:table-cell office:value-type="float" office:value="108613" calcext:value-type="float">
            <text:p>108613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Heidelberg</text:p>
          </table:table-cell>
          <table:table-cell office:value-type="float" office:value="108615" calcext:value-type="float">
            <text:p>108615</text:p>
          </table:table-cell>
          <table:table-cell office:value-type="float" office:value="108625" calcext:value-type="float">
            <text:p>108625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float" office:value="108686" calcext:value-type="float">
            <text:p>108686</text:p>
          </table:table-cell>
          <table:table-cell office:value-type="float" office:value="108696" calcext:value-type="float">
            <text:p>108696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La Mettrie</text:p>
          </table:table-cell>
          <table:table-cell office:value-type="float" office:value="108719" calcext:value-type="float">
            <text:p>108719</text:p>
          </table:table-cell>
          <table:table-cell office:value-type="float" office:value="108729" calcext:value-type="float">
            <text:p>108729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Helvétius</text:p>
          </table:table-cell>
          <table:table-cell office:value-type="float" office:value="108731" calcext:value-type="float">
            <text:p>108731</text:p>
          </table:table-cell>
          <table:table-cell office:value-type="float" office:value="108740" calcext:value-type="float">
            <text:p>108740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Diderot</text:p>
          </table:table-cell>
          <table:table-cell office:value-type="float" office:value="108742" calcext:value-type="float">
            <text:p>108742</text:p>
          </table:table-cell>
          <table:table-cell office:value-type="float" office:value="108749" calcext:value-type="float">
            <text:p>108749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Sade</text:p>
          </table:table-cell>
          <table:table-cell office:value-type="float" office:value="108751" calcext:value-type="float">
            <text:p>108751</text:p>
          </table:table-cell>
          <table:table-cell office:value-type="float" office:value="108755" calcext:value-type="float">
            <text:p>108755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München</text:p>
          </table:table-cell>
          <table:table-cell office:value-type="float" office:value="108757" calcext:value-type="float">
            <text:p>108757</text:p>
          </table:table-cell>
          <table:table-cell office:value-type="float" office:value="108764" calcext:value-type="float">
            <text:p>108764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Bauer-Funke</text:p>
          </table:table-cell>
          <table:table-cell office:value-type="float" office:value="108779" calcext:value-type="float">
            <text:p>108779</text:p>
          </table:table-cell>
          <table:table-cell office:value-type="float" office:value="108790" calcext:value-type="float">
            <text:p>108790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französische</text:p>
          </table:table-cell>
          <table:table-cell office:value-type="float" office:value="108796" calcext:value-type="float">
            <text:p>108796</text:p>
          </table:table-cell>
          <table:table-cell office:value-type="float" office:value="108808" calcext:value-type="float">
            <text:p>108808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Gesellschaft und Kultur</text:p>
          </table:table-cell>
          <table:table-cell office:value-type="float" office:value="108832" calcext:value-type="float">
            <text:p>108832</text:p>
          </table:table-cell>
          <table:table-cell office:value-type="float" office:value="108855" calcext:value-type="float">
            <text:p>108855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Stuttgart</text:p>
          </table:table-cell>
          <table:table-cell office:value-type="float" office:value="108878" calcext:value-type="float">
            <text:p>108878</text:p>
          </table:table-cell>
          <table:table-cell office:value-type="float" office:value="108887" calcext:value-type="float">
            <text:p>108887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Düsseldorf</text:p>
          </table:table-cell>
          <table:table-cell office:value-type="float" office:value="108890" calcext:value-type="float">
            <text:p>108890</text:p>
          </table:table-cell>
          <table:table-cell office:value-type="float" office:value="108900" calcext:value-type="float">
            <text:p>108900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Leipzig</text:p>
          </table:table-cell>
          <table:table-cell office:value-type="float" office:value="108903" calcext:value-type="float">
            <text:p>108903</text:p>
          </table:table-cell>
          <table:table-cell office:value-type="float" office:value="108910" calcext:value-type="float">
            <text:p>108910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Genèse de l’esthétique française</text:p>
          </table:table-cell>
          <table:table-cell office:value-type="float" office:value="108929" calcext:value-type="float">
            <text:p>108929</text:p>
          </table:table-cell>
          <table:table-cell office:value-type="float" office:value="108961" calcext:value-type="float">
            <text:p>108961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Pisa</text:p>
          </table:table-cell>
          <table:table-cell office:value-type="float" office:value="108982" calcext:value-type="float">
            <text:p>108982</text:p>
          </table:table-cell>
          <table:table-cell office:value-type="float" office:value="108986" calcext:value-type="float">
            <text:p>108986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Paul Bénichou</text:p>
          </table:table-cell>
          <table:table-cell office:value-type="float" office:value="108993" calcext:value-type="float">
            <text:p>108993</text:p>
          </table:table-cell>
          <table:table-cell office:value-type="float" office:value="109006" calcext:value-type="float">
            <text:p>109006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e Sacre de l’écrivain</text:p>
          </table:table-cell>
          <table:table-cell office:value-type="float" office:value="109008" calcext:value-type="float">
            <text:p>109008</text:p>
          </table:table-cell>
          <table:table-cell office:value-type="float" office:value="109030" calcext:value-type="float">
            <text:p>109030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Essai sur l’</text:p>
          </table:table-cell>
          <table:table-cell office:value-type="float" office:value="109043" calcext:value-type="float">
            <text:p>109043</text:p>
          </table:table-cell>
          <table:table-cell office:value-type="float" office:value="109055" calcext:value-type="float">
            <text:p>109055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09119" calcext:value-type="float">
            <text:p>109119</text:p>
          </table:table-cell>
          <table:table-cell office:value-type="float" office:value="109124" calcext:value-type="float">
            <text:p>109124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Le Concentrique et l’</text:p>
          </table:table-cell>
          <table:table-cell office:value-type="float" office:value="109151" calcext:value-type="float">
            <text:p>109151</text:p>
          </table:table-cell>
          <table:table-cell office:value-type="float" office:value="109172" calcext:value-type="float">
            <text:p>109172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Lumières</text:p>
          </table:table-cell>
          <table:table-cell office:value-type="float" office:value="109196" calcext:value-type="float">
            <text:p>109196</text:p>
          </table:table-cell>
          <table:table-cell office:value-type="float" office:value="109204" calcext:value-type="float">
            <text:p>109204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09206" calcext:value-type="float">
            <text:p>109206</text:p>
          </table:table-cell>
          <table:table-cell office:value-type="float" office:value="109211" calcext:value-type="float">
            <text:p>109211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La Politique et sa mémoire</text:p>
          </table:table-cell>
          <table:table-cell office:value-type="float" office:value="109238" calcext:value-type="float">
            <text:p>109238</text:p>
          </table:table-cell>
          <table:table-cell office:value-type="float" office:value="109264" calcext:value-type="float">
            <text:p>109264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Le Politique et l’historique dans la pensée des Lumières</text:p>
          </table:table-cell>
          <table:table-cell office:value-type="float" office:value="109266" calcext:value-type="float">
            <text:p>109266</text:p>
          </table:table-cell>
          <table:table-cell office:value-type="float" office:value="109322" calcext:value-type="float">
            <text:p>109322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09324" calcext:value-type="float">
            <text:p>109324</text:p>
          </table:table-cell>
          <table:table-cell office:value-type="float" office:value="109329" calcext:value-type="float">
            <text:p>109329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Christian Bergmann</text:p>
          </table:table-cell>
          <table:table-cell office:value-type="float" office:value="109336" calcext:value-type="float">
            <text:p>109336</text:p>
          </table:table-cell>
          <table:table-cell office:value-type="float" office:value="109354" calcext:value-type="float">
            <text:p>109354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Frankfurt/M.</text:p>
          </table:table-cell>
          <table:table-cell office:value-type="float" office:value="109399" calcext:value-type="float">
            <text:p>109399</text:p>
          </table:table-cell>
          <table:table-cell office:value-type="float" office:value="109411" calcext:value-type="float">
            <text:p>109411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Roland Bonnei</text:p>
          </table:table-cell>
          <table:table-cell office:value-type="float" office:value="109418" calcext:value-type="float">
            <text:p>109418</text:p>
          </table:table-cell>
          <table:table-cell office:value-type="float" office:value="109431" calcext:value-type="float">
            <text:p>109431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Catherine Rubinger</text:p>
          </table:table-cell>
          <table:table-cell office:value-type="float" office:value="109434" calcext:value-type="float">
            <text:p>109434</text:p>
          </table:table-cell>
          <table:table-cell office:value-type="float" office:value="109452" calcext:value-type="float">
            <text:p>109452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Femmes savantes et femmes d’esprit</text:p>
          </table:table-cell>
          <table:table-cell office:value-type="float" office:value="109462" calcext:value-type="float">
            <text:p>109462</text:p>
          </table:table-cell>
          <table:table-cell office:value-type="float" office:value="109496" calcext:value-type="float">
            <text:p>109496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Women intellectuals of the French Enlightenment Century</text:p>
          </table:table-cell>
          <table:table-cell office:value-type="float" office:value="109498" calcext:value-type="float">
            <text:p>109498</text:p>
          </table:table-cell>
          <table:table-cell office:value-type="float" office:value="109553" calcext:value-type="float">
            <text:p>109553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float" office:value="109555" calcext:value-type="float">
            <text:p>109555</text:p>
          </table:table-cell>
          <table:table-cell office:value-type="float" office:value="109563" calcext:value-type="float">
            <text:p>109563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Frankfurt/M.</text:p>
          </table:table-cell>
          <table:table-cell office:value-type="float" office:value="109566" calcext:value-type="float">
            <text:p>109566</text:p>
          </table:table-cell>
          <table:table-cell office:value-type="float" office:value="109578" calcext:value-type="float">
            <text:p>109578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Jean-Claude Bourdin</text:p>
          </table:table-cell>
          <table:table-cell office:value-type="float" office:value="109585" calcext:value-type="float">
            <text:p>109585</text:p>
          </table:table-cell>
          <table:table-cell office:value-type="float" office:value="109604" calcext:value-type="float">
            <text:p>109604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es Matérialistes au XVIIIe siècle</text:p>
          </table:table-cell>
          <table:table-cell office:value-type="float" office:value="109614" calcext:value-type="float">
            <text:p>109614</text:p>
          </table:table-cell>
          <table:table-cell office:value-type="float" office:value="109648" calcext:value-type="float">
            <text:p>109648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09650" calcext:value-type="float">
            <text:p>109650</text:p>
          </table:table-cell>
          <table:table-cell office:value-type="float" office:value="109655" calcext:value-type="float">
            <text:p>109655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Fernand Braudel</text:p>
          </table:table-cell>
          <table:table-cell office:value-type="float" office:value="109662" calcext:value-type="float">
            <text:p>109662</text:p>
          </table:table-cell>
          <table:table-cell office:value-type="float" office:value="109677" calcext:value-type="float">
            <text:p>109677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Ernest Labrousse</text:p>
          </table:table-cell>
          <table:table-cell office:value-type="float" office:value="109680" calcext:value-type="float">
            <text:p>109680</text:p>
          </table:table-cell>
          <table:table-cell office:value-type="float" office:value="109696" calcext:value-type="float">
            <text:p>109696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Bd. 2</text:p>
          </table:table-cell>
          <table:table-cell office:value-type="float" office:value="109751" calcext:value-type="float">
            <text:p>109751</text:p>
          </table:table-cell>
          <table:table-cell office:value-type="float" office:value="109756" calcext:value-type="float">
            <text:p>109756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Temps de l’âge seigneurial aux préludes de l’âge industriel</text:p>
          </table:table-cell>
          <table:table-cell office:value-type="float" office:value="109771" calcext:value-type="float">
            <text:p>109771</text:p>
          </table:table-cell>
          <table:table-cell office:value-type="float" office:value="109830" calcext:value-type="float">
            <text:p>109830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09844" calcext:value-type="float">
            <text:p>109844</text:p>
          </table:table-cell>
          <table:table-cell office:value-type="float" office:value="109849" calcext:value-type="float">
            <text:p>109849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Peter Bürger</text:p>
          </table:table-cell>
          <table:table-cell office:value-type="float" office:value="109856" calcext:value-type="float">
            <text:p>109856</text:p>
          </table:table-cell>
          <table:table-cell office:value-type="float" office:value="109868" calcext:value-type="float">
            <text:p>109868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französischen</text:p>
          </table:table-cell>
          <table:table-cell office:value-type="float" office:value="109882" calcext:value-type="float">
            <text:p>109882</text:p>
          </table:table-cell>
          <table:table-cell office:value-type="float" office:value="109895" calcext:value-type="float">
            <text:p>109895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Frankfurt/M.</text:p>
          </table:table-cell>
          <table:table-cell office:value-type="float" office:value="109912" calcext:value-type="float">
            <text:p>109912</text:p>
          </table:table-cell>
          <table:table-cell office:value-type="float" office:value="109924" calcext:value-type="float">
            <text:p>109924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Emst Cassirer</text:p>
          </table:table-cell>
          <table:table-cell office:value-type="float" office:value="109931" calcext:value-type="float">
            <text:p>109931</text:p>
          </table:table-cell>
          <table:table-cell office:value-type="float" office:value="109944" calcext:value-type="float">
            <text:p>109944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Roger Chartier</text:p>
          </table:table-cell>
          <table:table-cell office:value-type="float" office:value="109993" calcext:value-type="float">
            <text:p>109993</text:p>
          </table:table-cell>
          <table:table-cell office:value-type="float" office:value="110007" calcext:value-type="float">
            <text:p>110007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ectures</text:p>
          </table:table-cell>
          <table:table-cell office:value-type="float" office:value="110009" calcext:value-type="float">
            <text:p>110009</text:p>
          </table:table-cell>
          <table:table-cell office:value-type="float" office:value="110017" calcext:value-type="float">
            <text:p>110017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0060" calcext:value-type="float">
            <text:p>110060</text:p>
          </table:table-cell>
          <table:table-cell office:value-type="float" office:value="110065" calcext:value-type="float">
            <text:p>110065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Pierre Chaunu</text:p>
          </table:table-cell>
          <table:table-cell office:value-type="float" office:value="110072" calcext:value-type="float">
            <text:p>110072</text:p>
          </table:table-cell>
          <table:table-cell office:value-type="float" office:value="110085" calcext:value-type="float">
            <text:p>110085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a Civilisation de l’Europe</text:p>
          </table:table-cell>
          <table:table-cell office:value-type="float" office:value="110087" calcext:value-type="float">
            <text:p>110087</text:p>
          </table:table-cell>
          <table:table-cell office:value-type="float" office:value="110114" calcext:value-type="float">
            <text:p>110114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umières</text:p>
          </table:table-cell>
          <table:table-cell office:value-type="float" office:value="110119" calcext:value-type="float">
            <text:p>110119</text:p>
          </table:table-cell>
          <table:table-cell office:value-type="float" office:value="110127" calcext:value-type="float">
            <text:p>110127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0129" calcext:value-type="float">
            <text:p>110129</text:p>
          </table:table-cell>
          <table:table-cell office:value-type="float" office:value="110134" calcext:value-type="float">
            <text:p>110134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Jacques Chouillet</text:p>
          </table:table-cell>
          <table:table-cell office:value-type="float" office:value="110141" calcext:value-type="float">
            <text:p>110141</text:p>
          </table:table-cell>
          <table:table-cell office:value-type="float" office:value="110158" calcext:value-type="float">
            <text:p>110158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’</text:p>
          </table:table-cell>
          <table:table-cell office:value-type="float" office:value="110160" calcext:value-type="float">
            <text:p>110160</text:p>
          </table:table-cell>
          <table:table-cell office:value-type="float" office:value="110162" calcext:value-type="float">
            <text:p>110162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umières</text:p>
          </table:table-cell>
          <table:table-cell office:value-type="float" office:value="110177" calcext:value-type="float">
            <text:p>110177</text:p>
          </table:table-cell>
          <table:table-cell office:value-type="float" office:value="110185" calcext:value-type="float">
            <text:p>110185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0187" calcext:value-type="float">
            <text:p>110187</text:p>
          </table:table-cell>
          <table:table-cell office:value-type="float" office:value="110192" calcext:value-type="float">
            <text:p>110192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Robert Darnton</text:p>
          </table:table-cell>
          <table:table-cell office:value-type="float" office:value="110199" calcext:value-type="float">
            <text:p>110199</text:p>
          </table:table-cell>
          <table:table-cell office:value-type="float" office:value="110213" calcext:value-type="float">
            <text:p>110213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Bohème littéraire et Révolution</text:p>
          </table:table-cell>
          <table:table-cell office:value-type="float" office:value="110215" calcext:value-type="float">
            <text:p>110215</text:p>
          </table:table-cell>
          <table:table-cell office:value-type="float" office:value="110246" calcext:value-type="float">
            <text:p>110246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0286" calcext:value-type="float">
            <text:p>110286</text:p>
          </table:table-cell>
          <table:table-cell office:value-type="float" office:value="110291" calcext:value-type="float">
            <text:p>110291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Robert Darnton</text:p>
          </table:table-cell>
          <table:table-cell office:value-type="float" office:value="110298" calcext:value-type="float">
            <text:p>110298</text:p>
          </table:table-cell>
          <table:table-cell office:value-type="float" office:value="110312" calcext:value-type="float">
            <text:p>110312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a Fin des Lumières</text:p>
          </table:table-cell>
          <table:table-cell office:value-type="float" office:value="110314" calcext:value-type="float">
            <text:p>110314</text:p>
          </table:table-cell>
          <table:table-cell office:value-type="float" office:value="110333" calcext:value-type="float">
            <text:p>110333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Mesmérisme et Révolution</text:p>
          </table:table-cell>
          <table:table-cell office:value-type="float" office:value="110335" calcext:value-type="float">
            <text:p>110335</text:p>
          </table:table-cell>
          <table:table-cell office:value-type="float" office:value="110359" calcext:value-type="float">
            <text:p>110359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0361" calcext:value-type="float">
            <text:p>110361</text:p>
          </table:table-cell>
          <table:table-cell office:value-type="float" office:value="110366" calcext:value-type="float">
            <text:p>110366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Robert Darnton</text:p>
          </table:table-cell>
          <table:table-cell office:value-type="float" office:value="110373" calcext:value-type="float">
            <text:p>110373</text:p>
          </table:table-cell>
          <table:table-cell office:value-type="float" office:value="110387" calcext:value-type="float">
            <text:p>110387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Edition et sédition</text:p>
          </table:table-cell>
          <table:table-cell office:value-type="float" office:value="110389" calcext:value-type="float">
            <text:p>110389</text:p>
          </table:table-cell>
          <table:table-cell office:value-type="float" office:value="110408" calcext:value-type="float">
            <text:p>110408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l’univers de la littérature clandestine au XVIIIe siècle</text:p>
          </table:table-cell>
          <table:table-cell office:value-type="float" office:value="110410" calcext:value-type="float">
            <text:p>110410</text:p>
          </table:table-cell>
          <table:table-cell office:value-type="float" office:value="110466" calcext:value-type="float">
            <text:p>110466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0468" calcext:value-type="float">
            <text:p>110468</text:p>
          </table:table-cell>
          <table:table-cell office:value-type="float" office:value="110473" calcext:value-type="float">
            <text:p>110473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Robert Darnton</text:p>
          </table:table-cell>
          <table:table-cell office:value-type="float" office:value="110480" calcext:value-type="float">
            <text:p>110480</text:p>
          </table:table-cell>
          <table:table-cell office:value-type="float" office:value="110494" calcext:value-type="float">
            <text:p>110494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’Aventure de 1’Encyclopédie</text:p>
          </table:table-cell>
          <table:table-cell office:value-type="float" office:value="110496" calcext:value-type="float">
            <text:p>110496</text:p>
          </table:table-cell>
          <table:table-cell office:value-type="float" office:value="110524" calcext:value-type="float">
            <text:p>110524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Un Best-seller au siècle des Lumières</text:p>
          </table:table-cell>
          <table:table-cell office:value-type="float" office:value="110538" calcext:value-type="float">
            <text:p>110538</text:p>
          </table:table-cell>
          <table:table-cell office:value-type="float" office:value="110575" calcext:value-type="float">
            <text:p>110575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0577" calcext:value-type="float">
            <text:p>110577</text:p>
          </table:table-cell>
          <table:table-cell office:value-type="float" office:value="110582" calcext:value-type="float">
            <text:p>110582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L’Idée d’</text:p>
          </table:table-cell>
          <table:table-cell office:value-type="float" office:value="110603" calcext:value-type="float">
            <text:p>110603</text:p>
          </table:table-cell>
          <table:table-cell office:value-type="float" office:value="110612" calcext:value-type="float">
            <text:p>110612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Lumières</text:p>
          </table:table-cell>
          <table:table-cell office:value-type="float" office:value="110636" calcext:value-type="float">
            <text:p>110636</text:p>
          </table:table-cell>
          <table:table-cell office:value-type="float" office:value="110644" calcext:value-type="float">
            <text:p>110644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0658" calcext:value-type="float">
            <text:p>110658</text:p>
          </table:table-cell>
          <table:table-cell office:value-type="float" office:value="110663" calcext:value-type="float">
            <text:p>110663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Michel Delon</text:p>
          </table:table-cell>
          <table:table-cell office:value-type="float" office:value="110670" calcext:value-type="float">
            <text:p>110670</text:p>
          </table:table-cell>
          <table:table-cell office:value-type="float" office:value="110682" calcext:value-type="float">
            <text:p>110682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Pierre Malandain</text:p>
          </table:table-cell>
          <table:table-cell office:value-type="float" office:value="110685" calcext:value-type="float">
            <text:p>110685</text:p>
          </table:table-cell>
          <table:table-cell office:value-type="float" office:value="110701" calcext:value-type="float">
            <text:p>110701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ittérature du XVIIIe siècle</text:p>
          </table:table-cell>
          <table:table-cell office:value-type="float" office:value="110703" calcext:value-type="float">
            <text:p>110703</text:p>
          </table:table-cell>
          <table:table-cell office:value-type="float" office:value="110731" calcext:value-type="float">
            <text:p>110731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0733" calcext:value-type="float">
            <text:p>110733</text:p>
          </table:table-cell>
          <table:table-cell office:value-type="float" office:value="110738" calcext:value-type="float">
            <text:p>110738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Jean Deprun</text:p>
          </table:table-cell>
          <table:table-cell office:value-type="float" office:value="110745" calcext:value-type="float">
            <text:p>110745</text:p>
          </table:table-cell>
          <table:table-cell office:value-type="float" office:value="110756" calcext:value-type="float">
            <text:p>110756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0817" calcext:value-type="float">
            <text:p>110817</text:p>
          </table:table-cell>
          <table:table-cell office:value-type="float" office:value="110822" calcext:value-type="float">
            <text:p>110822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Dictionnaire européen des Lumières</text:p>
          </table:table-cell>
          <table:table-cell office:value-type="float" office:value="110829" calcext:value-type="float">
            <text:p>110829</text:p>
          </table:table-cell>
          <table:table-cell office:value-type="float" office:value="110863" calcext:value-type="float">
            <text:p>110863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0907" calcext:value-type="float">
            <text:p>110907</text:p>
          </table:table-cell>
          <table:table-cell office:value-type="float" office:value="110912" calcext:value-type="float">
            <text:p>110912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Béatrice Didier</text:p>
          </table:table-cell>
          <table:table-cell office:value-type="float" office:value="110919" calcext:value-type="float">
            <text:p>110919</text:p>
          </table:table-cell>
          <table:table-cell office:value-type="float" office:value="110934" calcext:value-type="float">
            <text:p>110934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a Littérature de la Révolution française</text:p>
          </table:table-cell>
          <table:table-cell office:value-type="float" office:value="110936" calcext:value-type="float">
            <text:p>110936</text:p>
          </table:table-cell>
          <table:table-cell office:value-type="float" office:value="110977" calcext:value-type="float">
            <text:p>110977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0979" calcext:value-type="float">
            <text:p>110979</text:p>
          </table:table-cell>
          <table:table-cell office:value-type="float" office:value="110984" calcext:value-type="float">
            <text:p>110984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Béatrice Didier</text:p>
          </table:table-cell>
          <table:table-cell office:value-type="float" office:value="110991" calcext:value-type="float">
            <text:p>110991</text:p>
          </table:table-cell>
          <table:table-cell office:value-type="float" office:value="111006" calcext:value-type="float">
            <text:p>111006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Histoire de la littérature française du XVIIIe siècle</text:p>
          </table:table-cell>
          <table:table-cell office:value-type="float" office:value="111008" calcext:value-type="float">
            <text:p>111008</text:p>
          </table:table-cell>
          <table:table-cell office:value-type="float" office:value="111061" calcext:value-type="float">
            <text:p>111061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1063" calcext:value-type="float">
            <text:p>111063</text:p>
          </table:table-cell>
          <table:table-cell office:value-type="float" office:value="111068" calcext:value-type="float">
            <text:p>111068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Herbert Dieckmann</text:p>
          </table:table-cell>
          <table:table-cell office:value-type="float" office:value="111075" calcext:value-type="float">
            <text:p>111075</text:p>
          </table:table-cell>
          <table:table-cell office:value-type="float" office:value="111092" calcext:value-type="float">
            <text:p>111092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europäischen Aufklärung</text:p>
          </table:table-cell>
          <table:table-cell office:value-type="float" office:value="111106" calcext:value-type="float">
            <text:p>111106</text:p>
          </table:table-cell>
          <table:table-cell office:value-type="float" office:value="111129" calcext:value-type="float">
            <text:p>111129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München</text:p>
          </table:table-cell>
          <table:table-cell office:value-type="float" office:value="111131" calcext:value-type="float">
            <text:p>111131</text:p>
          </table:table-cell>
          <table:table-cell office:value-type="float" office:value="111138" calcext:value-type="float">
            <text:p>111138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Jacques Domenech</text:p>
          </table:table-cell>
          <table:table-cell office:value-type="float" office:value="111145" calcext:value-type="float">
            <text:p>111145</text:p>
          </table:table-cell>
          <table:table-cell office:value-type="float" office:value="111161" calcext:value-type="float">
            <text:p>111161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'Ethique des Lumières</text:p>
          </table:table-cell>
          <table:table-cell office:value-type="float" office:value="111163" calcext:value-type="float">
            <text:p>111163</text:p>
          </table:table-cell>
          <table:table-cell office:value-type="float" office:value="111185" calcext:value-type="float">
            <text:p>111185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es Fondements de la morale dans la philosophie française du XVIIIe siècle</text:p>
          </table:table-cell>
          <table:table-cell office:value-type="float" office:value="111187" calcext:value-type="float">
            <text:p>111187</text:p>
          </table:table-cell>
          <table:table-cell office:value-type="float" office:value="111261" calcext:value-type="float">
            <text:p>111261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1263" calcext:value-type="float">
            <text:p>111263</text:p>
          </table:table-cell>
          <table:table-cell office:value-type="float" office:value="111268" calcext:value-type="float">
            <text:p>111268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Michèle Duchet</text:p>
          </table:table-cell>
          <table:table-cell office:value-type="float" office:value="111275" calcext:value-type="float">
            <text:p>111275</text:p>
          </table:table-cell>
          <table:table-cell office:value-type="float" office:value="111289" calcext:value-type="float">
            <text:p>111289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umières</text:p>
          </table:table-cell>
          <table:table-cell office:value-type="float" office:value="111331" calcext:value-type="float">
            <text:p>111331</text:p>
          </table:table-cell>
          <table:table-cell office:value-type="float" office:value="111339" calcext:value-type="float">
            <text:p>111339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1341" calcext:value-type="float">
            <text:p>111341</text:p>
          </table:table-cell>
          <table:table-cell office:value-type="float" office:value="111346" calcext:value-type="float">
            <text:p>111346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Jean Ehrard</text:p>
          </table:table-cell>
          <table:table-cell office:value-type="float" office:value="111353" calcext:value-type="float">
            <text:p>111353</text:p>
          </table:table-cell>
          <table:table-cell office:value-type="float" office:value="111364" calcext:value-type="float">
            <text:p>111364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'Idée de nature en France dans la première moitié du XVIIIe siècle</text:p>
          </table:table-cell>
          <table:table-cell office:value-type="float" office:value="111366" calcext:value-type="float">
            <text:p>111366</text:p>
          </table:table-cell>
          <table:table-cell office:value-type="float" office:value="111433" calcext:value-type="float">
            <text:p>111433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1435" calcext:value-type="float">
            <text:p>111435</text:p>
          </table:table-cell>
          <table:table-cell office:value-type="float" office:value="111440" calcext:value-type="float">
            <text:p>111440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Jean Fabre</text:p>
          </table:table-cell>
          <table:table-cell office:value-type="float" office:value="111447" calcext:value-type="float">
            <text:p>111447</text:p>
          </table:table-cell>
          <table:table-cell office:value-type="float" office:value="111457" calcext:value-type="float">
            <text:p>111457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umières</text:p>
          </table:table-cell>
          <table:table-cell office:value-type="float" office:value="111459" calcext:value-type="float">
            <text:p>111459</text:p>
          </table:table-cell>
          <table:table-cell office:value-type="float" office:value="111467" calcext:value-type="float">
            <text:p>111467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Energie et nostalgie de Rousseau à Mickiewicz</text:p>
          </table:table-cell>
          <table:table-cell office:value-type="float" office:value="111483" calcext:value-type="float">
            <text:p>111483</text:p>
          </table:table-cell>
          <table:table-cell office:value-type="float" office:value="111528" calcext:value-type="float">
            <text:p>111528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1530" calcext:value-type="float">
            <text:p>111530</text:p>
          </table:table-cell>
          <table:table-cell office:value-type="float" office:value="111535" calcext:value-type="float">
            <text:p>111535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Dire et mal dire</text:p>
          </table:table-cell>
          <table:table-cell office:value-type="float" office:value="111557" calcext:value-type="float">
            <text:p>111557</text:p>
          </table:table-cell>
          <table:table-cell office:value-type="float" office:value="111573" calcext:value-type="float">
            <text:p>111573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1612" calcext:value-type="float">
            <text:p>111612</text:p>
          </table:table-cell>
          <table:table-cell office:value-type="float" office:value="111617" calcext:value-type="float">
            <text:p>111617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Roger Favre</text:p>
          </table:table-cell>
          <table:table-cell office:value-type="float" office:value="111624" calcext:value-type="float">
            <text:p>111624</text:p>
          </table:table-cell>
          <table:table-cell office:value-type="float" office:value="111635" calcext:value-type="float">
            <text:p>111635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a Mort au siècle des Lumières</text:p>
          </table:table-cell>
          <table:table-cell office:value-type="float" office:value="111637" calcext:value-type="float">
            <text:p>111637</text:p>
          </table:table-cell>
          <table:table-cell office:value-type="float" office:value="111667" calcext:value-type="float">
            <text:p>111667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Lyon</text:p>
          </table:table-cell>
          <table:table-cell office:value-type="float" office:value="111669" calcext:value-type="float">
            <text:p>111669</text:p>
          </table:table-cell>
          <table:table-cell office:value-type="float" office:value="111673" calcext:value-type="float">
            <text:p>111673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François Furet</text:p>
          </table:table-cell>
          <table:table-cell office:value-type="float" office:value="111680" calcext:value-type="float">
            <text:p>111680</text:p>
          </table:table-cell>
          <table:table-cell office:value-type="float" office:value="111694" calcext:value-type="float">
            <text:p>111694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Mona Ozouf</text:p>
          </table:table-cell>
          <table:table-cell office:value-type="float" office:value="111697" calcext:value-type="float">
            <text:p>111697</text:p>
          </table:table-cell>
          <table:table-cell office:value-type="float" office:value="111707" calcext:value-type="float">
            <text:p>111707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Dictionnaire critique de la Révolution française</text:p>
          </table:table-cell>
          <table:table-cell office:value-type="float" office:value="111709" calcext:value-type="float">
            <text:p>111709</text:p>
          </table:table-cell>
          <table:table-cell office:value-type="float" office:value="111757" calcext:value-type="float">
            <text:p>111757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1759" calcext:value-type="float">
            <text:p>111759</text:p>
          </table:table-cell>
          <table:table-cell office:value-type="float" office:value="111764" calcext:value-type="float">
            <text:p>111764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Pierre Gascar</text:p>
          </table:table-cell>
          <table:table-cell office:value-type="float" office:value="111771" calcext:value-type="float">
            <text:p>111771</text:p>
          </table:table-cell>
          <table:table-cell office:value-type="float" office:value="111784" calcext:value-type="float">
            <text:p>111784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es Ecrivains de la Révolution</text:p>
          </table:table-cell>
          <table:table-cell office:value-type="float" office:value="111786" calcext:value-type="float">
            <text:p>111786</text:p>
          </table:table-cell>
          <table:table-cell office:value-type="float" office:value="111816" calcext:value-type="float">
            <text:p>111816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1818" calcext:value-type="float">
            <text:p>111818</text:p>
          </table:table-cell>
          <table:table-cell office:value-type="float" office:value="111823" calcext:value-type="float">
            <text:p>111823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Marcel Gauchet</text:p>
          </table:table-cell>
          <table:table-cell office:value-type="float" office:value="111830" calcext:value-type="float">
            <text:p>111830</text:p>
          </table:table-cell>
          <table:table-cell office:value-type="float" office:value="111844" calcext:value-type="float">
            <text:p>111844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a Révolution</text:p>
          </table:table-cell>
          <table:table-cell office:value-type="float" office:value="111846" calcext:value-type="float">
            <text:p>111846</text:p>
          </table:table-cell>
          <table:table-cell office:value-type="float" office:value="111859" calcext:value-type="float">
            <text:p>111859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a souveraineté</text:p>
          </table:table-cell>
          <table:table-cell office:value-type="float" office:value="111874" calcext:value-type="float">
            <text:p>111874</text:p>
          </table:table-cell>
          <table:table-cell office:value-type="float" office:value="111889" calcext:value-type="float">
            <text:p>111889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e peuple et la représentation</text:p>
          </table:table-cell>
          <table:table-cell office:value-type="float" office:value="111891" calcext:value-type="float">
            <text:p>111891</text:p>
          </table:table-cell>
          <table:table-cell office:value-type="float" office:value="111921" calcext:value-type="float">
            <text:p>111921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1934" calcext:value-type="float">
            <text:p>111934</text:p>
          </table:table-cell>
          <table:table-cell office:value-type="float" office:value="111939" calcext:value-type="float">
            <text:p>111939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Paul Geyer</text:p>
          </table:table-cell>
          <table:table-cell office:value-type="float" office:value="111946" calcext:value-type="float">
            <text:p>111946</text:p>
          </table:table-cell>
          <table:table-cell office:value-type="float" office:value="111956" calcext:value-type="float">
            <text:p>111956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Descartes</text:p>
          </table:table-cell>
          <table:table-cell office:value-type="float" office:value="112014" calcext:value-type="float">
            <text:p>112014</text:p>
          </table:table-cell>
          <table:table-cell office:value-type="float" office:value="112023" calcext:value-type="float">
            <text:p>112023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112028" calcext:value-type="float">
            <text:p>112028</text:p>
          </table:table-cell>
          <table:table-cell office:value-type="float" office:value="112036" calcext:value-type="float">
            <text:p>112036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Tübingen</text:p>
          </table:table-cell>
          <table:table-cell office:value-type="float" office:value="112038" calcext:value-type="float">
            <text:p>112038</text:p>
          </table:table-cell>
          <table:table-cell office:value-type="float" office:value="112046" calcext:value-type="float">
            <text:p>112046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Dena Goodman</text:p>
          </table:table-cell>
          <table:table-cell office:value-type="float" office:value="112053" calcext:value-type="float">
            <text:p>112053</text:p>
          </table:table-cell>
          <table:table-cell office:value-type="float" office:value="112065" calcext:value-type="float">
            <text:p>112065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The Republic of Letters</text:p>
          </table:table-cell>
          <table:table-cell office:value-type="float" office:value="112067" calcext:value-type="float">
            <text:p>112067</text:p>
          </table:table-cell>
          <table:table-cell office:value-type="float" office:value="112090" calcext:value-type="float">
            <text:p>112090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A Cultural History of the French Enlightenment</text:p>
          </table:table-cell>
          <table:table-cell office:value-type="float" office:value="112092" calcext:value-type="float">
            <text:p>112092</text:p>
          </table:table-cell>
          <table:table-cell office:value-type="float" office:value="112138" calcext:value-type="float">
            <text:p>112138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Ithaca</text:p>
          </table:table-cell>
          <table:table-cell office:value-type="float" office:value="112140" calcext:value-type="float">
            <text:p>112140</text:p>
          </table:table-cell>
          <table:table-cell office:value-type="float" office:value="112146" calcext:value-type="float">
            <text:p>112146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N.Y.</text:p>
          </table:table-cell>
          <table:table-cell office:value-type="float" office:value="112148" calcext:value-type="float">
            <text:p>112148</text:p>
          </table:table-cell>
          <table:table-cell office:value-type="float" office:value="112152" calcext:value-type="float">
            <text:p>112152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London</text:p>
          </table:table-cell>
          <table:table-cell office:value-type="float" office:value="112156" calcext:value-type="float">
            <text:p>112156</text:p>
          </table:table-cell>
          <table:table-cell office:value-type="float" office:value="112162" calcext:value-type="float">
            <text:p>112162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Pierre Goubert</text:p>
          </table:table-cell>
          <table:table-cell office:value-type="float" office:value="112169" calcext:value-type="float">
            <text:p>112169</text:p>
          </table:table-cell>
          <table:table-cell office:value-type="float" office:value="112183" calcext:value-type="float">
            <text:p>112183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Daniel Roche</text:p>
          </table:table-cell>
          <table:table-cell office:value-type="float" office:value="112186" calcext:value-type="float">
            <text:p>112186</text:p>
          </table:table-cell>
          <table:table-cell office:value-type="float" office:value="112198" calcext:value-type="float">
            <text:p>112198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es Français et l' Ancien Régime</text:p>
          </table:table-cell>
          <table:table-cell office:value-type="float" office:value="112200" calcext:value-type="float">
            <text:p>112200</text:p>
          </table:table-cell>
          <table:table-cell office:value-type="float" office:value="112232" calcext:value-type="float">
            <text:p>112232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2234" calcext:value-type="float">
            <text:p>112234</text:p>
          </table:table-cell>
          <table:table-cell office:value-type="float" office:value="112239" calcext:value-type="float">
            <text:p>112239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Ces Livres qu’on ne lit que d’une main</text:p>
          </table:table-cell>
          <table:table-cell office:value-type="float" office:value="112267" calcext:value-type="float">
            <text:p>112267</text:p>
          </table:table-cell>
          <table:table-cell office:value-type="float" office:value="112305" calcext:value-type="float">
            <text:p>112305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Lecture et lecteurs de livres pornographiques au XVIIIe siècle</text:p>
          </table:table-cell>
          <table:table-cell office:value-type="float" office:value="112307" calcext:value-type="float">
            <text:p>112307</text:p>
          </table:table-cell>
          <table:table-cell office:value-type="float" office:value="112369" calcext:value-type="float">
            <text:p>112369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Aix-en-Provence</text:p>
          </table:table-cell>
          <table:table-cell office:value-type="float" office:value="112371" calcext:value-type="float">
            <text:p>112371</text:p>
          </table:table-cell>
          <table:table-cell office:value-type="float" office:value="112386" calcext:value-type="float">
            <text:p>112386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Lumières</text:p>
          </table:table-cell>
          <table:table-cell office:value-type="float" office:value="112433" calcext:value-type="float">
            <text:p>112433</text:p>
          </table:table-cell>
          <table:table-cell office:value-type="float" office:value="112441" calcext:value-type="float">
            <text:p>112441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2443" calcext:value-type="float">
            <text:p>112443</text:p>
          </table:table-cell>
          <table:table-cell office:value-type="float" office:value="112448" calcext:value-type="float">
            <text:p>112448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Hans Ulrich Gumbrecht</text:p>
          </table:table-cell>
          <table:table-cell office:value-type="float" office:value="112455" calcext:value-type="float">
            <text:p>112455</text:p>
          </table:table-cell>
          <table:table-cell office:value-type="float" office:value="112476" calcext:value-type="float">
            <text:p>112476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float" office:value="112528" calcext:value-type="float">
            <text:p>112528</text:p>
          </table:table-cell>
          <table:table-cell office:value-type="float" office:value="112538" calcext:value-type="float">
            <text:p>112538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München/Wien</text:p>
          </table:table-cell>
          <table:table-cell office:value-type="float" office:value="112540" calcext:value-type="float">
            <text:p>112540</text:p>
          </table:table-cell>
          <table:table-cell office:value-type="float" office:value="112552" calcext:value-type="float">
            <text:p>112552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Paul Hoffmann</text:p>
          </table:table-cell>
          <table:table-cell office:value-type="float" office:value="112559" calcext:value-type="float">
            <text:p>112559</text:p>
          </table:table-cell>
          <table:table-cell office:value-type="float" office:value="112572" calcext:value-type="float">
            <text:p>112572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umières</text:p>
          </table:table-cell>
          <table:table-cell office:value-type="float" office:value="112602" calcext:value-type="float">
            <text:p>112602</text:p>
          </table:table-cell>
          <table:table-cell office:value-type="float" office:value="112610" calcext:value-type="float">
            <text:p>112610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2612" calcext:value-type="float">
            <text:p>112612</text:p>
          </table:table-cell>
          <table:table-cell office:value-type="float" office:value="112617" calcext:value-type="float">
            <text:p>112617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Paul Hoffmann</text:p>
          </table:table-cell>
          <table:table-cell office:value-type="float" office:value="112624" calcext:value-type="float">
            <text:p>112624</text:p>
          </table:table-cell>
          <table:table-cell office:value-type="float" office:value="112637" calcext:value-type="float">
            <text:p>112637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2691" calcext:value-type="float">
            <text:p>112691</text:p>
          </table:table-cell>
          <table:table-cell office:value-type="float" office:value="112696" calcext:value-type="float">
            <text:p>112696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La Crise de la conscience européenne</text:p>
          </table:table-cell>
          <table:table-cell office:value-type="float" office:value="112716" calcext:value-type="float">
            <text:p>112716</text:p>
          </table:table-cell>
          <table:table-cell office:value-type="float" office:value="112752" calcext:value-type="float">
            <text:p>112752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2766" calcext:value-type="float">
            <text:p>112766</text:p>
          </table:table-cell>
          <table:table-cell office:value-type="float" office:value="112771" calcext:value-type="float">
            <text:p>112771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Paul Hazard</text:p>
          </table:table-cell>
          <table:table-cell office:value-type="float" office:value="112778" calcext:value-type="float">
            <text:p>112778</text:p>
          </table:table-cell>
          <table:table-cell office:value-type="float" office:value="112789" calcext:value-type="float">
            <text:p>112789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a Pensée européenne au XVIIIe siècle de Montesquieu à Lessing</text:p>
          </table:table-cell>
          <table:table-cell office:value-type="float" office:value="112791" calcext:value-type="float">
            <text:p>112791</text:p>
          </table:table-cell>
          <table:table-cell office:value-type="float" office:value="112853" calcext:value-type="float">
            <text:p>112853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2855" calcext:value-type="float">
            <text:p>112855</text:p>
          </table:table-cell>
          <table:table-cell office:value-type="float" office:value="112860" calcext:value-type="float">
            <text:p>112860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Caroline Jacot-Grappa</text:p>
          </table:table-cell>
          <table:table-cell office:value-type="float" office:value="112867" calcext:value-type="float">
            <text:p>112867</text:p>
          </table:table-cell>
          <table:table-cell office:value-type="float" office:value="112888" calcext:value-type="float">
            <text:p>112888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’Homme dissonant au dix-huitième siècle</text:p>
          </table:table-cell>
          <table:table-cell office:value-type="float" office:value="112890" calcext:value-type="float">
            <text:p>112890</text:p>
          </table:table-cell>
          <table:table-cell office:value-type="float" office:value="112930" calcext:value-type="float">
            <text:p>112930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Oxford</text:p>
          </table:table-cell>
          <table:table-cell office:value-type="float" office:value="112932" calcext:value-type="float">
            <text:p>112932</text:p>
          </table:table-cell>
          <table:table-cell office:value-type="float" office:value="112938" calcext:value-type="float">
            <text:p>112938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Thomas M. Kavanagh</text:p>
          </table:table-cell>
          <table:table-cell office:value-type="float" office:value="112945" calcext:value-type="float">
            <text:p>112945</text:p>
          </table:table-cell>
          <table:table-cell office:value-type="float" office:value="112963" calcext:value-type="float">
            <text:p>112963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iterature and the Art in the French Enlightenment</text:p>
          </table:table-cell>
          <table:table-cell office:value-type="float" office:value="112991" calcext:value-type="float">
            <text:p>112991</text:p>
          </table:table-cell>
          <table:table-cell office:value-type="float" office:value="113041" calcext:value-type="float">
            <text:p>113041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Philadelphia</text:p>
          </table:table-cell>
          <table:table-cell office:value-type="float" office:value="113043" calcext:value-type="float">
            <text:p>113043</text:p>
          </table:table-cell>
          <table:table-cell office:value-type="float" office:value="113055" calcext:value-type="float">
            <text:p>113055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113057" calcext:value-type="float">
            <text:p>113057</text:p>
          </table:table-cell>
          <table:table-cell office:value-type="float" office:value="113059" calcext:value-type="float">
            <text:p>113059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Erich Köhler</text:p>
          </table:table-cell>
          <table:table-cell office:value-type="float" office:value="113067" calcext:value-type="float">
            <text:p>113067</text:p>
          </table:table-cell>
          <table:table-cell office:value-type="float" office:value="113079" calcext:value-type="float">
            <text:p>113079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Aufklärung II</text:p>
          </table:table-cell>
          <table:table-cell office:value-type="float" office:value="113113" calcext:value-type="float">
            <text:p>113113</text:p>
          </table:table-cell>
          <table:table-cell office:value-type="float" office:value="113126" calcext:value-type="float">
            <text:p>113126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französischen</text:p>
          </table:table-cell>
          <table:table-cell office:value-type="float" office:value="113159" calcext:value-type="float">
            <text:p>113159</text:p>
          </table:table-cell>
          <table:table-cell office:value-type="float" office:value="113172" calcext:value-type="float">
            <text:p>113172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Dietmar Rieger</text:p>
          </table:table-cell>
          <table:table-cell office:value-type="float" office:value="113193" calcext:value-type="float">
            <text:p>113193</text:p>
          </table:table-cell>
          <table:table-cell office:value-type="float" office:value="113207" calcext:value-type="float">
            <text:p>113207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Stuttgart</text:p>
          </table:table-cell>
          <table:table-cell office:value-type="float" office:value="113209" calcext:value-type="float">
            <text:p>113209</text:p>
          </table:table-cell>
          <table:table-cell office:value-type="float" office:value="113218" calcext:value-type="float">
            <text:p>113218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Französischen Revolution</text:p>
          </table:table-cell>
          <table:table-cell office:value-type="float" office:value="113267" calcext:value-type="float">
            <text:p>113267</text:p>
          </table:table-cell>
          <table:table-cell office:value-type="float" office:value="113291" calcext:value-type="float">
            <text:p>113291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Stuttgart</text:p>
          </table:table-cell>
          <table:table-cell office:value-type="float" office:value="113310" calcext:value-type="float">
            <text:p>113310</text:p>
          </table:table-cell>
          <table:table-cell office:value-type="float" office:value="113319" calcext:value-type="float">
            <text:p>113319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Werner Krauss</text:p>
          </table:table-cell>
          <table:table-cell office:value-type="float" office:value="113326" calcext:value-type="float">
            <text:p>113326</text:p>
          </table:table-cell>
          <table:table-cell office:value-type="float" office:value="113339" calcext:value-type="float">
            <text:p>113339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float" office:value="113390" calcext:value-type="float">
            <text:p>113390</text:p>
          </table:table-cell>
          <table:table-cell office:value-type="float" office:value="113400" calcext:value-type="float">
            <text:p>113400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Berlin</text:p>
          </table:table-cell>
          <table:table-cell office:value-type="float" office:value="113403" calcext:value-type="float">
            <text:p>113403</text:p>
          </table:table-cell>
          <table:table-cell office:value-type="float" office:value="113409" calcext:value-type="float">
            <text:p>113409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Weimar</text:p>
          </table:table-cell>
          <table:table-cell office:value-type="float" office:value="113412" calcext:value-type="float">
            <text:p>113412</text:p>
          </table:table-cell>
          <table:table-cell office:value-type="float" office:value="113418" calcext:value-type="float">
            <text:p>113418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Catherine Larrère</text:p>
          </table:table-cell>
          <table:table-cell office:value-type="float" office:value="113425" calcext:value-type="float">
            <text:p>113425</text:p>
          </table:table-cell>
          <table:table-cell office:value-type="float" office:value="113442" calcext:value-type="float">
            <text:p>113442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’Invention de l’économie au XVIIIe siècle</text:p>
          </table:table-cell>
          <table:table-cell office:value-type="float" office:value="113444" calcext:value-type="float">
            <text:p>113444</text:p>
          </table:table-cell>
          <table:table-cell office:value-type="float" office:value="113486" calcext:value-type="float">
            <text:p>113486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du droit naturel à la physiocratie</text:p>
          </table:table-cell>
          <table:table-cell office:value-type="float" office:value="113488" calcext:value-type="float">
            <text:p>113488</text:p>
          </table:table-cell>
          <table:table-cell office:value-type="float" office:value="113522" calcext:value-type="float">
            <text:p>113522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3524" calcext:value-type="float">
            <text:p>113524</text:p>
          </table:table-cell>
          <table:table-cell office:value-type="float" office:value="113529" calcext:value-type="float">
            <text:p>113529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Emmanuel Le Roy Ladurie</text:p>
          </table:table-cell>
          <table:table-cell office:value-type="float" office:value="113536" calcext:value-type="float">
            <text:p>113536</text:p>
          </table:table-cell>
          <table:table-cell office:value-type="float" office:value="113559" calcext:value-type="float">
            <text:p>113559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’</text:p>
          </table:table-cell>
          <table:table-cell office:value-type="float" office:value="113561" calcext:value-type="float">
            <text:p>113561</text:p>
          </table:table-cell>
          <table:table-cell office:value-type="float" office:value="113563" calcext:value-type="float">
            <text:p>113563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ouis XIII à Louis XV</text:p>
          </table:table-cell>
          <table:table-cell office:value-type="float" office:value="113581" calcext:value-type="float">
            <text:p>113581</text:p>
          </table:table-cell>
          <table:table-cell office:value-type="float" office:value="113602" calcext:value-type="float">
            <text:p>113602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3615" calcext:value-type="float">
            <text:p>113615</text:p>
          </table:table-cell>
          <table:table-cell office:value-type="float" office:value="113620" calcext:value-type="float">
            <text:p>113620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Masseau</text:p>
          </table:table-cell>
          <table:table-cell office:value-type="float" office:value="113634" calcext:value-type="float">
            <text:p>113634</text:p>
          </table:table-cell>
          <table:table-cell office:value-type="float" office:value="113641" calcext:value-type="float">
            <text:p>113641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'Invention de l’intellectuel dans l’Europe du XVIIIe siècle</text:p>
          </table:table-cell>
          <table:table-cell office:value-type="float" office:value="113643" calcext:value-type="float">
            <text:p>113643</text:p>
          </table:table-cell>
          <table:table-cell office:value-type="float" office:value="113703" calcext:value-type="float">
            <text:p>113703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3705" calcext:value-type="float">
            <text:p>113705</text:p>
          </table:table-cell>
          <table:table-cell office:value-type="float" office:value="113710" calcext:value-type="float">
            <text:p>113710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Robert Mauzi</text:p>
          </table:table-cell>
          <table:table-cell office:value-type="float" office:value="113717" calcext:value-type="float">
            <text:p>113717</text:p>
          </table:table-cell>
          <table:table-cell office:value-type="float" office:value="113729" calcext:value-type="float">
            <text:p>113729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3811" calcext:value-type="float">
            <text:p>113811</text:p>
          </table:table-cell>
          <table:table-cell office:value-type="float" office:value="113816" calcext:value-type="float">
            <text:p>113816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Robert Mauzi</text:p>
          </table:table-cell>
          <table:table-cell office:value-type="float" office:value="113823" calcext:value-type="float">
            <text:p>113823</text:p>
          </table:table-cell>
          <table:table-cell office:value-type="float" office:value="113835" calcext:value-type="float">
            <text:p>113835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Maintenant sur ma Route</text:p>
          </table:table-cell>
          <table:table-cell office:value-type="float" office:value="113837" calcext:value-type="float">
            <text:p>113837</text:p>
          </table:table-cell>
          <table:table-cell office:value-type="float" office:value="113860" calcext:value-type="float">
            <text:p>113860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Orléans</text:p>
          </table:table-cell>
          <table:table-cell office:value-type="float" office:value="113866" calcext:value-type="float">
            <text:p>113866</text:p>
          </table:table-cell>
          <table:table-cell office:value-type="float" office:value="113873" calcext:value-type="float">
            <text:p>113873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Roland Mortier</text:p>
          </table:table-cell>
          <table:table-cell office:value-type="float" office:value="113880" calcext:value-type="float">
            <text:p>113880</text:p>
          </table:table-cell>
          <table:table-cell office:value-type="float" office:value="113894" calcext:value-type="float">
            <text:p>113894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umières</text:p>
          </table:table-cell>
          <table:table-cell office:value-type="float" office:value="113928" calcext:value-type="float">
            <text:p>113928</text:p>
          </table:table-cell>
          <table:table-cell office:value-type="float" office:value="113936" calcext:value-type="float">
            <text:p>113936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Genf</text:p>
          </table:table-cell>
          <table:table-cell office:value-type="float" office:value="113938" calcext:value-type="float">
            <text:p>113938</text:p>
          </table:table-cell>
          <table:table-cell office:value-type="float" office:value="113942" calcext:value-type="float">
            <text:p>113942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Roland Mortier</text:p>
          </table:table-cell>
          <table:table-cell office:value-type="float" office:value="113949" calcext:value-type="float">
            <text:p>113949</text:p>
          </table:table-cell>
          <table:table-cell office:value-type="float" office:value="113963" calcext:value-type="float">
            <text:p>113963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'Originalité</text:p>
          </table:table-cell>
          <table:table-cell office:value-type="float" office:value="113965" calcext:value-type="float">
            <text:p>113965</text:p>
          </table:table-cell>
          <table:table-cell office:value-type="float" office:value="113978" calcext:value-type="float">
            <text:p>113978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Une nouvelle Catégorie esthétique au siècle des Lumières</text:p>
          </table:table-cell>
          <table:table-cell office:value-type="float" office:value="113980" calcext:value-type="float">
            <text:p>113980</text:p>
          </table:table-cell>
          <table:table-cell office:value-type="float" office:value="114036" calcext:value-type="float">
            <text:p>114036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Genf</text:p>
          </table:table-cell>
          <table:table-cell office:value-type="float" office:value="114038" calcext:value-type="float">
            <text:p>114038</text:p>
          </table:table-cell>
          <table:table-cell office:value-type="float" office:value="114042" calcext:value-type="float">
            <text:p>114042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François Moureau</text:p>
          </table:table-cell>
          <table:table-cell office:value-type="float" office:value="114049" calcext:value-type="float">
            <text:p>114049</text:p>
          </table:table-cell>
          <table:table-cell office:value-type="float" office:value="114065" calcext:value-type="float">
            <text:p>114065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e Roman vrai de l'Encyclopédie</text:p>
          </table:table-cell>
          <table:table-cell office:value-type="float" office:value="114067" calcext:value-type="float">
            <text:p>114067</text:p>
          </table:table-cell>
          <table:table-cell office:value-type="float" office:value="114098" calcext:value-type="float">
            <text:p>114098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4100" calcext:value-type="float">
            <text:p>114100</text:p>
          </table:table-cell>
          <table:table-cell office:value-type="float" office:value="114105" calcext:value-type="float">
            <text:p>114105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Peter Nagy</text:p>
          </table:table-cell>
          <table:table-cell office:value-type="float" office:value="114112" calcext:value-type="float">
            <text:p>114112</text:p>
          </table:table-cell>
          <table:table-cell office:value-type="float" office:value="114122" calcext:value-type="float">
            <text:p>114122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4151" calcext:value-type="float">
            <text:p>114151</text:p>
          </table:table-cell>
          <table:table-cell office:value-type="float" office:value="114156" calcext:value-type="float">
            <text:p>114156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Lectures interdites</text:p>
          </table:table-cell>
          <table:table-cell office:value-type="float" office:value="114183" calcext:value-type="float">
            <text:p>114183</text:p>
          </table:table-cell>
          <table:table-cell office:value-type="float" office:value="114202" calcext:value-type="float">
            <text:p>114202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e travail</text:p>
          </table:table-cell>
          <table:table-cell office:value-type="float" office:value="114204" calcext:value-type="float">
            <text:p>114204</text:p>
          </table:table-cell>
          <table:table-cell office:value-type="float" office:value="114214" calcext:value-type="float">
            <text:p>114214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4258" calcext:value-type="float">
            <text:p>114258</text:p>
          </table:table-cell>
          <table:table-cell office:value-type="float" office:value="114263" calcext:value-type="float">
            <text:p>114263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John C. O’Neal</text:p>
          </table:table-cell>
          <table:table-cell office:value-type="float" office:value="114270" calcext:value-type="float">
            <text:p>114270</text:p>
          </table:table-cell>
          <table:table-cell office:value-type="float" office:value="114284" calcext:value-type="float">
            <text:p>114284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The Authority of Experience</text:p>
          </table:table-cell>
          <table:table-cell office:value-type="float" office:value="114286" calcext:value-type="float">
            <text:p>114286</text:p>
          </table:table-cell>
          <table:table-cell office:value-type="float" office:value="114313" calcext:value-type="float">
            <text:p>114313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Sensationist Theory in the French Enlight-enment</text:p>
          </table:table-cell>
          <table:table-cell office:value-type="float" office:value="114315" calcext:value-type="float">
            <text:p>114315</text:p>
          </table:table-cell>
          <table:table-cell office:value-type="float" office:value="114363" calcext:value-type="float">
            <text:p>114363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Philadelphia</text:p>
          </table:table-cell>
          <table:table-cell office:value-type="float" office:value="114365" calcext:value-type="float">
            <text:p>114365</text:p>
          </table:table-cell>
          <table:table-cell office:value-type="float" office:value="114377" calcext:value-type="float">
            <text:p>114377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114379" calcext:value-type="float">
            <text:p>114379</text:p>
          </table:table-cell>
          <table:table-cell office:value-type="float" office:value="114381" calcext:value-type="float">
            <text:p>114381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Connaissance et rêve</text:p>
          </table:table-cell>
          <table:table-cell office:value-type="float" office:value="114409" calcext:value-type="float">
            <text:p>114409</text:p>
          </table:table-cell>
          <table:table-cell office:value-type="float" office:value="114429" calcext:value-type="float">
            <text:p>114429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rie</text:p>
          </table:table-cell>
          <table:table-cell office:value-type="float" office:value="114430" calcext:value-type="float">
            <text:p>114430</text:p>
          </table:table-cell>
          <table:table-cell office:value-type="float" office:value="114433" calcext:value-type="float">
            <text:p>114433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Lumières</text:p>
          </table:table-cell>
          <table:table-cell office:value-type="float" office:value="114456" calcext:value-type="float">
            <text:p>114456</text:p>
          </table:table-cell>
          <table:table-cell office:value-type="float" office:value="114464" calcext:value-type="float">
            <text:p>114464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New York et al.</text:p>
          </table:table-cell>
          <table:table-cell office:value-type="float" office:value="114466" calcext:value-type="float">
            <text:p>114466</text:p>
          </table:table-cell>
          <table:table-cell office:value-type="float" office:value="114481" calcext:value-type="float">
            <text:p>114481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René Pomeau</text:p>
          </table:table-cell>
          <table:table-cell office:value-type="float" office:value="114488" calcext:value-type="float">
            <text:p>114488</text:p>
          </table:table-cell>
          <table:table-cell office:value-type="float" office:value="114499" calcext:value-type="float">
            <text:p>114499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'Europe des Lumières</text:p>
          </table:table-cell>
          <table:table-cell office:value-type="float" office:value="114501" calcext:value-type="float">
            <text:p>114501</text:p>
          </table:table-cell>
          <table:table-cell office:value-type="float" office:value="114522" calcext:value-type="float">
            <text:p>114522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cosmopolitisme</text:p>
          </table:table-cell>
          <table:table-cell office:value-type="float" office:value="114524" calcext:value-type="float">
            <text:p>114524</text:p>
          </table:table-cell>
          <table:table-cell office:value-type="float" office:value="114538" calcext:value-type="float">
            <text:p>114538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4577" calcext:value-type="float">
            <text:p>114577</text:p>
          </table:table-cell>
          <table:table-cell office:value-type="float" office:value="114582" calcext:value-type="float">
            <text:p>114582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Pierre Rétat</text:p>
          </table:table-cell>
          <table:table-cell office:value-type="float" office:value="114589" calcext:value-type="float">
            <text:p>114589</text:p>
          </table:table-cell>
          <table:table-cell office:value-type="float" office:value="114601" calcext:value-type="float">
            <text:p>114601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e Journalisme d’Ancien Régime</text:p>
          </table:table-cell>
          <table:table-cell office:value-type="float" office:value="114603" calcext:value-type="float">
            <text:p>114603</text:p>
          </table:table-cell>
          <table:table-cell office:value-type="float" office:value="114633" calcext:value-type="float">
            <text:p>114633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yon</text:p>
          </table:table-cell>
          <table:table-cell office:value-type="float" office:value="114635" calcext:value-type="float">
            <text:p>114635</text:p>
          </table:table-cell>
          <table:table-cell office:value-type="float" office:value="114639" calcext:value-type="float">
            <text:p>114639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Daniel Roche</text:p>
          </table:table-cell>
          <table:table-cell office:value-type="float" office:value="114646" calcext:value-type="float">
            <text:p>114646</text:p>
          </table:table-cell>
          <table:table-cell office:value-type="float" office:value="114658" calcext:value-type="float">
            <text:p>114658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Républicains</text:p>
          </table:table-cell>
          <table:table-cell office:value-type="float" office:value="114660" calcext:value-type="float">
            <text:p>114660</text:p>
          </table:table-cell>
          <table:table-cell office:value-type="float" office:value="114672" calcext:value-type="float">
            <text:p>114672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Gens de culture et Lumières au XVIIIe siècle</text:p>
          </table:table-cell>
          <table:table-cell office:value-type="float" office:value="114686" calcext:value-type="float">
            <text:p>114686</text:p>
          </table:table-cell>
          <table:table-cell office:value-type="float" office:value="114730" calcext:value-type="float">
            <text:p>114730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4732" calcext:value-type="float">
            <text:p>114732</text:p>
          </table:table-cell>
          <table:table-cell office:value-type="float" office:value="114737" calcext:value-type="float">
            <text:p>114737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Daniel Roche</text:p>
          </table:table-cell>
          <table:table-cell office:value-type="float" office:value="114744" calcext:value-type="float">
            <text:p>114744</text:p>
          </table:table-cell>
          <table:table-cell office:value-type="float" office:value="114756" calcext:value-type="float">
            <text:p>114756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a France des Lumières</text:p>
          </table:table-cell>
          <table:table-cell office:value-type="float" office:value="114758" calcext:value-type="float">
            <text:p>114758</text:p>
          </table:table-cell>
          <table:table-cell office:value-type="float" office:value="114780" calcext:value-type="float">
            <text:p>114780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4782" calcext:value-type="float">
            <text:p>114782</text:p>
          </table:table-cell>
          <table:table-cell office:value-type="float" office:value="114787" calcext:value-type="float">
            <text:p>114787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Jacques Roger</text:p>
          </table:table-cell>
          <table:table-cell office:value-type="float" office:value="114794" calcext:value-type="float">
            <text:p>114794</text:p>
          </table:table-cell>
          <table:table-cell office:value-type="float" office:value="114807" calcext:value-type="float">
            <text:p>114807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es Sciences de la vie dans la pensée française au XVIIIe siècle</text:p>
          </table:table-cell>
          <table:table-cell office:value-type="float" office:value="114809" calcext:value-type="float">
            <text:p>114809</text:p>
          </table:table-cell>
          <table:table-cell office:value-type="float" office:value="114873" calcext:value-type="float">
            <text:p>114873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4875" calcext:value-type="float">
            <text:p>114875</text:p>
          </table:table-cell>
          <table:table-cell office:value-type="float" office:value="114880" calcext:value-type="float">
            <text:p>114880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Colloque sous la présidence de Werner Krauss</text:p>
          </table:table-cell>
          <table:table-cell office:value-type="float" office:value="114924" calcext:value-type="float">
            <text:p>114924</text:p>
          </table:table-cell>
          <table:table-cell office:value-type="float" office:value="114968" calcext:value-type="float">
            <text:p>114968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René Pomeau</text:p>
          </table:table-cell>
          <table:table-cell office:value-type="float" office:value="114970" calcext:value-type="float">
            <text:p>114970</text:p>
          </table:table-cell>
          <table:table-cell office:value-type="float" office:value="114981" calcext:value-type="float">
            <text:p>114981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Roger Garaudy</text:p>
          </table:table-cell>
          <table:table-cell office:value-type="float" office:value="114983" calcext:value-type="float">
            <text:p>114983</text:p>
          </table:table-cell>
          <table:table-cell office:value-type="float" office:value="114996" calcext:value-type="float">
            <text:p>114996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Jean Fabre</text:p>
          </table:table-cell>
          <table:table-cell office:value-type="float" office:value="114998" calcext:value-type="float">
            <text:p>114998</text:p>
          </table:table-cell>
          <table:table-cell office:value-type="float" office:value="115008" calcext:value-type="float">
            <text:p>115008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5010" calcext:value-type="float">
            <text:p>115010</text:p>
          </table:table-cell>
          <table:table-cell office:value-type="float" office:value="115015" calcext:value-type="float">
            <text:p>115015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Hans Sanders</text:p>
          </table:table-cell>
          <table:table-cell office:value-type="float" office:value="115022" calcext:value-type="float">
            <text:p>115022</text:p>
          </table:table-cell>
          <table:table-cell office:value-type="float" office:value="115034" calcext:value-type="float">
            <text:p>115034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Das Subjekt der Moderne</text:p>
          </table:table-cell>
          <table:table-cell office:value-type="float" office:value="115036" calcext:value-type="float">
            <text:p>115036</text:p>
          </table:table-cell>
          <table:table-cell office:value-type="float" office:value="115059" calcext:value-type="float">
            <text:p>115059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Tübingen 1987</text:p>
          </table:table-cell>
          <table:table-cell office:value-type="float" office:value="115139" calcext:value-type="float">
            <text:p>115139</text:p>
          </table:table-cell>
          <table:table-cell office:value-type="float" office:value="115152" calcext:value-type="float">
            <text:p>115152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Fritz Schalk</text:p>
          </table:table-cell>
          <table:table-cell office:value-type="float" office:value="115154" calcext:value-type="float">
            <text:p>115154</text:p>
          </table:table-cell>
          <table:table-cell office:value-type="float" office:value="115166" calcext:value-type="float">
            <text:p>115166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französischen</text:p>
          </table:table-cell>
          <table:table-cell office:value-type="float" office:value="115180" calcext:value-type="float">
            <text:p>115180</text:p>
          </table:table-cell>
          <table:table-cell office:value-type="float" office:value="115193" calcext:value-type="float">
            <text:p>115193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Frankfurt/M.</text:p>
          </table:table-cell>
          <table:table-cell office:value-type="float" office:value="115206" calcext:value-type="float">
            <text:p>115206</text:p>
          </table:table-cell>
          <table:table-cell office:value-type="float" office:value="115218" calcext:value-type="float">
            <text:p>115218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Albert Soboul</text:p>
          </table:table-cell>
          <table:table-cell office:value-type="float" office:value="115225" calcext:value-type="float">
            <text:p>115225</text:p>
          </table:table-cell>
          <table:table-cell office:value-type="float" office:value="115238" calcext:value-type="float">
            <text:p>115238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umières</text:p>
          </table:table-cell>
          <table:table-cell office:value-type="float" office:value="115261" calcext:value-type="float">
            <text:p>115261</text:p>
          </table:table-cell>
          <table:table-cell office:value-type="float" office:value="115269" calcext:value-type="float">
            <text:p>115269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5271" calcext:value-type="float">
            <text:p>115271</text:p>
          </table:table-cell>
          <table:table-cell office:value-type="float" office:value="115276" calcext:value-type="float">
            <text:p>115276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Jürgen von Stackeiberg</text:p>
          </table:table-cell>
          <table:table-cell office:value-type="float" office:value="115283" calcext:value-type="float">
            <text:p>115283</text:p>
          </table:table-cell>
          <table:table-cell office:value-type="float" office:value="115305" calcext:value-type="float">
            <text:p>115305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München</text:p>
          </table:table-cell>
          <table:table-cell office:value-type="float" office:value="115330" calcext:value-type="float">
            <text:p>115330</text:p>
          </table:table-cell>
          <table:table-cell office:value-type="float" office:value="115337" calcext:value-type="float">
            <text:p>115337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Jean Starobinski</text:p>
          </table:table-cell>
          <table:table-cell office:value-type="float" office:value="115344" calcext:value-type="float">
            <text:p>115344</text:p>
          </table:table-cell>
          <table:table-cell office:value-type="float" office:value="115360" calcext:value-type="float">
            <text:p>115360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'Invention de la liberté</text:p>
          </table:table-cell>
          <table:table-cell office:value-type="float" office:value="115362" calcext:value-type="float">
            <text:p>115362</text:p>
          </table:table-cell>
          <table:table-cell office:value-type="float" office:value="115387" calcext:value-type="float">
            <text:p>115387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Genf</text:p>
          </table:table-cell>
          <table:table-cell office:value-type="float" office:value="115400" calcext:value-type="float">
            <text:p>115400</text:p>
          </table:table-cell>
          <table:table-cell office:value-type="float" office:value="115404" calcext:value-type="float">
            <text:p>115404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Paul Van Tieghem</text:p>
          </table:table-cell>
          <table:table-cell office:value-type="float" office:value="115411" calcext:value-type="float">
            <text:p>115411</text:p>
          </table:table-cell>
          <table:table-cell office:value-type="float" office:value="115427" calcext:value-type="float">
            <text:p>115427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e Sentiment de la nature et le préromantisme européen</text:p>
          </table:table-cell>
          <table:table-cell office:value-type="float" office:value="115429" calcext:value-type="float">
            <text:p>115429</text:p>
          </table:table-cell>
          <table:table-cell office:value-type="float" office:value="115483" calcext:value-type="float">
            <text:p>115483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5485" calcext:value-type="float">
            <text:p>115485</text:p>
          </table:table-cell>
          <table:table-cell office:value-type="float" office:value="115490" calcext:value-type="float">
            <text:p>115490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Jean Weisgerber</text:p>
          </table:table-cell>
          <table:table-cell office:value-type="float" office:value="115497" calcext:value-type="float">
            <text:p>115497</text:p>
          </table:table-cell>
          <table:table-cell office:value-type="float" office:value="115512" calcext:value-type="float">
            <text:p>115512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es Masques fragiles</text:p>
          </table:table-cell>
          <table:table-cell office:value-type="float" office:value="115514" calcext:value-type="float">
            <text:p>115514</text:p>
          </table:table-cell>
          <table:table-cell office:value-type="float" office:value="115534" calcext:value-type="float">
            <text:p>115534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Esthétique et formes de la littérature rococo</text:p>
          </table:table-cell>
          <table:table-cell office:value-type="float" office:value="115536" calcext:value-type="float">
            <text:p>115536</text:p>
          </table:table-cell>
          <table:table-cell office:value-type="float" office:value="115581" calcext:value-type="float">
            <text:p>115581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Lausanne</text:p>
          </table:table-cell>
          <table:table-cell office:value-type="float" office:value="115583" calcext:value-type="float">
            <text:p>115583</text:p>
          </table:table-cell>
          <table:table-cell office:value-type="float" office:value="115591" calcext:value-type="float">
            <text:p>115591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Ro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se Andriès</text:p>
          </table:table-cell>
          <table:table-cell office:value-type="float" office:value="115601" calcext:value-type="float">
            <text:p>115601</text:p>
          </table:table-cell>
          <table:table-cell office:value-type="float" office:value="115619" calcext:value-type="float">
            <text:p>115619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a Bibliothèque bleue</text:p>
          </table:table-cell>
          <table:table-cell office:value-type="float" office:value="115621" calcext:value-type="float">
            <text:p>115621</text:p>
          </table:table-cell>
          <table:table-cell office:value-type="float" office:value="115642" calcext:value-type="float">
            <text:p>115642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Une Tradition éditoriale</text:p>
          </table:table-cell>
          <table:table-cell office:value-type="float" office:value="115661" calcext:value-type="float">
            <text:p>115661</text:p>
          </table:table-cell>
          <table:table-cell office:value-type="float" office:value="115685" calcext:value-type="float">
            <text:p>115685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Oxford</text:p>
          </table:table-cell>
          <table:table-cell office:value-type="float" office:value="115687" calcext:value-type="float">
            <text:p>115687</text:p>
          </table:table-cell>
          <table:table-cell office:value-type="float" office:value="115693" calcext:value-type="float">
            <text:p>115693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Florence Bancaud-Maënen</text:p>
          </table:table-cell>
          <table:table-cell office:value-type="float" office:value="115700" calcext:value-type="float">
            <text:p>115700</text:p>
          </table:table-cell>
          <table:table-cell office:value-type="float" office:value="115723" calcext:value-type="float">
            <text:p>115723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e Roman d’apprentissage en Europe au XVIIIe siècle</text:p>
          </table:table-cell>
          <table:table-cell office:value-type="float" office:value="115725" calcext:value-type="float">
            <text:p>115725</text:p>
          </table:table-cell>
          <table:table-cell office:value-type="float" office:value="115776" calcext:value-type="float">
            <text:p>115776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5778" calcext:value-type="float">
            <text:p>115778</text:p>
          </table:table-cell>
          <table:table-cell office:value-type="float" office:value="115783" calcext:value-type="float">
            <text:p>115783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Le Roman français au XVIIIe siècle</text:p>
          </table:table-cell>
          <table:table-cell office:value-type="float" office:value="115812" calcext:value-type="float">
            <text:p>115812</text:p>
          </table:table-cell>
          <table:table-cell office:value-type="float" office:value="115846" calcext:value-type="float">
            <text:p>115846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5848" calcext:value-type="float">
            <text:p>115848</text:p>
          </table:table-cell>
          <table:table-cell office:value-type="float" office:value="115853" calcext:value-type="float">
            <text:p>115853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Rudolf Behrens</text:p>
          </table:table-cell>
          <table:table-cell office:value-type="float" office:value="115860" calcext:value-type="float">
            <text:p>115860</text:p>
          </table:table-cell>
          <table:table-cell office:value-type="float" office:value="115874" calcext:value-type="float">
            <text:p>115874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Theodizee</text:p>
          </table:table-cell>
          <table:table-cell office:value-type="float" office:value="115888" calcext:value-type="float">
            <text:p>115888</text:p>
          </table:table-cell>
          <table:table-cell office:value-type="float" office:value="115897" calcext:value-type="float">
            <text:p>115897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französische</text:p>
          </table:table-cell>
          <table:table-cell office:value-type="float" office:value="115964" calcext:value-type="float">
            <text:p>115964</text:p>
          </table:table-cell>
          <table:table-cell office:value-type="float" office:value="115976" calcext:value-type="float">
            <text:p>115976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Tübingen</text:p>
          </table:table-cell>
          <table:table-cell office:value-type="float" office:value="115996" calcext:value-type="float">
            <text:p>115996</text:p>
          </table:table-cell>
          <table:table-cell office:value-type="float" office:value="116004" calcext:value-type="float">
            <text:p>116004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Georges Benrekassa</text:p>
          </table:table-cell>
          <table:table-cell office:value-type="float" office:value="116011" calcext:value-type="float">
            <text:p>116011</text:p>
          </table:table-cell>
          <table:table-cell office:value-type="float" office:value="116029" calcext:value-type="float">
            <text:p>116029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Fables de la personne</text:p>
          </table:table-cell>
          <table:table-cell office:value-type="float" office:value="116031" calcext:value-type="float">
            <text:p>116031</text:p>
          </table:table-cell>
          <table:table-cell office:value-type="float" office:value="116052" calcext:value-type="float">
            <text:p>116052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6092" calcext:value-type="float">
            <text:p>116092</text:p>
          </table:table-cell>
          <table:table-cell office:value-type="float" office:value="116097" calcext:value-type="float">
            <text:p>116097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Peter Brooks</text:p>
          </table:table-cell>
          <table:table-cell office:value-type="float" office:value="116104" calcext:value-type="float">
            <text:p>116104</text:p>
          </table:table-cell>
          <table:table-cell office:value-type="float" office:value="116116" calcext:value-type="float">
            <text:p>116116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The Novel of Worldliness</text:p>
          </table:table-cell>
          <table:table-cell office:value-type="float" office:value="116118" calcext:value-type="float">
            <text:p>116118</text:p>
          </table:table-cell>
          <table:table-cell office:value-type="float" office:value="116142" calcext:value-type="float">
            <text:p>116142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Princeton</text:p>
          </table:table-cell>
          <table:table-cell office:value-type="float" office:value="116144" calcext:value-type="float">
            <text:p>116144</text:p>
          </table:table-cell>
          <table:table-cell office:value-type="float" office:value="116153" calcext:value-type="float">
            <text:p>116153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Cazenobe</text:p>
          </table:table-cell>
          <table:table-cell office:value-type="float" office:value="116168" calcext:value-type="float">
            <text:p>116168</text:p>
          </table:table-cell>
          <table:table-cell office:value-type="float" office:value="116176" calcext:value-type="float">
            <text:p>116176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e Système du libertinage de Crébillon à Laclos</text:p>
          </table:table-cell>
          <table:table-cell office:value-type="float" office:value="116178" calcext:value-type="float">
            <text:p>116178</text:p>
          </table:table-cell>
          <table:table-cell office:value-type="float" office:value="116225" calcext:value-type="float">
            <text:p>116225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Oxford</text:p>
          </table:table-cell>
          <table:table-cell office:value-type="float" office:value="116227" calcext:value-type="float">
            <text:p>116227</text:p>
          </table:table-cell>
          <table:table-cell office:value-type="float" office:value="116233" calcext:value-type="float">
            <text:p>116233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Fictional France</text:p>
          </table:table-cell>
          <table:table-cell office:value-type="float" office:value="116257" calcext:value-type="float">
            <text:p>116257</text:p>
          </table:table-cell>
          <table:table-cell office:value-type="float" office:value="116273" calcext:value-type="float">
            <text:p>116273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Social Reality in the French Novel</text:p>
          </table:table-cell>
          <table:table-cell office:value-type="float" office:value="116275" calcext:value-type="float">
            <text:p>116275</text:p>
          </table:table-cell>
          <table:table-cell office:value-type="float" office:value="116309" calcext:value-type="float">
            <text:p>116309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Providence</text:p>
          </table:table-cell>
          <table:table-cell office:value-type="float" office:value="116322" calcext:value-type="float">
            <text:p>116322</text:p>
          </table:table-cell>
          <table:table-cell office:value-type="float" office:value="116332" calcext:value-type="float">
            <text:p>116332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N. Y.</text:p>
          </table:table-cell>
          <table:table-cell office:value-type="float" office:value="116334" calcext:value-type="float">
            <text:p>116334</text:p>
          </table:table-cell>
          <table:table-cell office:value-type="float" office:value="116339" calcext:value-type="float">
            <text:p>116339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Oxford</text:p>
          </table:table-cell>
          <table:table-cell office:value-type="float" office:value="116343" calcext:value-type="float">
            <text:p>116343</text:p>
          </table:table-cell>
          <table:table-cell office:value-type="float" office:value="116349" calcext:value-type="float">
            <text:p>116349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München</text:p>
          </table:table-cell>
          <table:table-cell office:value-type="float" office:value="116352" calcext:value-type="float">
            <text:p>116352</text:p>
          </table:table-cell>
          <table:table-cell office:value-type="float" office:value="116359" calcext:value-type="float">
            <text:p>116359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Comille</text:p>
          </table:table-cell>
          <table:table-cell office:value-type="float" office:value="116377" calcext:value-type="float">
            <text:p>116377</text:p>
          </table:table-cell>
          <table:table-cell office:value-type="float" office:value="116384" calcext:value-type="float">
            <text:p>116384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6386" calcext:value-type="float">
            <text:p>116386</text:p>
          </table:table-cell>
          <table:table-cell office:value-type="float" office:value="116387" calcext:value-type="float">
            <text:p>116387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Mannheim</text:p>
          </table:table-cell>
          <table:table-cell office:value-type="float" office:value="116429" calcext:value-type="float">
            <text:p>116429</text:p>
          </table:table-cell>
          <table:table-cell office:value-type="float" office:value="116437" calcext:value-type="float">
            <text:p>116437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Henri Coulet</text:p>
          </table:table-cell>
          <table:table-cell office:value-type="float" office:value="116444" calcext:value-type="float">
            <text:p>116444</text:p>
          </table:table-cell>
          <table:table-cell office:value-type="float" office:value="116456" calcext:value-type="float">
            <text:p>116456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e Roman jusqu ’à la Révolution</text:p>
          </table:table-cell>
          <table:table-cell office:value-type="float" office:value="116458" calcext:value-type="float">
            <text:p>116458</text:p>
          </table:table-cell>
          <table:table-cell office:value-type="float" office:value="116489" calcext:value-type="float">
            <text:p>116489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6491" calcext:value-type="float">
            <text:p>116491</text:p>
          </table:table-cell>
          <table:table-cell office:value-type="float" office:value="116496" calcext:value-type="float">
            <text:p>116496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Valérie van Crugten-André</text:p>
          </table:table-cell>
          <table:table-cell office:value-type="float" office:value="116503" calcext:value-type="float">
            <text:p>116503</text:p>
          </table:table-cell>
          <table:table-cell office:value-type="float" office:value="116528" calcext:value-type="float">
            <text:p>116528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e Roman du libertinage</text:p>
          </table:table-cell>
          <table:table-cell office:value-type="float" office:value="116530" calcext:value-type="float">
            <text:p>116530</text:p>
          </table:table-cell>
          <table:table-cell office:value-type="float" office:value="116553" calcext:value-type="float">
            <text:p>116553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Redécouverte et réhabilitation</text:p>
          </table:table-cell>
          <table:table-cell office:value-type="float" office:value="116566" calcext:value-type="float">
            <text:p>116566</text:p>
          </table:table-cell>
          <table:table-cell office:value-type="float" office:value="116596" calcext:value-type="float">
            <text:p>116596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6598" calcext:value-type="float">
            <text:p>116598</text:p>
          </table:table-cell>
          <table:table-cell office:value-type="float" office:value="116603" calcext:value-type="float">
            <text:p>116603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Genf</text:p>
          </table:table-cell>
          <table:table-cell office:value-type="float" office:value="116606" calcext:value-type="float">
            <text:p>116606</text:p>
          </table:table-cell>
          <table:table-cell office:value-type="float" office:value="116610" calcext:value-type="float">
            <text:p>116610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Catherine Cusset</text:p>
          </table:table-cell>
          <table:table-cell office:value-type="float" office:value="116617" calcext:value-type="float">
            <text:p>116617</text:p>
          </table:table-cell>
          <table:table-cell office:value-type="float" office:value="116633" calcext:value-type="float">
            <text:p>116633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es Romanciers du plaisirs</text:p>
          </table:table-cell>
          <table:table-cell office:value-type="float" office:value="116635" calcext:value-type="float">
            <text:p>116635</text:p>
          </table:table-cell>
          <table:table-cell office:value-type="float" office:value="116661" calcext:value-type="float">
            <text:p>116661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Essai</text:p>
          </table:table-cell>
          <table:table-cell office:value-type="float" office:value="116663" calcext:value-type="float">
            <text:p>116663</text:p>
          </table:table-cell>
          <table:table-cell office:value-type="float" office:value="116668" calcext:value-type="float">
            <text:p>116668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6670" calcext:value-type="float">
            <text:p>116670</text:p>
          </table:table-cell>
          <table:table-cell office:value-type="float" office:value="116675" calcext:value-type="float">
            <text:p>116675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René Démoris</text:p>
          </table:table-cell>
          <table:table-cell office:value-type="float" office:value="116682" calcext:value-type="float">
            <text:p>116682</text:p>
          </table:table-cell>
          <table:table-cell office:value-type="float" office:value="116694" calcext:value-type="float">
            <text:p>116694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e Roman à la première personne</text:p>
          </table:table-cell>
          <table:table-cell office:value-type="float" office:value="116696" calcext:value-type="float">
            <text:p>116696</text:p>
          </table:table-cell>
          <table:table-cell office:value-type="float" office:value="116727" calcext:value-type="float">
            <text:p>11672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Classicisme aux Lumières</text:p>
          </table:table-cell>
          <table:table-cell office:value-type="float" office:value="116732" calcext:value-type="float">
            <text:p>116732</text:p>
          </table:table-cell>
          <table:table-cell office:value-type="float" office:value="116756" calcext:value-type="float">
            <text:p>116756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6758" calcext:value-type="float">
            <text:p>116758</text:p>
          </table:table-cell>
          <table:table-cell office:value-type="float" office:value="116763" calcext:value-type="float">
            <text:p>116763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David J. Denby</text:p>
          </table:table-cell>
          <table:table-cell office:value-type="float" office:value="116770" calcext:value-type="float">
            <text:p>116770</text:p>
          </table:table-cell>
          <table:table-cell office:value-type="float" office:value="116784" calcext:value-type="float">
            <text:p>116784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Sentimental Narrative and the Social Order</text:p>
          </table:table-cell>
          <table:table-cell office:value-type="float" office:value="116786" calcext:value-type="float">
            <text:p>116786</text:p>
          </table:table-cell>
          <table:table-cell office:value-type="float" office:value="116828" calcext:value-type="float">
            <text:p>116828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116832" calcext:value-type="float">
            <text:p>116832</text:p>
          </table:table-cell>
          <table:table-cell office:value-type="float" office:value="116838" calcext:value-type="float">
            <text:p>116838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Cambridge</text:p>
          </table:table-cell>
          <table:table-cell office:value-type="float" office:value="116851" calcext:value-type="float">
            <text:p>116851</text:p>
          </table:table-cell>
          <table:table-cell office:value-type="float" office:value="116860" calcext:value-type="float">
            <text:p>116860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float" office:value="116862" calcext:value-type="float">
            <text:p>116862</text:p>
          </table:table-cell>
          <table:table-cell office:value-type="float" office:value="116864" calcext:value-type="float">
            <text:p>116864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Klaus Dirscherl</text:p>
          </table:table-cell>
          <table:table-cell office:value-type="float" office:value="116873" calcext:value-type="float">
            <text:p>116873</text:p>
          </table:table-cell>
          <table:table-cell office:value-type="float" office:value="116888" calcext:value-type="float">
            <text:p>116888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Der Roman der Philosophen</text:p>
          </table:table-cell>
          <table:table-cell office:value-type="float" office:value="116890" calcext:value-type="float">
            <text:p>116890</text:p>
          </table:table-cell>
          <table:table-cell office:value-type="float" office:value="116915" calcext:value-type="float">
            <text:p>116915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Diderot</text:p>
          </table:table-cell>
          <table:table-cell office:value-type="float" office:value="116917" calcext:value-type="float">
            <text:p>116917</text:p>
          </table:table-cell>
          <table:table-cell office:value-type="float" office:value="116924" calcext:value-type="float">
            <text:p>116924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116927" calcext:value-type="float">
            <text:p>116927</text:p>
          </table:table-cell>
          <table:table-cell office:value-type="float" office:value="116935" calcext:value-type="float">
            <text:p>116935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Voltaire</text:p>
          </table:table-cell>
          <table:table-cell office:value-type="float" office:value="116938" calcext:value-type="float">
            <text:p>116938</text:p>
          </table:table-cell>
          <table:table-cell office:value-type="float" office:value="116946" calcext:value-type="float">
            <text:p>116946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Tübingen</text:p>
          </table:table-cell>
          <table:table-cell office:value-type="float" office:value="116948" calcext:value-type="float">
            <text:p>116948</text:p>
          </table:table-cell>
          <table:table-cell office:value-type="float" office:value="116956" calcext:value-type="float">
            <text:p>116956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William F. Edmiston</text:p>
          </table:table-cell>
          <table:table-cell office:value-type="float" office:value="116963" calcext:value-type="float">
            <text:p>116963</text:p>
          </table:table-cell>
          <table:table-cell office:value-type="float" office:value="116982" calcext:value-type="float">
            <text:p>116982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four Eighteenth-Century French Novels</text:p>
          </table:table-cell>
          <table:table-cell office:value-type="float" office:value="117023" calcext:value-type="float">
            <text:p>117023</text:p>
          </table:table-cell>
          <table:table-cell office:value-type="float" office:value="117060" calcext:value-type="float">
            <text:p>117060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London</text:p>
          </table:table-cell>
          <table:table-cell office:value-type="float" office:value="117062" calcext:value-type="float">
            <text:p>117062</text:p>
          </table:table-cell>
          <table:table-cell office:value-type="float" office:value="117068" calcext:value-type="float">
            <text:p>117068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Jean Fabre</text:p>
          </table:table-cell>
          <table:table-cell office:value-type="float" office:value="117075" calcext:value-type="float">
            <text:p>117075</text:p>
          </table:table-cell>
          <table:table-cell office:value-type="float" office:value="117085" calcext:value-type="float">
            <text:p>117085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7149" calcext:value-type="float">
            <text:p>117149</text:p>
          </table:table-cell>
          <table:table-cell office:value-type="float" office:value="117154" calcext:value-type="float">
            <text:p>117154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Roland Galle</text:p>
          </table:table-cell>
          <table:table-cell office:value-type="float" office:value="117161" calcext:value-type="float">
            <text:p>117161</text:p>
          </table:table-cell>
          <table:table-cell office:value-type="float" office:value="117173" calcext:value-type="float">
            <text:p>117173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französischen</text:p>
          </table:table-cell>
          <table:table-cell office:value-type="float" office:value="117224" calcext:value-type="float">
            <text:p>117224</text:p>
          </table:table-cell>
          <table:table-cell office:value-type="float" office:value="117237" calcext:value-type="float">
            <text:p>11723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München</text:p>
          </table:table-cell>
          <table:table-cell office:value-type="float" office:value="117275" calcext:value-type="float">
            <text:p>117275</text:p>
          </table:table-cell>
          <table:table-cell office:value-type="float" office:value="117282" calcext:value-type="float">
            <text:p>117282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Rolf Geißler</text:p>
          </table:table-cell>
          <table:table-cell office:value-type="float" office:value="117289" calcext:value-type="float">
            <text:p>117289</text:p>
          </table:table-cell>
          <table:table-cell office:value-type="float" office:value="117301" calcext:value-type="float">
            <text:p>117301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float" office:value="117386" calcext:value-type="float">
            <text:p>117386</text:p>
          </table:table-cell>
          <table:table-cell office:value-type="float" office:value="117396" calcext:value-type="float">
            <text:p>117396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Berlin</text:p>
          </table:table-cell>
          <table:table-cell office:value-type="float" office:value="117398" calcext:value-type="float">
            <text:p>117398</text:p>
          </table:table-cell>
          <table:table-cell office:value-type="float" office:value="117404" calcext:value-type="float">
            <text:p>117404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Pierre Hartmann</text:p>
          </table:table-cell>
          <table:table-cell office:value-type="float" office:value="117411" calcext:value-type="float">
            <text:p>117411</text:p>
          </table:table-cell>
          <table:table-cell office:value-type="float" office:value="117426" calcext:value-type="float">
            <text:p>117426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e Contrat et la séduction</text:p>
          </table:table-cell>
          <table:table-cell office:value-type="float" office:value="117428" calcext:value-type="float">
            <text:p>117428</text:p>
          </table:table-cell>
          <table:table-cell office:value-type="float" office:value="117454" calcext:value-type="float">
            <text:p>117454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Essai sur la subjectivité amoureuse dans le roman des Lumières</text:p>
          </table:table-cell>
          <table:table-cell office:value-type="float" office:value="117456" calcext:value-type="float">
            <text:p>117456</text:p>
          </table:table-cell>
          <table:table-cell office:value-type="float" office:value="117518" calcext:value-type="float">
            <text:p>117518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7520" calcext:value-type="float">
            <text:p>117520</text:p>
          </table:table-cell>
          <table:table-cell office:value-type="float" office:value="117525" calcext:value-type="float">
            <text:p>117525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Jan Herman</text:p>
          </table:table-cell>
          <table:table-cell office:value-type="float" office:value="117532" calcext:value-type="float">
            <text:p>117532</text:p>
          </table:table-cell>
          <table:table-cell office:value-type="float" office:value="117542" calcext:value-type="float">
            <text:p>117542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e mensonge romanesque</text:p>
          </table:table-cell>
          <table:table-cell office:value-type="float" office:value="117544" calcext:value-type="float">
            <text:p>117544</text:p>
          </table:table-cell>
          <table:table-cell office:value-type="float" office:value="117566" calcext:value-type="float">
            <text:p>117566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Paramètres</text:p>
          </table:table-cell>
          <table:table-cell office:value-type="float" office:value="117568" calcext:value-type="float">
            <text:p>117568</text:p>
          </table:table-cell>
          <table:table-cell office:value-type="float" office:value="117578" calcext:value-type="float">
            <text:p>117578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Amsterdam</text:p>
          </table:table-cell>
          <table:table-cell office:value-type="float" office:value="117624" calcext:value-type="float">
            <text:p>117624</text:p>
          </table:table-cell>
          <table:table-cell office:value-type="float" office:value="117633" calcext:value-type="float">
            <text:p>117633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Leuven</text:p>
          </table:table-cell>
          <table:table-cell office:value-type="float" office:value="117636" calcext:value-type="float">
            <text:p>117636</text:p>
          </table:table-cell>
          <table:table-cell office:value-type="float" office:value="117642" calcext:value-type="float">
            <text:p>117642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Huet</text:p>
          </table:table-cell>
          <table:table-cell office:value-type="float" office:value="117662" calcext:value-type="float">
            <text:p>117662</text:p>
          </table:table-cell>
          <table:table-cell office:value-type="float" office:value="117666" calcext:value-type="float">
            <text:p>117666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e Héros</text:p>
          </table:table-cell>
          <table:table-cell office:value-type="float" office:value="117668" calcext:value-type="float">
            <text:p>117668</text:p>
          </table:table-cell>
          <table:table-cell office:value-type="float" office:value="117676" calcext:value-type="float">
            <text:p>117676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Essai sur le roman d’ascension sociale au XVIIIe siècle</text:p>
          </table:table-cell>
          <table:table-cell office:value-type="float" office:value="117692" calcext:value-type="float">
            <text:p>117692</text:p>
          </table:table-cell>
          <table:table-cell office:value-type="float" office:value="117747" calcext:value-type="float">
            <text:p>117747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7749" calcext:value-type="float">
            <text:p>117749</text:p>
          </table:table-cell>
          <table:table-cell office:value-type="float" office:value="117754" calcext:value-type="float">
            <text:p>117754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The Family Romance of the French Revolution</text:p>
          </table:table-cell>
          <table:table-cell office:value-type="float" office:value="117772" calcext:value-type="float">
            <text:p>117772</text:p>
          </table:table-cell>
          <table:table-cell office:value-type="float" office:value="117815" calcext:value-type="float">
            <text:p>117815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Berkeley et al. 1992</text:p>
          </table:table-cell>
          <table:table-cell office:value-type="float" office:value="117817" calcext:value-type="float">
            <text:p>117817</text:p>
          </table:table-cell>
          <table:table-cell office:value-type="float" office:value="117837" calcext:value-type="float">
            <text:p>11783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Claire Jacquier</text:p>
          </table:table-cell>
          <table:table-cell office:value-type="float" office:value="117839" calcext:value-type="float">
            <text:p>117839</text:p>
          </table:table-cell>
          <table:table-cell office:value-type="float" office:value="117854" calcext:value-type="float">
            <text:p>117854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117877" calcext:value-type="float">
            <text:p>117877</text:p>
          </table:table-cell>
          <table:table-cell office:value-type="float" office:value="117883" calcext:value-type="float">
            <text:p>117883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au XVIIIe siècle</text:p>
          </table:table-cell>
          <table:table-cell office:value-type="float" office:value="117894" calcext:value-type="float">
            <text:p>117894</text:p>
          </table:table-cell>
          <table:table-cell office:value-type="float" office:value="117910" calcext:value-type="float">
            <text:p>117910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Lausanne</text:p>
          </table:table-cell>
          <table:table-cell office:value-type="float" office:value="117912" calcext:value-type="float">
            <text:p>117912</text:p>
          </table:table-cell>
          <table:table-cell office:value-type="float" office:value="117920" calcext:value-type="float">
            <text:p>117920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Henri Lafon</text:p>
          </table:table-cell>
          <table:table-cell office:value-type="float" office:value="117927" calcext:value-type="float">
            <text:p>117927</text:p>
          </table:table-cell>
          <table:table-cell office:value-type="float" office:value="117938" calcext:value-type="float">
            <text:p>117938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Espaces romanesques du XVIIIe siècle</text:p>
          </table:table-cell>
          <table:table-cell office:value-type="float" office:value="117940" calcext:value-type="float">
            <text:p>117940</text:p>
          </table:table-cell>
          <table:table-cell office:value-type="float" office:value="117976" calcext:value-type="float">
            <text:p>117976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Madame de Villedieu à Nodier</text:p>
          </table:table-cell>
          <table:table-cell office:value-type="float" office:value="117992" calcext:value-type="float">
            <text:p>117992</text:p>
          </table:table-cell>
          <table:table-cell office:value-type="float" office:value="118020" calcext:value-type="float">
            <text:p>118020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8022" calcext:value-type="float">
            <text:p>118022</text:p>
          </table:table-cell>
          <table:table-cell office:value-type="float" office:value="118027" calcext:value-type="float">
            <text:p>118027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Philippe Laroche</text:p>
          </table:table-cell>
          <table:table-cell office:value-type="float" office:value="118034" calcext:value-type="float">
            <text:p>118034</text:p>
          </table:table-cell>
          <table:table-cell office:value-type="float" office:value="118050" calcext:value-type="float">
            <text:p>118050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évolution de la notion de libertinage dans le roman français du XVIIIe siècle</text:p>
          </table:table-cell>
          <table:table-cell office:value-type="float" office:value="118077" calcext:value-type="float">
            <text:p>118077</text:p>
          </table:table-cell>
          <table:table-cell office:value-type="float" office:value="118154" calcext:value-type="float">
            <text:p>118154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Québec</text:p>
          </table:table-cell>
          <table:table-cell office:value-type="float" office:value="118156" calcext:value-type="float">
            <text:p>118156</text:p>
          </table:table-cell>
          <table:table-cell office:value-type="float" office:value="118162" calcext:value-type="float">
            <text:p>118162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Wolfgang Matzat</text:p>
          </table:table-cell>
          <table:table-cell office:value-type="float" office:value="118169" calcext:value-type="float">
            <text:p>118169</text:p>
          </table:table-cell>
          <table:table-cell office:value-type="float" office:value="118184" calcext:value-type="float">
            <text:p>118184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118274" calcext:value-type="float">
            <text:p>118274</text:p>
          </table:table-cell>
          <table:table-cell office:value-type="float" office:value="118282" calcext:value-type="float">
            <text:p>118282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Balzac</text:p>
          </table:table-cell>
          <table:table-cell office:value-type="float" office:value="118287" calcext:value-type="float">
            <text:p>118287</text:p>
          </table:table-cell>
          <table:table-cell office:value-type="float" office:value="118293" calcext:value-type="float">
            <text:p>118293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Tübingen</text:p>
          </table:table-cell>
          <table:table-cell office:value-type="float" office:value="118295" calcext:value-type="float">
            <text:p>118295</text:p>
          </table:table-cell>
          <table:table-cell office:value-type="float" office:value="118303" calcext:value-type="float">
            <text:p>118303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Le Dilemme du roman au XVIIIe siècle</text:p>
          </table:table-cell>
          <table:table-cell office:value-type="float" office:value="118323" calcext:value-type="float">
            <text:p>118323</text:p>
          </table:table-cell>
          <table:table-cell office:value-type="float" office:value="118359" calcext:value-type="float">
            <text:p>118359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New Haven</text:p>
          </table:table-cell>
          <table:table-cell office:value-type="float" office:value="118361" calcext:value-type="float">
            <text:p>118361</text:p>
          </table:table-cell>
          <table:table-cell office:value-type="float" office:value="118370" calcext:value-type="float">
            <text:p>118370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8373" calcext:value-type="float">
            <text:p>118373</text:p>
          </table:table-cell>
          <table:table-cell office:value-type="float" office:value="118378" calcext:value-type="float">
            <text:p>118378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Vivienne Mylne</text:p>
          </table:table-cell>
          <table:table-cell office:value-type="float" office:value="118385" calcext:value-type="float">
            <text:p>118385</text:p>
          </table:table-cell>
          <table:table-cell office:value-type="float" office:value="118399" calcext:value-type="float">
            <text:p>118399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The Eighteenth Century French Novel</text:p>
          </table:table-cell>
          <table:table-cell office:value-type="float" office:value="118401" calcext:value-type="float">
            <text:p>118401</text:p>
          </table:table-cell>
          <table:table-cell office:value-type="float" office:value="118436" calcext:value-type="float">
            <text:p>118436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Techniques of Illusion</text:p>
          </table:table-cell>
          <table:table-cell office:value-type="float" office:value="118438" calcext:value-type="float">
            <text:p>118438</text:p>
          </table:table-cell>
          <table:table-cell office:value-type="float" office:value="118460" calcext:value-type="float">
            <text:p>118460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Manchester 1965</text:p>
          </table:table-cell>
          <table:table-cell office:value-type="float" office:value="118462" calcext:value-type="float">
            <text:p>118462</text:p>
          </table:table-cell>
          <table:table-cell office:value-type="float" office:value="118477" calcext:value-type="float">
            <text:p>11847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Hans Rudolf Picard</text:p>
          </table:table-cell>
          <table:table-cell office:value-type="float" office:value="118479" calcext:value-type="float">
            <text:p>118479</text:p>
          </table:table-cell>
          <table:table-cell office:value-type="float" office:value="118497" calcext:value-type="float">
            <text:p>118497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Heidelberg</text:p>
          </table:table-cell>
          <table:table-cell office:value-type="float" office:value="118565" calcext:value-type="float">
            <text:p>118565</text:p>
          </table:table-cell>
          <table:table-cell office:value-type="float" office:value="118575" calcext:value-type="float">
            <text:p>118575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Jean Rousset</text:p>
          </table:table-cell>
          <table:table-cell office:value-type="float" office:value="118582" calcext:value-type="float">
            <text:p>118582</text:p>
          </table:table-cell>
          <table:table-cell office:value-type="float" office:value="118594" calcext:value-type="float">
            <text:p>118594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Narcisse romancier</text:p>
          </table:table-cell>
          <table:table-cell office:value-type="float" office:value="118596" calcext:value-type="float">
            <text:p>118596</text:p>
          </table:table-cell>
          <table:table-cell office:value-type="float" office:value="118614" calcext:value-type="float">
            <text:p>118614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8616" calcext:value-type="float">
            <text:p>118616</text:p>
          </table:table-cell>
          <table:table-cell office:value-type="float" office:value="118621" calcext:value-type="float">
            <text:p>118621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Jacques Rustin</text:p>
          </table:table-cell>
          <table:table-cell office:value-type="float" office:value="118628" calcext:value-type="float">
            <text:p>118628</text:p>
          </table:table-cell>
          <table:table-cell office:value-type="float" office:value="118642" calcext:value-type="float">
            <text:p>118642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e Vice à la mode</text:p>
          </table:table-cell>
          <table:table-cell office:value-type="float" office:value="118644" calcext:value-type="float">
            <text:p>118644</text:p>
          </table:table-cell>
          <table:table-cell office:value-type="float" office:value="118661" calcext:value-type="float">
            <text:p>118661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Etude sur le roman français du XVIIIe siècle de 'Manon Lescaut</text:p>
          </table:table-cell>
          <table:table-cell office:value-type="float" office:value="118663" calcext:value-type="float">
            <text:p>118663</text:p>
          </table:table-cell>
          <table:table-cell office:value-type="float" office:value="118725" calcext:value-type="float">
            <text:p>118725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’ à l’apparition de ‘La Nouvelle Héloïse ’</text:p>
          </table:table-cell>
          <table:table-cell office:value-type="float" office:value="118725" calcext:value-type="float">
            <text:p>118725</text:p>
          </table:table-cell>
          <table:table-cell office:value-type="float" office:value="118767" calcext:value-type="float">
            <text:p>11876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8781" calcext:value-type="float">
            <text:p>118781</text:p>
          </table:table-cell>
          <table:table-cell office:value-type="float" office:value="118786" calcext:value-type="float">
            <text:p>118786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Jean-Paul Sermain</text:p>
          </table:table-cell>
          <table:table-cell office:value-type="float" office:value="118793" calcext:value-type="float">
            <text:p>118793</text:p>
          </table:table-cell>
          <table:table-cell office:value-type="float" office:value="118810" calcext:value-type="float">
            <text:p>118810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Studies on Voltaire and the Eighteenth Century</text:p>
          </table:table-cell>
          <table:table-cell office:value-type="float" office:value="118850" calcext:value-type="float">
            <text:p>118850</text:p>
          </table:table-cell>
          <table:table-cell office:value-type="float" office:value="118896" calcext:value-type="float">
            <text:p>118896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Oxford 233</text:p>
          </table:table-cell>
          <table:table-cell office:value-type="float" office:value="118898" calcext:value-type="float">
            <text:p>118898</text:p>
          </table:table-cell>
          <table:table-cell office:value-type="float" office:value="118908" calcext:value-type="float">
            <text:p>118908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Jürgen Siess</text:p>
          </table:table-cell>
          <table:table-cell office:value-type="float" office:value="118917" calcext:value-type="float">
            <text:p>118917</text:p>
          </table:table-cell>
          <table:table-cell office:value-type="float" office:value="118929" calcext:value-type="float">
            <text:p>118929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Diderot</text:p>
          </table:table-cell>
          <table:table-cell office:value-type="float" office:value="119031" calcext:value-type="float">
            <text:p>119031</text:p>
          </table:table-cell>
          <table:table-cell office:value-type="float" office:value="119038" calcext:value-type="float">
            <text:p>119038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Restif</text:p>
          </table:table-cell>
          <table:table-cell office:value-type="float" office:value="119040" calcext:value-type="float">
            <text:p>119040</text:p>
          </table:table-cell>
          <table:table-cell office:value-type="float" office:value="119046" calcext:value-type="float">
            <text:p>119046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espinasse</text:p>
          </table:table-cell>
          <table:table-cell office:value-type="float" office:value="119048" calcext:value-type="float">
            <text:p>119048</text:p>
          </table:table-cell>
          <table:table-cell office:value-type="float" office:value="119058" calcext:value-type="float">
            <text:p>119058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Paderborn</text:p>
          </table:table-cell>
          <table:table-cell office:value-type="float" office:value="119060" calcext:value-type="float">
            <text:p>119060</text:p>
          </table:table-cell>
          <table:table-cell office:value-type="float" office:value="119069" calcext:value-type="float">
            <text:p>119069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Jürgen von Stackeiberg</text:p>
          </table:table-cell>
          <table:table-cell office:value-type="float" office:value="119076" calcext:value-type="float">
            <text:p>119076</text:p>
          </table:table-cell>
          <table:table-cell office:value-type="float" office:value="119098" calcext:value-type="float">
            <text:p>119098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Rabelais</text:p>
          </table:table-cell>
          <table:table-cell office:value-type="float" office:value="119104" calcext:value-type="float">
            <text:p>119104</text:p>
          </table:table-cell>
          <table:table-cell office:value-type="float" office:value="119112" calcext:value-type="float">
            <text:p>119112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Voltaire</text:p>
          </table:table-cell>
          <table:table-cell office:value-type="float" office:value="119117" calcext:value-type="float">
            <text:p>119117</text:p>
          </table:table-cell>
          <table:table-cell office:value-type="float" office:value="119125" calcext:value-type="float">
            <text:p>119125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französischen</text:p>
          </table:table-cell>
          <table:table-cell office:value-type="float" office:value="119146" calcext:value-type="float">
            <text:p>119146</text:p>
          </table:table-cell>
          <table:table-cell office:value-type="float" office:value="119159" calcext:value-type="float">
            <text:p>119159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München</text:p>
          </table:table-cell>
          <table:table-cell office:value-type="float" office:value="119168" calcext:value-type="float">
            <text:p>119168</text:p>
          </table:table-cell>
          <table:table-cell office:value-type="float" office:value="119175" calcext:value-type="float">
            <text:p>119175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The Art of Make-Believe</text:p>
          </table:table-cell>
          <table:table-cell office:value-type="float" office:value="119260" calcext:value-type="float">
            <text:p>119260</text:p>
          </table:table-cell>
          <table:table-cell office:value-type="float" office:value="119283" calcext:value-type="float">
            <text:p>119283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New Haven</text:p>
          </table:table-cell>
          <table:table-cell office:value-type="float" office:value="119285" calcext:value-type="float">
            <text:p>119285</text:p>
          </table:table-cell>
          <table:table-cell office:value-type="float" office:value="119294" calcext:value-type="float">
            <text:p>119294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London</text:p>
          </table:table-cell>
          <table:table-cell office:value-type="float" office:value="119297" calcext:value-type="float">
            <text:p>119297</text:p>
          </table:table-cell>
          <table:table-cell office:value-type="float" office:value="119303" calcext:value-type="float">
            <text:p>119303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Philip Stewart</text:p>
          </table:table-cell>
          <table:table-cell office:value-type="float" office:value="119310" calcext:value-type="float">
            <text:p>119310</text:p>
          </table:table-cell>
          <table:table-cell office:value-type="float" office:value="119324" calcext:value-type="float">
            <text:p>119324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e Masque et la parole</text:p>
          </table:table-cell>
          <table:table-cell office:value-type="float" office:value="119326" calcext:value-type="float">
            <text:p>119326</text:p>
          </table:table-cell>
          <table:table-cell office:value-type="float" office:value="119348" calcext:value-type="float">
            <text:p>119348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e Langage de l’amour au XVIIIe siècle</text:p>
          </table:table-cell>
          <table:table-cell office:value-type="float" office:value="119350" calcext:value-type="float">
            <text:p>119350</text:p>
          </table:table-cell>
          <table:table-cell office:value-type="float" office:value="119388" calcext:value-type="float">
            <text:p>119388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9390" calcext:value-type="float">
            <text:p>119390</text:p>
          </table:table-cell>
          <table:table-cell office:value-type="float" office:value="119395" calcext:value-type="float">
            <text:p>119395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Philip Stewart</text:p>
          </table:table-cell>
          <table:table-cell office:value-type="float" office:value="119402" calcext:value-type="float">
            <text:p>119402</text:p>
          </table:table-cell>
          <table:table-cell office:value-type="float" office:value="119416" calcext:value-type="float">
            <text:p>119416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Half-told Tales</text:p>
          </table:table-cell>
          <table:table-cell office:value-type="float" office:value="119418" calcext:value-type="float">
            <text:p>119418</text:p>
          </table:table-cell>
          <table:table-cell office:value-type="float" office:value="119433" calcext:value-type="float">
            <text:p>119433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Dilemmas of Meaning in three French Novels</text:p>
          </table:table-cell>
          <table:table-cell office:value-type="float" office:value="119435" calcext:value-type="float">
            <text:p>119435</text:p>
          </table:table-cell>
          <table:table-cell office:value-type="float" office:value="119477" calcext:value-type="float">
            <text:p>11947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Chapel Hill</text:p>
          </table:table-cell>
          <table:table-cell office:value-type="float" office:value="119479" calcext:value-type="float">
            <text:p>119479</text:p>
          </table:table-cell>
          <table:table-cell office:value-type="float" office:value="119490" calcext:value-type="float">
            <text:p>119490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Tony Tanner</text:p>
          </table:table-cell>
          <table:table-cell office:value-type="float" office:value="119497" calcext:value-type="float">
            <text:p>119497</text:p>
          </table:table-cell>
          <table:table-cell office:value-type="float" office:value="119508" calcext:value-type="float">
            <text:p>119508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Adultery in the Novel</text:p>
          </table:table-cell>
          <table:table-cell office:value-type="float" office:value="119510" calcext:value-type="float">
            <text:p>119510</text:p>
          </table:table-cell>
          <table:table-cell office:value-type="float" office:value="119531" calcext:value-type="float">
            <text:p>119531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Baltimore</text:p>
          </table:table-cell>
          <table:table-cell office:value-type="float" office:value="119533" calcext:value-type="float">
            <text:p>119533</text:p>
          </table:table-cell>
          <table:table-cell office:value-type="float" office:value="119542" calcext:value-type="float">
            <text:p>119542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London</text:p>
          </table:table-cell>
          <table:table-cell office:value-type="float" office:value="119545" calcext:value-type="float">
            <text:p>119545</text:p>
          </table:table-cell>
          <table:table-cell office:value-type="float" office:value="119551" calcext:value-type="float">
            <text:p>119551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Pierre Trahard</text:p>
          </table:table-cell>
          <table:table-cell office:value-type="float" office:value="119558" calcext:value-type="float">
            <text:p>119558</text:p>
          </table:table-cell>
          <table:table-cell office:value-type="float" office:value="119572" calcext:value-type="float">
            <text:p>119572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Les Maîtres de la sensibilité au XVIIIe siècle</text:p>
          </table:table-cell>
          <table:table-cell office:value-type="float" office:value="119574" calcext:value-type="float">
            <text:p>119574</text:p>
          </table:table-cell>
          <table:table-cell office:value-type="float" office:value="119620" calcext:value-type="float">
            <text:p>119620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9622" calcext:value-type="float">
            <text:p>119622</text:p>
          </table:table-cell>
          <table:table-cell office:value-type="float" office:value="119627" calcext:value-type="float">
            <text:p>119627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Le Roman épistolaire</text:p>
          </table:table-cell>
          <table:table-cell office:value-type="float" office:value="119656" calcext:value-type="float">
            <text:p>119656</text:p>
          </table:table-cell>
          <table:table-cell office:value-type="float" office:value="119676" calcext:value-type="float">
            <text:p>119676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9678" calcext:value-type="float">
            <text:p>119678</text:p>
          </table:table-cell>
          <table:table-cell office:value-type="float" office:value="119683" calcext:value-type="float">
            <text:p>119683</text:p>
          </table:table-cell>
          <table:table-cell office:value-type="string" calcext:value-type="string">
            <text:p>LO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5-06T20:39:43.559000000</dc:date>
    <meta:editing-duration>PT1M5S</meta:editing-duration>
    <meta:editing-cycles>1</meta:editing-cycles>
    <meta:document-statistic meta:table-count="1" meta:cell-count="5165" meta:object-count="0"/>
    <meta:generator>LibreOffice/6.3.3.2$Windows_X86_64 LibreOffice_project/a64200df03143b798afd1ec74a12ab50359878ed</meta:generator>
  </office:meta>
</office:document-meta>
</file>